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8" style:family="paragraph" style:parent-style-name="Text_20_body">
      <style:text-properties officeooo:paragraph-rsid="006ea38a"/>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697b5" officeooo:paragraph-rsid="0018e92f"/>
    </style:style>
    <style:style style:name="P11" style:family="paragraph" style:parent-style-name="Standard">
      <style:text-properties officeooo:rsid="001aaa95" officeooo:paragraph-rsid="001aaa95"/>
    </style:style>
    <style:style style:name="P12" style:family="paragraph" style:parent-style-name="Standard">
      <style:paragraph-properties fo:margin-left="0in" fo:margin-right="0in" fo:text-indent="0in" style:auto-text-indent="false"/>
      <style:text-properties officeooo:rsid="001aaa95" officeooo:paragraph-rsid="001aaa95"/>
    </style:style>
    <style:style style:name="P13" style:family="paragraph" style:parent-style-name="Standard">
      <style:paragraph-properties fo:margin-left="0.5in" fo:margin-right="0in" fo:text-indent="0in" style:auto-text-indent="false"/>
      <style:text-properties officeooo:rsid="001aaa95" officeooo:paragraph-rsid="001aaa95"/>
    </style:style>
    <style:style style:name="P14" style:family="paragraph" style:parent-style-name="Standard">
      <style:text-properties fo:font-style="normal" officeooo:rsid="0027898f" officeooo:paragraph-rsid="002bb45c"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26d4f1" officeooo:paragraph-rsid="0026d4f1"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fo:font-style="normal" officeooo:rsid="00448b2b" officeooo:paragraph-rsid="0056ff5c" style:font-style-asian="normal" style:font-style-complex="normal"/>
    </style:style>
    <style:style style:name="P19" style:family="paragraph" style:parent-style-name="Standard">
      <style:text-properties fo:font-style="normal" officeooo:rsid="005a055c" officeooo:paragraph-rsid="005a055c"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b9871" officeooo:paragraph-rsid="001b9871"/>
    </style:style>
    <style:style style:name="P22" style:family="paragraph" style:parent-style-name="Standard">
      <style:paragraph-properties fo:margin-left="0in" fo:margin-right="0in" fo:text-indent="0in" style:auto-text-indent="false"/>
      <style:text-properties officeooo:rsid="001b9871" officeooo:paragraph-rsid="001b9871"/>
    </style:style>
    <style:style style:name="P23" style:family="paragraph" style:parent-style-name="Table_20_Contents">
      <style:paragraph-properties fo:text-align="center" style:justify-single-word="false"/>
      <style:text-properties officeooo:rsid="001b9871" officeooo:paragraph-rsid="001b9871"/>
    </style:style>
    <style:style style:name="P24" style:family="paragraph" style:parent-style-name="Table_20_Contents">
      <style:paragraph-properties fo:text-align="center" style:justify-single-word="false"/>
      <style:text-properties officeooo:rsid="001b9871" officeooo:paragraph-rsid="001bc36d"/>
    </style:style>
    <style:style style:name="P25"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26" style:family="paragraph" style:parent-style-name="Table_20_Contents">
      <style:paragraph-properties fo:text-align="center" style:justify-single-word="false"/>
      <style:text-properties officeooo:rsid="001bc36d" officeooo:paragraph-rsid="001bc36d"/>
    </style:style>
    <style:style style:name="P27"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28" style:family="paragraph" style:parent-style-name="Table_20_Contents">
      <style:paragraph-properties fo:text-align="start" style:justify-single-word="false"/>
      <style:text-properties officeooo:rsid="001bc36d" officeooo:paragraph-rsid="001bc36d"/>
    </style:style>
    <style:style style:name="P29" style:family="paragraph" style:parent-style-name="Standard">
      <style:text-properties officeooo:rsid="001bc36d" officeooo:paragraph-rsid="00774b2f"/>
    </style:style>
    <style:style style:name="P30" style:family="paragraph" style:parent-style-name="Standard">
      <style:text-properties officeooo:paragraph-rsid="001bc36d"/>
    </style:style>
    <style:style style:name="P31" style:family="paragraph" style:parent-style-name="Standard">
      <style:text-properties officeooo:paragraph-rsid="001c97f8"/>
    </style:style>
    <style:style style:name="P32" style:family="paragraph" style:parent-style-name="Standard">
      <style:text-properties officeooo:rsid="00206d5e" officeooo:paragraph-rsid="00206d5e"/>
    </style:style>
    <style:style style:name="P33" style:family="paragraph" style:parent-style-name="Standard">
      <style:text-properties officeooo:rsid="00206d5e" officeooo:paragraph-rsid="00503e48"/>
    </style:style>
    <style:style style:name="P34" style:family="paragraph" style:parent-style-name="Standard">
      <style:text-properties officeooo:rsid="0021b072" officeooo:paragraph-rsid="0021b072"/>
    </style:style>
    <style:style style:name="P35" style:family="paragraph" style:parent-style-name="Standard">
      <style:text-properties officeooo:rsid="0021b072" officeooo:paragraph-rsid="0023e673"/>
    </style:style>
    <style:style style:name="P36" style:family="paragraph" style:parent-style-name="Standard">
      <style:text-properties officeooo:rsid="0023e673" officeooo:paragraph-rsid="0023e673"/>
    </style:style>
    <style:style style:name="P37" style:family="paragraph" style:parent-style-name="Standard">
      <style:text-properties officeooo:rsid="0026d4f1" officeooo:paragraph-rsid="0026d4f1"/>
    </style:style>
    <style:style style:name="P38" style:family="paragraph" style:parent-style-name="Standard">
      <style:text-properties officeooo:paragraph-rsid="002bb45c"/>
    </style:style>
    <style:style style:name="P39" style:family="paragraph" style:parent-style-name="Standard">
      <style:text-properties officeooo:rsid="0033b2aa" officeooo:paragraph-rsid="0033b2aa"/>
    </style:style>
    <style:style style:name="P40" style:family="paragraph" style:parent-style-name="Standard">
      <style:text-properties officeooo:rsid="0033b2aa" officeooo:paragraph-rsid="00359f76"/>
    </style:style>
    <style:style style:name="P41"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42"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43" style:family="paragraph" style:parent-style-name="Standard">
      <style:text-properties fo:font-style="italic" officeooo:rsid="0027898f" officeooo:paragraph-rsid="002a50fd" style:font-style-asian="italic" style:font-style-complex="italic"/>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Standard">
      <style:paragraph-properties fo:break-before="page"/>
    </style:style>
    <style:style style:name="P46"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7"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8"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9"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50"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51"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2" style:family="paragraph" style:parent-style-name="Table_20_Contents">
      <style:paragraph-properties fo:text-align="center" style:justify-single-word="false"/>
      <style:text-properties officeooo:paragraph-rsid="001b9871"/>
    </style:style>
    <style:style style:name="P53" style:family="paragraph" style:parent-style-name="Table_20_Contents">
      <style:paragraph-properties fo:text-align="center" style:justify-single-word="false"/>
      <style:text-properties style:use-window-font-color="true" loext:opacity="0%" style:font-name="Times New Roman1" fo:font-size="12pt" fo:language="en" fo:country="US" officeooo:rsid="001bc36d" officeooo:paragraph-rsid="001bc36d" style:font-name-asian="Times New Roman1" style:font-size-asian="12pt" style:font-name-complex="Times New Roman1" style:font-size-complex="12pt" style:language-complex="ar" style:country-complex="SA"/>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5"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6"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0"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1"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2" style:family="paragraph" style:parent-style-name="Standard" style:master-page-name="">
      <style:paragraph-properties style:page-number="auto" fo:keep-with-next="always" style:writing-mode="lr-tb"/>
      <style:text-properties officeooo:rsid="001c97f8" officeooo:paragraph-rsid="001c97f8"/>
    </style:style>
    <style:style style:name="P63"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Footnote">
      <style:text-properties officeooo:rsid="00426e4f" officeooo:paragraph-rsid="0054899a"/>
    </style:style>
    <style:style style:name="P67" style:family="paragraph" style:parent-style-name="Footnote">
      <style:text-properties officeooo:rsid="0067e356" officeooo:paragraph-rsid="0067e356"/>
    </style:style>
    <style:style style:name="P68" style:family="paragraph" style:parent-style-name="Standard">
      <style:text-properties officeooo:paragraph-rsid="0066562a"/>
    </style:style>
    <style:style style:name="P69"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70" style:family="paragraph" style:parent-style-name="Footnote">
      <style:text-properties officeooo:rsid="00426e4f" officeooo:paragraph-rsid="0054899a"/>
    </style:style>
    <style:style style:name="P71" style:family="paragraph" style:parent-style-name="Footnote">
      <style:text-properties officeooo:rsid="00426e4f" officeooo:paragraph-rsid="00426e4f"/>
    </style:style>
    <style:style style:name="P72"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73" style:family="paragraph" style:parent-style-name="Heading_20_1" style:master-page-name="First_20_Page">
      <style:paragraph-properties style:page-number="auto"/>
    </style:style>
    <style:style style:name="P74" style:family="paragraph" style:parent-style-name="Heading_20_1">
      <style:text-properties officeooo:paragraph-rsid="00359f76"/>
    </style:style>
    <style:style style:name="P75" style:family="paragraph" style:parent-style-name="Heading_20_2">
      <style:text-properties officeooo:rsid="001b9871" officeooo:paragraph-rsid="001b9871"/>
    </style:style>
    <style:style style:name="P76" style:family="paragraph" style:parent-style-name="Heading_20_2">
      <style:text-properties officeooo:rsid="00448b2b" officeooo:paragraph-rsid="00448b2b"/>
    </style:style>
    <style:style style:name="P77" style:family="paragraph" style:parent-style-name="Standard">
      <style:text-properties officeooo:rsid="0018e92f" officeooo:paragraph-rsid="0018e92f"/>
    </style:style>
    <style:style style:name="P78" style:family="paragraph" style:parent-style-name="Standard">
      <style:text-properties officeooo:rsid="0018e92f" officeooo:paragraph-rsid="0081ffc3"/>
    </style:style>
    <style:style style:name="P79" style:family="paragraph" style:parent-style-name="Standard" style:list-style-name="L2">
      <style:text-properties officeooo:rsid="003b7d13" officeooo:paragraph-rsid="005cf58b"/>
    </style:style>
    <style:style style:name="P80" style:family="paragraph" style:parent-style-name="Standard" style:list-style-name="L2">
      <style:text-properties officeooo:rsid="003b7d13" officeooo:paragraph-rsid="005a055c"/>
    </style:style>
    <style:style style:name="P81" style:family="paragraph" style:parent-style-name="Standard">
      <style:text-properties officeooo:rsid="003b7d13" officeooo:paragraph-rsid="005a055c"/>
    </style:style>
    <style:style style:name="P82" style:family="paragraph" style:parent-style-name="Standard" style:list-style-name="L1">
      <style:text-properties officeooo:rsid="002f9d78" officeooo:paragraph-rsid="002f9d78"/>
    </style:style>
    <style:style style:name="P83" style:family="paragraph" style:parent-style-name="Standard" style:list-style-name="L1">
      <style:text-properties officeooo:rsid="002f9d78" officeooo:paragraph-rsid="0030b062"/>
    </style:style>
    <style:style style:name="P84" style:family="paragraph" style:parent-style-name="Standard">
      <style:text-properties officeooo:rsid="002f9d78" officeooo:paragraph-rsid="002fe53d"/>
    </style:style>
    <style:style style:name="P85" style:family="paragraph" style:parent-style-name="Standard" style:list-style-name="L1">
      <style:text-properties officeooo:rsid="002fe53d" officeooo:paragraph-rsid="002fe53d"/>
    </style:style>
    <style:style style:name="P86" style:family="paragraph" style:parent-style-name="Standard">
      <style:text-properties officeooo:rsid="002fe53d" officeooo:paragraph-rsid="002fe53d"/>
    </style:style>
    <style:style style:name="P87" style:family="paragraph" style:parent-style-name="Standard">
      <style:text-properties fo:font-style="normal" officeooo:rsid="0026d4f1" officeooo:paragraph-rsid="003a25a3" style:font-style-asian="normal" style:font-style-complex="normal"/>
    </style:style>
    <style:style style:name="P88" style:family="paragraph" style:parent-style-name="Standard">
      <style:text-properties fo:font-style="normal" officeooo:rsid="0026d4f1" officeooo:paragraph-rsid="0026d4f1" style:font-style-asian="normal" style:font-style-complex="normal"/>
    </style:style>
    <style:style style:name="P89" style:family="paragraph" style:parent-style-name="Standard">
      <style:text-properties fo:font-style="normal" officeooo:rsid="0027898f" officeooo:paragraph-rsid="002bb45c" style:font-style-asian="normal" style:font-style-complex="normal"/>
    </style:style>
    <style:style style:name="P90" style:family="paragraph" style:parent-style-name="Standard">
      <style:text-properties fo:font-style="normal" officeooo:rsid="0027898f" officeooo:paragraph-rsid="00411a4d" style:font-style-asian="normal" style:font-style-complex="normal"/>
    </style:style>
    <style:style style:name="P91" style:family="paragraph" style:parent-style-name="Standard" style:list-style-name="L2">
      <style:text-properties fo:font-style="normal" officeooo:rsid="0028722b" officeooo:paragraph-rsid="005a055c" style:font-style-asian="normal" style:font-style-complex="normal"/>
    </style:style>
    <style:style style:name="P92" style:family="paragraph" style:parent-style-name="Standard">
      <style:text-properties fo:font-style="normal" officeooo:rsid="0028722b" officeooo:paragraph-rsid="002bb45c" style:font-style-asian="normal" style:font-style-complex="normal"/>
    </style:style>
    <style:style style:name="P93"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94" style:family="paragraph" style:parent-style-name="Standard" style:list-style-name="L11">
      <style:text-properties fo:font-style="normal" officeooo:rsid="0043fd01" officeooo:paragraph-rsid="0066562a" style:font-style-asian="normal" style:font-style-complex="normal"/>
    </style:style>
    <style:style style:name="P95" style:family="paragraph" style:parent-style-name="Standard">
      <style:text-properties fo:font-style="normal" officeooo:rsid="0043fd01" officeooo:paragraph-rsid="0066562a" style:font-style-asian="normal" style:font-style-complex="normal"/>
    </style:style>
    <style:style style:name="P96"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97" style:family="paragraph" style:parent-style-name="Standard">
      <style:text-properties fo:font-style="normal" officeooo:rsid="007258c6" officeooo:paragraph-rsid="007258c6" style:font-style-asian="normal" style:font-style-complex="normal"/>
    </style:style>
    <style:style style:name="P98" style:family="paragraph" style:parent-style-name="Standard">
      <style:text-properties fo:font-style="normal" officeooo:rsid="00448b2b" officeooo:paragraph-rsid="0056ff5c" style:font-style-asian="normal" style:font-style-complex="normal"/>
    </style:style>
    <style:style style:name="P99" style:family="paragraph" style:parent-style-name="Standard" style:list-style-name="L2">
      <style:text-properties officeooo:paragraph-rsid="005a055c"/>
    </style:style>
    <style:style style:name="P100" style:family="paragraph" style:parent-style-name="Standard" style:list-style-name="L2">
      <style:text-properties officeooo:paragraph-rsid="002bb45c"/>
    </style:style>
    <style:style style:name="P101" style:family="paragraph" style:parent-style-name="Standard" style:list-style-name="L3">
      <style:text-properties officeooo:paragraph-rsid="0018e92f"/>
    </style:style>
    <style:style style:name="P102" style:family="paragraph" style:parent-style-name="Standard" style:list-style-name="L3">
      <style:text-properties officeooo:rsid="001b9871" officeooo:paragraph-rsid="001b9871"/>
    </style:style>
    <style:style style:name="P103" style:family="paragraph" style:parent-style-name="Standard">
      <style:paragraph-properties fo:margin-left="0in" fo:margin-right="0in" fo:text-indent="0in" style:auto-text-indent="false"/>
      <style:text-properties officeooo:rsid="001b9871" officeooo:paragraph-rsid="001b9871"/>
    </style:style>
    <style:style style:name="P104" style:family="paragraph" style:parent-style-name="Standard" style:list-style-name="L4"/>
    <style:style style:name="P105" style:family="paragraph" style:parent-style-name="Standard" style:list-style-name="L5">
      <style:text-properties officeooo:rsid="00206d5e" officeooo:paragraph-rsid="00206d5e"/>
    </style:style>
    <style:style style:name="P106" style:family="paragraph" style:parent-style-name="Standard">
      <style:text-properties officeooo:rsid="00206d5e" officeooo:paragraph-rsid="00206d5e"/>
    </style:style>
    <style:style style:name="P107" style:family="paragraph" style:parent-style-name="Standard" style:list-style-name="L6">
      <style:text-properties fo:font-weight="bold" officeooo:rsid="00503e48" officeooo:paragraph-rsid="00503e48" style:font-weight-asian="bold" style:font-weight-complex="bold"/>
    </style:style>
    <style:style style:name="P108" style:family="paragraph" style:parent-style-name="Standard" style:list-style-name="L6">
      <style:text-properties fo:font-weight="bold" officeooo:rsid="00516b30" officeooo:paragraph-rsid="00516b30" style:font-weight-asian="bold" style:font-weight-complex="bold"/>
    </style:style>
    <style:style style:name="P109" style:family="paragraph" style:parent-style-name="Standard" style:list-style-name="L7">
      <style:text-properties officeooo:rsid="00220151" officeooo:paragraph-rsid="00220151"/>
    </style:style>
    <style:style style:name="P110" style:family="paragraph" style:parent-style-name="Standard" style:list-style-name="L7">
      <style:text-properties officeooo:rsid="00220151" officeooo:paragraph-rsid="0023e673"/>
    </style:style>
    <style:style style:name="P111" style:family="paragraph" style:parent-style-name="Standard" style:list-style-name="L7">
      <style:text-properties officeooo:rsid="00220151" officeooo:paragraph-rsid="00406bcb"/>
    </style:style>
    <style:style style:name="P112" style:family="paragraph" style:parent-style-name="Standard">
      <style:text-properties officeooo:rsid="00220151" officeooo:paragraph-rsid="0023e673"/>
    </style:style>
    <style:style style:name="P113" style:family="paragraph" style:parent-style-name="Standard" style:list-style-name="L7">
      <style:text-properties officeooo:rsid="002573e1" officeooo:paragraph-rsid="002573e1"/>
    </style:style>
    <style:style style:name="P114" style:family="paragraph" style:parent-style-name="Standard" style:list-style-name="L8">
      <style:text-properties officeooo:paragraph-rsid="004f14b0"/>
    </style:style>
    <style:style style:name="P115" style:family="paragraph" style:parent-style-name="Standard" style:list-style-name="L9">
      <style:text-properties officeooo:paragraph-rsid="002bb45c"/>
    </style:style>
    <style:style style:name="P116" style:family="paragraph" style:parent-style-name="Standard" style:list-style-name="L10">
      <style:text-properties officeooo:paragraph-rsid="002a50fd"/>
    </style:style>
    <style:style style:name="P117" style:family="paragraph" style:parent-style-name="Standard" style:list-style-name="L11">
      <style:text-properties officeooo:paragraph-rsid="0043fd01"/>
    </style:style>
    <style:style style:name="P118" style:family="paragraph" style:parent-style-name="Standard">
      <style:text-properties officeooo:rsid="0030b062" officeooo:paragraph-rsid="002fe53d"/>
    </style:style>
    <style:style style:name="P119" style:family="paragraph" style:parent-style-name="Standard">
      <style:text-properties officeooo:rsid="0080570b" officeooo:paragraph-rsid="0080570b"/>
    </style:style>
    <style:style style:name="P120" style:family="paragraph" style:parent-style-name="Standard">
      <style:text-properties officeooo:rsid="001697b5" officeooo:paragraph-rsid="0018e92f"/>
    </style:style>
    <style:style style:name="P121" style:family="paragraph" style:parent-style-name="Standard">
      <style:text-properties officeooo:rsid="0021b072" officeooo:paragraph-rsid="0023e673"/>
    </style:style>
    <style:style style:name="P122" style:family="paragraph" style:parent-style-name="Standard">
      <style:text-properties officeooo:paragraph-rsid="004f14b0"/>
    </style:style>
    <style:style style:name="P123" style:family="paragraph" style:parent-style-name="Standard">
      <style:text-properties officeooo:paragraph-rsid="002bb45c"/>
    </style:style>
    <style:style style:name="P124" style:family="paragraph" style:parent-style-name="Standard">
      <style:text-properties officeooo:paragraph-rsid="005a055c"/>
    </style:style>
    <style:style style:name="P125" style:family="paragraph" style:parent-style-name="Standard">
      <style:text-properties officeooo:paragraph-rsid="002a50fd"/>
    </style:style>
    <style:style style:name="P126" style:family="paragraph" style:parent-style-name="Standard">
      <style:text-properties officeooo:paragraph-rsid="0066562a"/>
    </style:style>
    <style:style style:name="P127" style:family="paragraph" style:parent-style-name="Standard">
      <style:text-properties officeooo:paragraph-rsid="0043fd01"/>
    </style:style>
    <style:style style:name="P128" style:family="paragraph" style:parent-style-name="Table_20_Contents">
      <style:paragraph-properties fo:text-align="center" style:justify-single-word="false"/>
      <style:text-properties officeooo:rsid="001bc36d" officeooo:paragraph-rsid="001bc36d"/>
    </style:style>
    <style:style style:name="P12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130"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131"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132"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133"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134"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135" style:family="paragraph" style:parent-style-name="Text_20_body">
      <style:text-properties officeooo:paragraph-rsid="006ea38a"/>
    </style:style>
    <style:style style:name="P136" style:family="paragraph">
      <style:paragraph-properties style:writing-mode="lr-tb"/>
      <style:text-properties style:font-name="Times New Roman" fo:font-size="1pt" style:font-name-asian="Times New Roman" style:font-name-complex="Times New Roman"/>
    </style:style>
    <style:style style:name="P13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6d44b8" style:font-size-asian="8pt" style:font-size-complex="8pt"/>
    </style:style>
    <style:style style:name="T6" style:family="text">
      <style:text-properties fo:font-size="8pt" officeooo:rsid="004d90d6" style:font-size-asian="8pt" style:font-size-complex="8pt"/>
    </style:style>
    <style:style style:name="T7" style:family="text">
      <style:text-properties fo:font-size="9pt" style:font-size-asian="9pt"/>
    </style:style>
    <style:style style:name="T8" style:family="text">
      <style:text-properties officeooo:rsid="0017d168"/>
    </style:style>
    <style:style style:name="T9" style:family="text">
      <style:text-properties officeooo:rsid="0018e92f"/>
    </style:style>
    <style:style style:name="T10" style:family="text">
      <style:text-properties officeooo:rsid="001aaa95"/>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015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3e6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573e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f14b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54899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6ff5c"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7e35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5a410"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f4f3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738607"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27898f"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2a50fd"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fo:font-style="italic" officeooo:rsid="0026d4f1" style:font-name-asian="Times New Roman1" style:font-size-asian="12pt" style:font-style-asian="italic" style:font-name-complex="Times New Roman1" style:font-size-complex="12pt" style:language-complex="ar" style:country-complex="SA" style:font-style-complex="italic"/>
    </style:style>
    <style:style style:name="T26" style:family="text">
      <style:text-properties style:use-window-font-color="true" loext:opacity="0%" style:font-name="Times New Roman1" fo:font-size="12pt" fo:language="en" fo:country="US" fo:font-style="italic" officeooo:rsid="0028722b" style:font-name-asian="Times New Roman1" style:font-size-asian="12pt" style:font-style-asian="italic" style:font-name-complex="Times New Roman1" style:font-size-complex="12pt" style:language-complex="ar" style:country-complex="SA" style:font-style-complex="italic"/>
    </style:style>
    <style:style style:name="T27" style:family="text">
      <style:text-properties style:use-window-font-color="true" loext:opacity="0%" style:font-name="Times New Roman1" fo:font-size="12pt" fo:language="en" fo:country="US" fo:font-style="italic" officeooo:rsid="0067e356" style:font-name-asian="Times New Roman1" style:font-size-asian="12pt" style:font-style-asian="italic" style:font-name-complex="Times New Roman1" style:font-size-complex="12pt" style:language-complex="ar" style:country-complex="SA" style:font-style-complex="italic"/>
    </style:style>
    <style:style style:name="T28" style:family="text">
      <style:text-properties style:use-window-font-color="true" loext:opacity="0%" style:font-name="Times New Roman1" fo:font-size="12pt" fo:language="en" fo:country="US" fo:font-style="normal" officeooo:rsid="002a50fd"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style:use-window-font-color="true" loext:opacity="0%" style:font-name="Times New Roman1" fo:font-size="12pt" fo:language="en" fo:country="US" fo:font-style="normal" officeooo:rsid="004f14b0"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style:use-window-font-color="true" loext:opacity="0%" style:font-name="Times New Roman1" fo:font-size="12pt" fo:language="en" fo:country="US" fo:font-style="normal" officeooo:rsid="0026d4f1"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style:use-window-font-color="true" loext:opacity="0%" style:font-name="Times New Roman1" fo:font-size="12pt" fo:language="en" fo:country="US" fo:font-style="normal" officeooo:rsid="00535ce2"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style:use-window-font-color="true" loext:opacity="0%" style:font-name="Times New Roman1" fo:font-size="12pt" fo:language="en" fo:country="US" fo:font-style="normal" officeooo:rsid="005a055c"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style:use-window-font-color="true" loext:opacity="0%" style:font-name="Times New Roman1" fo:font-size="12pt" fo:language="en" fo:country="US" fo:font-style="normal" officeooo:rsid="0028722b"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style:use-window-font-color="true" loext:opacity="0%" style:font-name="Times New Roman1" fo:font-size="12pt" fo:language="en" fo:country="US" fo:font-style="normal" officeooo:rsid="005beba2"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2pt" fo:language="en" fo:country="US" fo:font-style="normal" officeooo:rsid="003b7d13"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066562a"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style="normal" officeooo:rsid="0067e356"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style:use-window-font-color="true" loext:opacity="0%" style:font-name="Times New Roman1"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loext:opacity="0%" style:font-name="Times New Roman1" fo:font-size="12pt" fo:language="en" fo:country="US" fo:font-weight="normal" officeooo:rsid="00503e48" style:font-name-asian="Times New Roman1" style:font-size-asian="12pt" style:font-weight-asian="normal" style:font-name-complex="Times New Roman1" style:font-size-complex="12pt" style:language-complex="ar" style:country-complex="SA" style:font-weight-complex="normal"/>
    </style:style>
    <style:style style:name="T40" style:family="text">
      <style:text-properties style:use-window-font-color="true" loext:opacity="0%" style:font-name="Times New Roman1" fo:font-size="12pt" fo:language="en" fo:country="US" fo:font-weight="normal" officeooo:rsid="00516b30" style:font-name-asian="Times New Roman1" style:font-size-asian="12pt" style:font-weight-asian="normal" style:font-name-complex="Times New Roman1" style:font-size-complex="12pt" style:language-complex="ar" style:country-complex="SA" style:font-weight-complex="normal"/>
    </style:style>
    <style:style style:name="T41" style:family="text">
      <style:text-properties style:use-window-font-color="true" loext:opacity="0%" style:font-name="Times New Roman1" fo:font-size="12pt" fo:language="en" fo:country="US" fo:font-weight="normal" officeooo:rsid="00587e39" style:font-name-asian="Times New Roman1" style:font-size-asian="12pt" style:font-weight-asian="normal" style:font-name-complex="Times New Roman1" style:font-size-complex="12pt" style:language-complex="ar" style:country-complex="SA" style:font-weight-complex="normal"/>
    </style:style>
    <style:style style:name="T42" style:family="text">
      <style:text-properties style:use-window-font-color="true" loext:opacity="0%" style:font-name="Times New Roman1" fo:font-size="12pt" fo:language="en" fo:country="US" fo:font-weight="normal" officeooo:rsid="00774b2f" style:font-name-asian="Times New Roman1" style:font-size-asian="12pt" style:font-weight-asian="normal" style:font-name-complex="Times New Roman1" style:font-size-complex="12pt" style:language-complex="ar" style:country-complex="SA" style:font-weight-complex="normal"/>
    </style:style>
    <style:style style:name="T43"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4" style:family="text">
      <style:text-properties style:use-window-font-color="true" loext:opacity="0%" style:font-name="Times New Roman1" fo:font-size="10pt" fo:language="en" fo:country="US" officeooo:rsid="0054899a" style:font-name-asian="Times New Roman1" style:font-size-asian="10pt" style:font-name-complex="Times New Roman1" style:font-size-complex="12pt" style:language-complex="ar" style:country-complex="SA"/>
    </style:style>
    <style:style style:name="T45"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6" style:family="text">
      <style:text-properties officeooo:rsid="001bc36d"/>
    </style:style>
    <style:style style:name="T47" style:family="text">
      <style:text-properties officeooo:rsid="001c97f8"/>
    </style:style>
    <style:style style:name="T48" style:family="text">
      <style:text-properties officeooo:rsid="001e3bc6"/>
    </style:style>
    <style:style style:name="T49" style:family="text">
      <style:text-properties officeooo:rsid="001fdd6e"/>
    </style:style>
    <style:style style:name="T50" style:family="text">
      <style:text-properties officeooo:rsid="00205802"/>
    </style:style>
    <style:style style:name="T51" style:family="text">
      <style:text-properties officeooo:rsid="00206d5e"/>
    </style:style>
    <style:style style:name="T52" style:family="text">
      <style:text-properties fo:font-weight="bold" style:font-weight-asian="bold" style:font-weight-complex="bold"/>
    </style:style>
    <style:style style:name="T53" style:family="text">
      <style:text-properties fo:font-weight="bold" officeooo:rsid="00774b2f"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21b072" style:font-weight-asian="normal" style:font-weight-complex="normal"/>
    </style:style>
    <style:style style:name="T56" style:family="text">
      <style:text-properties fo:font-weight="normal" officeooo:rsid="00503e48" style:font-weight-asian="normal" style:font-weight-complex="normal"/>
    </style:style>
    <style:style style:name="T57" style:family="text">
      <style:text-properties fo:font-weight="normal" officeooo:rsid="00516b30" style:font-weight-asian="normal" style:font-weight-complex="normal"/>
    </style:style>
    <style:style style:name="T58" style:family="text">
      <style:text-properties fo:font-weight="normal" officeooo:rsid="0070899a" style:font-weight-asian="normal" style:font-weight-complex="normal"/>
    </style:style>
    <style:style style:name="T59" style:family="text">
      <style:text-properties officeooo:rsid="0021b072"/>
    </style:style>
    <style:style style:name="T60" style:family="text">
      <style:text-properties officeooo:rsid="00220151"/>
    </style:style>
    <style:style style:name="T61" style:family="text">
      <style:text-properties fo:font-style="italic" style:font-style-asian="italic" style:font-style-complex="italic"/>
    </style:style>
    <style:style style:name="T62" style:family="text">
      <style:text-properties fo:font-style="italic" officeooo:rsid="00220151" style:font-style-asian="italic" style:font-style-complex="italic"/>
    </style:style>
    <style:style style:name="T63" style:family="text">
      <style:text-properties fo:font-style="italic" officeooo:rsid="0026d4f1" style:font-style-asian="italic" style:font-style-complex="italic"/>
    </style:style>
    <style:style style:name="T64" style:family="text">
      <style:text-properties fo:font-style="italic" officeooo:rsid="002a50fd" style:font-style-asian="italic" style:font-style-complex="italic"/>
    </style:style>
    <style:style style:name="T65" style:family="text">
      <style:text-properties fo:font-style="italic" officeooo:rsid="0027898f" style:font-style-asian="italic" style:font-style-complex="italic"/>
    </style:style>
    <style:style style:name="T66" style:family="text">
      <style:text-properties fo:font-style="italic" officeooo:rsid="003906dc" style:font-style-asian="italic" style:font-style-complex="italic"/>
    </style:style>
    <style:style style:name="T67" style:family="text">
      <style:text-properties fo:font-style="italic" officeooo:rsid="003a25a3" style:font-style-asian="italic" style:font-style-complex="italic"/>
    </style:style>
    <style:style style:name="T68" style:family="text">
      <style:text-properties fo:font-style="italic" officeooo:rsid="00411a4d" style:font-style-asian="italic" style:font-style-complex="italic"/>
    </style:style>
    <style:style style:name="T69" style:family="text">
      <style:text-properties fo:font-style="italic" officeooo:rsid="00426e4f" style:font-style-asian="italic" style:font-style-complex="italic"/>
    </style:style>
    <style:style style:name="T70" style:family="text">
      <style:text-properties fo:font-style="italic" officeooo:rsid="0054899a" style:font-style-asian="italic" style:font-style-complex="italic"/>
    </style:style>
    <style:style style:name="T71" style:family="text">
      <style:text-properties fo:font-style="italic" officeooo:rsid="003b7d13" style:font-style-asian="italic" style:font-style-complex="italic"/>
    </style:style>
    <style:style style:name="T72" style:family="text">
      <style:text-properties fo:font-style="italic" officeooo:rsid="0066562a" style:font-style-asian="italic" style:font-style-complex="italic"/>
    </style:style>
    <style:style style:name="T73" style:family="text">
      <style:text-properties fo:font-style="italic" officeooo:rsid="0067e356" style:font-style-asian="italic" style:font-style-complex="italic"/>
    </style:style>
    <style:style style:name="T74" style:family="text">
      <style:text-properties fo:font-style="italic" officeooo:rsid="0081ffc3" style:font-style-asian="italic" style:font-style-complex="italic"/>
    </style:style>
    <style:style style:name="T75" style:family="text">
      <style:text-properties fo:font-style="italic" fo:font-weight="normal"/>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style:font-style-asian="normal" style:font-style-complex="normal"/>
    </style:style>
    <style:style style:name="T78" style:family="text">
      <style:text-properties fo:font-style="normal" officeooo:rsid="0023e673" style:font-style-asian="normal" style:font-style-complex="normal"/>
    </style:style>
    <style:style style:name="T79" style:family="text">
      <style:text-properties fo:font-style="normal" officeooo:rsid="002573e1" style:font-style-asian="normal" style:font-style-complex="normal"/>
    </style:style>
    <style:style style:name="T80" style:family="text">
      <style:text-properties fo:font-style="normal" officeooo:rsid="0025a9c1" style:font-style-asian="normal" style:font-style-complex="normal"/>
    </style:style>
    <style:style style:name="T81" style:family="text">
      <style:text-properties fo:font-style="normal" officeooo:rsid="0027898f" style:font-style-asian="normal" style:font-style-complex="normal"/>
    </style:style>
    <style:style style:name="T82" style:family="text">
      <style:text-properties fo:font-style="normal" officeooo:rsid="0028722b" style:font-style-asian="normal" style:font-style-complex="normal"/>
    </style:style>
    <style:style style:name="T83" style:family="text">
      <style:text-properties fo:font-style="normal" officeooo:rsid="002a50fd" style:font-style-asian="normal" style:font-style-complex="normal"/>
    </style:style>
    <style:style style:name="T84" style:family="text">
      <style:text-properties fo:font-style="normal" officeooo:rsid="002bb45c" style:font-style-asian="normal" style:font-style-complex="normal"/>
    </style:style>
    <style:style style:name="T85" style:family="text">
      <style:text-properties fo:font-style="normal" officeooo:rsid="003906dc" style:font-style-asian="normal" style:font-style-complex="normal"/>
    </style:style>
    <style:style style:name="T86" style:family="text">
      <style:text-properties fo:font-style="normal" officeooo:rsid="003b7d13" style:font-style-asian="normal" style:font-style-complex="normal"/>
    </style:style>
    <style:style style:name="T87" style:family="text">
      <style:text-properties fo:font-style="normal" officeooo:rsid="00406bcb" style:font-style-asian="normal" style:font-style-complex="normal"/>
    </style:style>
    <style:style style:name="T88" style:family="text">
      <style:text-properties fo:font-style="normal" officeooo:rsid="00426e4f" style:font-style-asian="normal" style:font-style-complex="normal"/>
    </style:style>
    <style:style style:name="T89" style:family="text">
      <style:text-properties fo:font-style="normal" officeooo:rsid="0043fd01" style:font-style-asian="normal" style:font-style-complex="normal"/>
    </style:style>
    <style:style style:name="T90" style:family="text">
      <style:text-properties fo:font-style="normal" officeooo:rsid="0026d4f1" style:font-style-asian="normal" style:font-style-complex="normal"/>
    </style:style>
    <style:style style:name="T91" style:family="text">
      <style:text-properties fo:font-style="normal" officeooo:rsid="00541590" style:font-style-asian="normal" style:font-style-complex="normal"/>
    </style:style>
    <style:style style:name="T92" style:family="text">
      <style:text-properties fo:font-style="normal" officeooo:rsid="005a055c" style:font-style-asian="normal" style:font-style-complex="normal"/>
    </style:style>
    <style:style style:name="T93" style:family="text">
      <style:text-properties fo:font-style="normal" officeooo:rsid="005beba2" style:font-style-asian="normal" style:font-style-complex="normal"/>
    </style:style>
    <style:style style:name="T94" style:family="text">
      <style:text-properties fo:font-style="normal" officeooo:rsid="005cf58b" style:font-style-asian="normal" style:font-style-complex="normal"/>
    </style:style>
    <style:style style:name="T95" style:family="text">
      <style:text-properties fo:font-style="normal" officeooo:rsid="0066562a" style:font-style-asian="normal" style:font-style-complex="normal"/>
    </style:style>
    <style:style style:name="T96" style:family="text">
      <style:text-properties fo:font-style="normal" officeooo:rsid="0067e356" style:font-style-asian="normal" style:font-style-complex="normal"/>
    </style:style>
    <style:style style:name="T97" style:family="text">
      <style:text-properties fo:font-style="normal" officeooo:rsid="007172a0" style:font-style-asian="normal" style:font-style-complex="normal"/>
    </style:style>
    <style:style style:name="T98" style:family="text">
      <style:text-properties fo:font-style="normal" officeooo:rsid="0081ffc3" style:font-style-asian="normal" style:font-style-complex="normal"/>
    </style:style>
    <style:style style:name="T99" style:family="text">
      <style:text-properties officeooo:rsid="0023e673"/>
    </style:style>
    <style:style style:name="T100" style:family="text">
      <style:text-properties officeooo:rsid="002573e1"/>
    </style:style>
    <style:style style:name="T101" style:family="text">
      <style:text-properties officeooo:rsid="0026d4f1"/>
    </style:style>
    <style:style style:name="T102" style:family="text">
      <style:text-properties officeooo:rsid="0027898f"/>
    </style:style>
    <style:style style:name="T103" style:family="text">
      <style:text-properties officeooo:rsid="002fe53d"/>
    </style:style>
    <style:style style:name="T104" style:family="text">
      <style:text-properties officeooo:rsid="0030b062"/>
    </style:style>
    <style:style style:name="T105" style:family="text">
      <style:text-properties officeooo:rsid="0031f506"/>
    </style:style>
    <style:style style:name="T106" style:family="text">
      <style:text-properties officeooo:rsid="0033b2aa"/>
    </style:style>
    <style:style style:name="T107" style:family="text">
      <style:text-properties officeooo:rsid="00359f76"/>
    </style:style>
    <style:style style:name="T108" style:family="text">
      <style:text-properties officeooo:rsid="0037ad02"/>
    </style:style>
    <style:style style:name="T109" style:family="text">
      <style:text-properties officeooo:rsid="003a25a3"/>
    </style:style>
    <style:style style:name="T110" style:family="text">
      <style:text-properties officeooo:rsid="003b7d13"/>
    </style:style>
    <style:style style:name="T111" style:family="text">
      <style:text-properties officeooo:rsid="003c125a"/>
    </style:style>
    <style:style style:name="T112" style:family="text">
      <style:text-properties officeooo:rsid="003d2bfb"/>
    </style:style>
    <style:style style:name="T113" style:family="text">
      <style:text-properties officeooo:rsid="00406bcb"/>
    </style:style>
    <style:style style:name="T114" style:family="text">
      <style:text-properties officeooo:rsid="00411a4d"/>
    </style:style>
    <style:style style:name="T115" style:family="text">
      <style:text-properties officeooo:rsid="00426e4f"/>
    </style:style>
    <style:style style:name="T116" style:family="text">
      <style:text-properties officeooo:rsid="00448b2b"/>
    </style:style>
    <style:style style:name="T117" style:family="text">
      <style:text-properties officeooo:rsid="0044fa65"/>
    </style:style>
    <style:style style:name="T118" style:family="text">
      <style:text-properties officeooo:rsid="004527a6"/>
    </style:style>
    <style:style style:name="T119" style:family="text">
      <style:text-properties officeooo:rsid="004cfacf"/>
    </style:style>
    <style:style style:name="T120" style:family="text">
      <style:text-properties officeooo:rsid="004f14b0"/>
    </style:style>
    <style:style style:name="T121" style:family="text">
      <style:text-properties officeooo:rsid="00541590"/>
    </style:style>
    <style:style style:name="T122" style:family="text">
      <style:text-properties officeooo:rsid="0054899a"/>
    </style:style>
    <style:style style:name="T123" style:family="text">
      <style:text-properties officeooo:rsid="0055a410"/>
    </style:style>
    <style:style style:name="T124" style:family="text">
      <style:text-properties officeooo:rsid="0056ff5c"/>
    </style:style>
    <style:style style:name="T125" style:family="text">
      <style:text-properties officeooo:rsid="0028722b"/>
    </style:style>
    <style:style style:name="T126" style:family="text">
      <style:text-properties officeooo:rsid="005f4f3f"/>
    </style:style>
    <style:style style:name="T127" style:family="text">
      <style:text-properties officeooo:rsid="002a50fd"/>
    </style:style>
    <style:style style:name="T128" style:family="text">
      <style:text-properties officeooo:rsid="00661a23"/>
    </style:style>
    <style:style style:name="T129" style:family="text">
      <style:text-properties officeooo:rsid="0066562a"/>
    </style:style>
    <style:style style:name="T130" style:family="text">
      <style:text-properties officeooo:rsid="0067e356"/>
    </style:style>
    <style:style style:name="T131" style:family="text">
      <style:text-properties officeooo:rsid="0070899a"/>
    </style:style>
    <style:style style:name="T132" style:family="text">
      <style:text-properties officeooo:rsid="00771f99"/>
    </style:style>
    <style:style style:name="T133" style:family="text">
      <style:text-properties officeooo:rsid="00774b2f"/>
    </style:style>
    <style:style style:name="T134" style:family="text">
      <style:text-properties officeooo:rsid="007779c4"/>
    </style:style>
    <style:style style:name="T135" style:family="text">
      <style:text-properties officeooo:rsid="007e7591"/>
    </style:style>
    <style:style style:name="T136" style:family="text">
      <style:text-properties officeooo:rsid="0080df70"/>
    </style:style>
    <style:style style:name="T137" style:family="text">
      <style:text-properties officeooo:rsid="0081ffc3"/>
    </style:style>
    <style:style style:name="T138"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19976019856" text:id="ct94219976019856">
          <text:insertion>
            <office:change-info>
              <dc:creator>Balazs Racz</dc:creator>
              <dc:date>2021-02-28T17:59:09</dc:date>
            </office:change-info>
          </text:insertion>
        </text:changed-region>
        <text:changed-region xml:id="ct94219970123824" text:id="ct94219970123824">
          <text:deletion>
            <office:change-info>
              <dc:creator>Balazs Racz</dc:creator>
              <dc:date>2021-02-28T17:59:09</dc:date>
            </office:change-info>
            <text:p text:style-name="P66">‘</text:p>
          </text:deletion>
        </text:changed-region>
        <text:changed-region xml:id="ct94219918980560" text:id="ct94219918980560">
          <text:deletion>
            <office:change-info>
              <dc:creator>Balazs Racz</dc:creator>
              <dc:date>2021-02-28T17:59:10</dc:date>
            </office:change-info>
            <text:p text:style-name="P66">’</text:p>
          </text:deletion>
        </text:changed-region>
        <text:changed-region xml:id="ct94219964967712" text:id="ct94219964967712">
          <text:insertion>
            <office:change-info>
              <dc:creator>Balazs Racz</dc:creator>
              <dc:date>2021-02-28T17:59:12</dc:date>
            </office:change-info>
          </text:insertion>
        </text:changed-region>
        <text:changed-region xml:id="ct94219964968560" text:id="ct94219964968560">
          <text:deletion>
            <office:change-info>
              <dc:creator>Balazs Racz</dc:creator>
              <dc:date>2021-02-28T17:59:12</dc:date>
            </office:change-info>
            <text:p text:style-name="P66">’</text:p>
          </text:deletion>
        </text:changed-region>
        <text:changed-region xml:id="ct94219889686320" text:id="ct94219889686320">
          <text:deletion>
            <office:change-info>
              <dc:creator>Balazs Racz</dc:creator>
              <dc:date>2021-02-28T17:59:14</dc:date>
            </office:change-info>
            <text:p text:style-name="P66">’</text:p>
          </text:deletion>
        </text:changed-region>
        <text:changed-region xml:id="ct94219879881776" text:id="ct94219879881776">
          <text:deletion>
            <office:change-info>
              <dc:creator>Balazs Racz</dc:creator>
              <dc:date>2021-01-31T12:48:49</dc:date>
            </office:change-info>
            <text:p text:style-name="P66">characters</text:p>
          </text:deletion>
        </text:changed-region>
        <text:changed-region xml:id="ct94219878290336" text:id="ct94219878290336">
          <text:insertion>
            <office:change-info>
              <dc:creator>Balazs Racz</dc:creator>
              <dc:date>2021-01-31T12:48:49</dc:date>
            </office:change-info>
          </text:insertion>
        </text:changed-region>
        <text:changed-region xml:id="ct94219851109456" text:id="ct94219851109456">
          <text:insertion>
            <office:change-info>
              <dc:creator>Balazs Racz</dc:creator>
              <dc:date>2021-01-31T12:49:07</dc:date>
            </office:change-info>
          </text:insertion>
        </text:changed-region>
        <text:changed-region xml:id="ct94219852271760" text:id="ct94219852271760">
          <text:deletion>
            <office:change-info>
              <dc:creator>Balazs Racz</dc:creator>
              <dc:date>2021-01-31T12:49:13</dc:date>
            </office:change-info>
            <text:p text:style-name="P66"><text:span text:style-name="T61">this substring</text:span></text:p>
          </text:deletion>
        </text:changed-region>
        <text:changed-region xml:id="ct94219852213376" text:id="ct94219852213376">
          <text:insertion>
            <office:change-info>
              <dc:creator>Balazs Racz</dc:creator>
              <dc:date>2021-02-28T20:33:15</dc:date>
            </office:change-info>
          </text:insertion>
        </text:changed-region>
        <text:changed-region xml:id="ct94219878458992" text:id="ct94219878458992">
          <text:deletion>
            <office:change-info>
              <dc:creator>Balazs Racz</dc:creator>
              <dc:date>2024-06-28T22:19:13</dc:date>
            </office:change-info>
            <text:p text:style-name="P10">legacy</text:p>
          </text:deletion>
        </text:changed-region>
        <text:changed-region xml:id="ct94219917898096" text:id="ct94219917898096">
          <text:insertion>
            <office:change-info>
              <dc:creator>Balazs Racz</dc:creator>
              <dc:date>2024-06-28T22:19:13</dc:date>
            </office:change-info>
          </text:insertion>
        </text:changed-region>
        <text:changed-region xml:id="ct94219852051248" text:id="ct94219852051248">
          <text:deletion>
            <office:change-info>
              <dc:creator>Balazs Racz</dc:creator>
              <dc:date>2024-06-28T22:19:31</dc:date>
            </office:change-info>
            <text:p text:style-name="P10">legacy address and </text:p>
          </text:deletion>
        </text:changed-region>
        <text:changed-region xml:id="ct94219881781728" text:id="ct94219881781728">
          <text:insertion>
            <office:change-info>
              <dc:creator>Balazs Racz</dc:creator>
              <dc:date>2024-06-28T22:19:32</dc:date>
            </office:change-info>
          </text:insertion>
        </text:changed-region>
        <text:changed-region xml:id="ct94219964950112" text:id="ct94219964950112">
          <text:deletion>
            <office:change-info>
              <dc:creator>Balazs Racz</dc:creator>
              <dc:date>2024-06-28T22:19:57</dc:date>
            </office:change-info>
            <text:p text:style-name="P10"><text:span text:style-name="T9">wire</text:span></text:p>
          </text:deletion>
        </text:changed-region>
        <text:changed-region xml:id="ct94219964951856" text:id="ct94219964951856">
          <text:insertion>
            <office:change-info>
              <dc:creator>Balazs Racz</dc:creator>
              <dc:date>2024-06-28T22:19:57</dc:date>
            </office:change-info>
          </text:insertion>
        </text:changed-region>
        <text:changed-region xml:id="ct94219878993152" text:id="ct94219878993152">
          <text:deletion>
            <office:change-info>
              <dc:creator>Balazs Racz</dc:creator>
              <dc:date>2024-06-28T22:20:12</dc:date>
            </office:change-info>
            <text:p text:style-name="P10"><text:span text:style-name="T9">protocol</text:span></text:p>
          </text:deletion>
        </text:changed-region>
        <text:changed-region xml:id="ct94219878994592" text:id="ct94219878994592">
          <text:insertion>
            <office:change-info>
              <dc:creator>Balazs Racz</dc:creator>
              <dc:date>2024-06-28T22:20:12</dc:date>
            </office:change-info>
          </text:insertion>
        </text:changed-region>
        <text:changed-region xml:id="ct94219928944448" text:id="ct94219928944448">
          <text:deletion>
            <office:change-info>
              <dc:creator>Balazs Racz</dc:creator>
              <dc:date>2024-06-28T22:17:56</dc:date>
            </office:change-info>
            <text:p text:style-name="P20">Traction</text:p>
          </text:deletion>
        </text:changed-region>
        <text:changed-region xml:id="ct94219964953232" text:id="ct94219964953232">
          <text:insertion>
            <office:change-info>
              <dc:creator>Balazs Racz</dc:creator>
              <dc:date>2024-06-28T22:17:56</dc:date>
            </office:change-info>
          </text:insertion>
        </text:changed-region>
        <text:changed-region xml:id="ct94219904018176" text:id="ct94219904018176">
          <text:insertion>
            <office:change-info>
              <dc:creator>Balazs Racz</dc:creator>
              <dc:date>2024-06-30T20:16:01</dc:date>
            </office:change-info>
          </text:insertion>
        </text:changed-region>
        <text:changed-region xml:id="ct94220012639344" text:id="ct94220012639344">
          <text:deletion>
            <office:change-info>
              <dc:creator>Balazs Racz</dc:creator>
              <dc:date>2024-06-30T20:16:01</dc:date>
            </office:change-info>
            <text:p text:style-name="P20">P</text:p>
          </text:deletion>
        </text:changed-region>
        <text:changed-region xml:id="ct94219964952176" text:id="ct94219964952176">
          <text:deletion>
            <office:change-info>
              <dc:creator>Balazs Racz</dc:creator>
              <dc:date>2024-06-28T22:20:37</dc:date>
            </office:change-info>
            <text:p text:style-name="P20">t</text:p>
          </text:deletion>
        </text:changed-region>
        <text:changed-region xml:id="ct94219878993968" text:id="ct94219878993968">
          <text:insertion>
            <office:change-info>
              <dc:creator>Balazs Racz</dc:creator>
              <dc:date>2024-06-28T22:20:41</dc:date>
            </office:change-info>
          </text:insertion>
        </text:changed-region>
        <text:changed-region xml:id="ct94219852050000" text:id="ct94219852050000">
          <text:deletion>
            <office:change-info>
              <dc:creator>Balazs Racz</dc:creator>
              <dc:date>2024-06-28T22:20:48</dc:date>
            </office:change-info>
            <text:p text:style-name="P20">t</text:p>
          </text:deletion>
        </text:changed-region>
        <text:changed-region xml:id="ct94219881781008" text:id="ct94219881781008">
          <text:insertion>
            <office:change-info>
              <dc:creator>Balazs Racz</dc:creator>
              <dc:date>2024-06-28T22:20:48</dc:date>
            </office:change-info>
          </text:insertion>
        </text:changed-region>
        <text:changed-region xml:id="ct94219881781296" text:id="ct94219881781296">
          <text:deletion>
            <office:change-info>
              <dc:creator>Balazs Racz</dc:creator>
              <dc:date>2024-06-28T22:20:49</dc:date>
            </office:change-info>
            <text:p text:style-name="P20">n</text:p>
          </text:deletion>
        </text:changed-region>
        <text:changed-region xml:id="ct94219964950400" text:id="ct94219964950400">
          <text:insertion>
            <office:change-info>
              <dc:creator>Balazs Racz</dc:creator>
              <dc:date>2024-06-28T22:20:49</dc:date>
            </office:change-info>
          </text:insertion>
        </text:changed-region>
        <text:changed-region xml:id="ct94219964950688" text:id="ct94219964950688">
          <text:deletion>
            <office:change-info>
              <dc:creator>Balazs Racz</dc:creator>
              <dc:date>2024-06-28T22:20:56</dc:date>
            </office:change-info>
            <text:p text:style-name="P20">t</text:p>
          </text:deletion>
        </text:changed-region>
        <text:changed-region xml:id="ct94219881782656" text:id="ct94219881782656">
          <text:insertion>
            <office:change-info>
              <dc:creator>Balazs Racz</dc:creator>
              <dc:date>2024-06-28T22:20:56</dc:date>
            </office:change-info>
          </text:insertion>
        </text:changed-region>
        <text:changed-region xml:id="ct94219881783360" text:id="ct94219881783360">
          <text:deletion>
            <office:change-info>
              <dc:creator>Balazs Racz</dc:creator>
              <dc:date>2024-06-28T22:20:58</dc:date>
            </office:change-info>
            <text:p text:style-name="P20">n</text:p>
          </text:deletion>
        </text:changed-region>
        <text:changed-region xml:id="ct94219825402800" text:id="ct94219825402800">
          <text:insertion>
            <office:change-info>
              <dc:creator>Balazs Racz</dc:creator>
              <dc:date>2024-06-28T22:20:58</dc:date>
            </office:change-info>
          </text:insertion>
        </text:changed-region>
        <text:changed-region xml:id="ct94220010945456" text:id="ct94220010945456">
          <text:insertion>
            <office:change-info>
              <dc:creator>Balazs Racz</dc:creator>
              <dc:date>2024-06-30T20:11:49</dc:date>
            </office:change-info>
          </text:insertion>
        </text:changed-region>
        <text:changed-region xml:id="ct94220024829392" text:id="ct94220024829392">
          <text:insertion>
            <office:change-info>
              <dc:creator>Balazs Racz</dc:creator>
              <dc:date>2024-06-30T20:12:50</dc:date>
            </office:change-info>
          </text:insertion>
        </text:changed-region>
        <text:changed-region xml:id="ct94219889126576" text:id="ct94219889126576">
          <text:insertion>
            <office:change-info>
              <dc:creator>Balazs Racz</dc:creator>
              <dc:date>2024-06-30T20:18:50</dc:date>
            </office:change-info>
          </text:insertion>
        </text:changed-region>
        <text:changed-region xml:id="ct94219906944448" text:id="ct94219906944448">
          <text:insertion>
            <office:change-info>
              <dc:creator>Balazs Racz</dc:creator>
              <dc:date>2024-06-30T20:18:55</dc:date>
            </office:change-info>
          </text:insertion>
        </text:changed-region>
        <text:changed-region xml:id="ct94219880983072" text:id="ct94219880983072">
          <text:deletion>
            <office:change-info>
              <dc:creator>Balazs Racz</dc:creator>
              <dc:date>2024-06-30T20:18:44</dc:date>
            </office:change-info>
            <text:p text:style-name="P78"><text:s/>in order to act as a gateway between the OpenLCB </text:p>
          </text:deletion>
        </text:changed-region>
        <text:changed-region xml:id="ct94219964952464" text:id="ct94219964952464">
          <text:deletion>
            <office:change-info>
              <dc:creator>Balazs Racz</dc:creator>
              <dc:date>2024-06-28T22:18:07</dc:date>
            </office:change-info>
            <text:p text:style-name="P78">traction</text:p>
          </text:deletion>
        </text:changed-region>
        <text:changed-region xml:id="ct94219919174832" text:id="ct94219919174832">
          <text:deletion>
            <office:change-info>
              <dc:creator>Balazs Racz</dc:creator>
              <dc:date>2024-06-30T20:17:44</dc:date>
            </office:change-info>
            <text:p text:style-name="P78"><text:s/>protocol and a </text:p>
          </text:deletion>
        </text:changed-region>
        <text:changed-region xml:id="ct94219852050288" text:id="ct94219852050288">
          <text:deletion>
            <office:change-info>
              <dc:creator>Balazs Racz</dc:creator>
              <dc:date>2024-06-28T22:21:25</dc:date>
            </office:change-info>
            <text:p text:style-name="P78">legacy</text:p>
          </text:deletion>
        </text:changed-region>
        <text:changed-region xml:id="ct94219881780592" text:id="ct94219881780592">
          <text:deletion>
            <office:change-info>
              <dc:creator>Balazs Racz</dc:creator>
              <dc:date>2024-06-30T20:17:44</dc:date>
            </office:change-info>
            <text:p text:style-name="P78"><text:s/>track protocol such as DCC. </text:p>
          </text:deletion>
        </text:changed-region>
        <text:changed-region xml:id="ct94219820705584" text:id="ct94219820705584">
          <text:insertion>
            <office:change-info>
              <dc:creator>Balazs Racz</dc:creator>
              <dc:date>2024-06-30T20:18:44</dc:date>
            </office:change-info>
          </text:insertion>
        </text:changed-region>
        <text:changed-region xml:id="ct94219825403760" text:id="ct94219825403760">
          <text:deletion>
            <office:change-info>
              <dc:creator>Balazs Racz</dc:creator>
              <dc:date>2024-06-28T22:21:41</dc:date>
            </office:change-info>
            <text:p text:style-name="P78"><text:span text:style-name="T110"><text:s/>legacy</text:span></text:p>
          </text:deletion>
        </text:changed-region>
        <text:changed-region xml:id="ct94219852050736" text:id="ct94219852050736">
          <text:deletion>
            <office:change-info>
              <dc:creator>Balazs Racz</dc:creator>
              <dc:date>2024-06-28T22:22:14</dc:date>
            </office:change-info>
            <text:p text:style-name="P84"/>
            <text:p text:style-name="P86"/>
          </text:deletion>
        </text:changed-region>
        <text:changed-region xml:id="ct94219964952896" text:id="ct94219964952896">
          <text:deletion>
            <office:change-info>
              <dc:creator>Balazs Racz</dc:creator>
              <dc:date>2021-01-17T00:12:17</dc:date>
            </office:change-info>
            <text:p text:style-name="P86">TODO: move this <text:span text:style-name="T104">discussion</text:span> to the TN <text:span text:style-name="T104">as “Alternatives Considered”:</text:span></text:p>
            <text:list text:style-name="L1">
              <text:list-item>
                <text:p text:style-name="P82">A more generic protocol could be developed for searching for Nodes on the network; this may be peer-to-peer or based on a centralized database built and maintained <text:span text:style-name="T103">by a single Node</text:span> that <text:span text:style-name="T103">stores</text:span> details about all Nodes available on the network (including all Train Nodes).</text:p>
              </text:list-item>
              <text:list-item>
                <text:p text:style-name="P85">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83">All Train Nodes can be identified using the Well-Known Event ID IsTrain. <text:span text:style-name="T103">There is no throttling mechanism provisioned to maintain the list of replies with a limited amount of memory.</text:span></text:p>
              </text:list-item>
            </text:list>
            <text:p text:style-name="P118">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219957706752" text:id="ct94219957706752">
          <text:deletion>
            <office:change-info>
              <dc:creator>Balazs Racz</dc:creator>
              <dc:date>2024-06-30T13:37:54</dc:date>
            </office:change-info>
            <text:p text:style-name="P22">Event </text:p>
          </text:deletion>
        </text:changed-region>
        <text:changed-region xml:id="ct94219964251776" text:id="ct94219964251776">
          <text:insertion>
            <office:change-info>
              <dc:creator>Balazs Racz</dc:creator>
              <dc:date>2024-06-30T13:37:54</dc:date>
            </office:change-info>
          </text:insertion>
        </text:changed-region>
        <text:changed-region xml:id="ct94219922272528" text:id="ct94219922272528">
          <text:insertion>
            <office:change-info>
              <dc:creator>Balazs Racz</dc:creator>
              <dc:date>2021-01-17T00:49:47</dc:date>
            </office:change-info>
          </text:insertion>
        </text:changed-region>
        <text:changed-region xml:id="ct94219964207792" text:id="ct94219964207792">
          <text:insertion>
            <office:change-info>
              <dc:creator>Balazs Racz</dc:creator>
              <dc:date>2024-06-30T18:15:16</dc:date>
            </office:change-info>
          </text:insertion>
        </text:changed-region>
        <text:changed-region xml:id="ct94219918330800" text:id="ct94219918330800">
          <text:insertion>
            <office:change-info>
              <dc:creator>Balazs Racz</dc:creator>
              <dc:date>2024-06-29T20:43:35</dc:date>
            </office:change-info>
          </text:insertion>
        </text:changed-region>
        <text:changed-region xml:id="ct94219878926960" text:id="ct94219878926960">
          <text:deletion>
            <office:change-info>
              <dc:creator>Balazs Racz</dc:creator>
              <dc:date>2024-06-29T20:42:11</dc:date>
            </office:change-info>
            <text:p text:style-name="P26"/>
            <text:p text:style-name="P26"/>
          </text:deletion>
        </text:changed-region>
        <text:changed-region xml:id="ct94219837609824" text:id="ct94219837609824">
          <text:insertion>
            <office:change-info>
              <dc:creator>Balazs Racz</dc:creator>
              <dc:date>2024-06-29T20:42:12</dc:date>
            </office:change-info>
          </text:insertion>
        </text:changed-region>
        <text:changed-region xml:id="ct94219918217760" text:id="ct94219918217760">
          <text:insertion>
            <office:change-info>
              <dc:creator>Balazs Racz</dc:creator>
              <dc:date>2024-06-29T20:43:41</dc:date>
            </office:change-info>
          </text:insertion>
        </text:changed-region>
        <text:changed-region xml:id="ct94219852552032" text:id="ct94219852552032">
          <text:insertion>
            <office:change-info>
              <dc:creator>Balazs Racz</dc:creator>
              <dc:date>2024-06-28T22:25:00</dc:date>
            </office:change-info>
          </text:insertion>
        </text:changed-region>
        <text:changed-region xml:id="ct94219912849376" text:id="ct94219912849376">
          <text:insertion>
            <office:change-info>
              <dc:creator>Balazs Racz</dc:creator>
              <dc:date>2024-06-30T20:06:41</dc:date>
            </office:change-info>
          </text:insertion>
        </text:changed-region>
        <text:changed-region xml:id="ct94220006578208" text:id="ct94220006578208">
          <text:insertion>
            <office:change-info>
              <dc:creator>Balazs Racz</dc:creator>
              <dc:date>2024-06-29T20:44:05</dc:date>
            </office:change-info>
          </text:insertion>
        </text:changed-region>
        <text:changed-region xml:id="ct94219964046736" text:id="ct94219964046736">
          <text:deletion>
            <office:change-info>
              <dc:creator>Balazs Racz</dc:creator>
              <dc:date>2024-06-28T22:25:14</dc:date>
            </office:change-info>
            <text:p text:style-name="P55">legacy</text:p>
          </text:deletion>
        </text:changed-region>
        <text:changed-region xml:id="ct94219964048320" text:id="ct94219964048320">
          <text:insertion>
            <office:change-info>
              <dc:creator>Balazs Racz</dc:creator>
              <dc:date>2024-06-28T22:25:14</dc:date>
            </office:change-info>
          </text:insertion>
        </text:changed-region>
        <text:changed-region xml:id="ct94219958927840" text:id="ct94219958927840">
          <text:deletion>
            <office:change-info>
              <dc:creator>Balazs Racz</dc:creator>
              <dc:date>2024-06-29T21:26:57</dc:date>
            </office:change-info>
            <text:p text:style-name="P41">separate t</text:p>
          </text:deletion>
        </text:changed-region>
        <text:changed-region xml:id="ct94219964047824" text:id="ct94219964047824">
          <text:insertion>
            <office:change-info>
              <dc:creator>Balazs Racz</dc:creator>
              <dc:date>2024-06-29T21:26:57</dc:date>
            </office:change-info>
          </text:insertion>
        </text:changed-region>
        <text:changed-region xml:id="ct94219964048608" text:id="ct94219964048608">
          <text:insertion>
            <office:change-info>
              <dc:creator>Balazs Racz</dc:creator>
              <dc:date>2024-06-29T21:26:59</dc:date>
            </office:change-info>
          </text:insertion>
        </text:changed-region>
        <text:changed-region xml:id="ct94219849716272" text:id="ct94219849716272">
          <text:insertion>
            <office:change-info>
              <dc:creator>Balazs Racz</dc:creator>
              <dc:date>2024-06-29T20:44:11</dc:date>
            </office:change-info>
          </text:insertion>
        </text:changed-region>
        <text:changed-region xml:id="ct94219965724672" text:id="ct94219965724672">
          <text:deletion>
            <office:change-info>
              <dc:creator>Balazs Racz</dc:creator>
              <dc:date>2024-06-30T13:13:16</dc:date>
            </office:change-info>
            <text:p text:style-name="P58"/>
            <text:p text:style-name="P58">0b00</text:p>
            <text:p text:style-name="P58">0b00</text:p>
            <text:p text:style-name="P58">0b00</text:p>
            <text:p text:style-name="P58">0b00</text:p>
            <text:p text:style-name="P58">"</text:p>
            <text:p text:style-name="P58">""""""</text:p>
            <text:p text:style-name="P58">"</text:p>
            <text:p text:style-name="P58">"</text:p>
          </text:deletion>
        </text:changed-region>
        <text:changed-region xml:id="ct94219919338928" text:id="ct94219919338928">
          <text:deletion>
            <office:change-info>
              <dc:creator>Balazs Racz</dc:creator>
              <dc:date>2024-06-30T13:12:58</dc:date>
            </office:change-info>
            <text:p text:style-name="P58">0</text:p>
            <text:p text:style-name="P58">0</text:p>
            <text:p text:style-name="P58">0</text:p>
          </text:deletion>
        </text:changed-region>
        <text:changed-region xml:id="ct94219852300912" text:id="ct94219852300912">
          <text:deletion>
            <office:change-info>
              <dc:creator>Balazs Racz</dc:creator>
              <dc:date>2024-06-30T13:11:31</dc:date>
            </office:change-info>
            <text:p text:style-name="P58">"</text:p>
            <text:p text:style-name="P58">"</text:p>
            <text:p text:style-name="P58">"</text:p>
            <text:p text:style-name="P58">"</text:p>
          </text:deletion>
        </text:changed-region>
        <text:changed-region xml:id="ct94219852302816" text:id="ct94219852302816">
          <text:insertion>
            <office:change-info>
              <dc:creator>Balazs Racz</dc:creator>
              <dc:date>2024-06-28T22:25:39</dc:date>
            </office:change-info>
          </text:insertion>
        </text:changed-region>
        <text:changed-region xml:id="ct94219880452816" text:id="ct94219880452816">
          <text:deletion>
            <office:change-info>
              <dc:creator>Balazs Racz</dc:creator>
              <dc:date>2024-06-28T22:25:39</dc:date>
            </office:change-info>
            <text:p text:style-name="P59">a</text:p>
          </text:deletion>
        </text:changed-region>
        <text:changed-region xml:id="ct94219834305568" text:id="ct94219834305568">
          <text:deletion>
            <office:change-info>
              <dc:creator>Balazs Racz</dc:creator>
              <dc:date>2024-06-30T13:14:26</dc:date>
            </office:change-info>
            <text:p text:style-name="P60"/>
            <text:p text:style-name="P130">"</text:p>
            <text:p text:style-name="P130">"</text:p>
            <text:p text:style-name="P130">"</text:p>
            <text:p text:style-name="P130">"</text:p>
            <text:p text:style-name="P130">"</text:p>
            <text:p text:style-name="P130">"</text:p>
          </text:deletion>
        </text:changed-region>
        <text:changed-region xml:id="ct94219965710048" text:id="ct94219965710048">
          <text:deletion>
            <office:change-info>
              <dc:creator>Balazs Racz</dc:creator>
              <dc:date>2024-06-30T13:13:57</dc:date>
            </office:change-info>
            <text:p text:style-name="P58">*</text:p>
          </text:deletion>
        </text:changed-region>
        <text:changed-region xml:id="ct94219894806688" text:id="ct94219894806688">
          <text:deletion>
            <office:change-info>
              <dc:creator>Balazs Racz</dc:creator>
              <dc:date>2024-06-30T13:13:58</dc:date>
            </office:change-info>
            <text:p text:style-name="P58">*</text:p>
          </text:deletion>
        </text:changed-region>
        <text:changed-region xml:id="ct94219825588688" text:id="ct94219825588688">
          <text:deletion>
            <office:change-info>
              <dc:creator>Balazs Racz</dc:creator>
              <dc:date>2024-06-30T13:13:59</dc:date>
            </office:change-info>
            <text:p text:style-name="P60">*</text:p>
          </text:deletion>
        </text:changed-region>
        <text:changed-region xml:id="ct94219969805632" text:id="ct94219969805632">
          <text:deletion>
            <office:change-info>
              <dc:creator>Balazs Racz</dc:creator>
              <dc:date>2024-06-30T13:13:59</dc:date>
            </office:change-info>
            <text:p text:style-name="P60">*</text:p>
          </text:deletion>
        </text:changed-region>
        <text:changed-region xml:id="ct94219969806480" text:id="ct94219969806480">
          <text:deletion>
            <office:change-info>
              <dc:creator>Balazs Racz</dc:creator>
              <dc:date>2024-06-30T13:14:04</dc:date>
            </office:change-info>
            <text:p text:style-name="P60">*</text:p>
          </text:deletion>
        </text:changed-region>
        <text:changed-region xml:id="ct94219969807328" text:id="ct94219969807328">
          <text:deletion>
            <office:change-info>
              <dc:creator>Balazs Racz</dc:creator>
              <dc:date>2024-06-30T13:14:05</dc:date>
            </office:change-info>
            <text:p text:style-name="P60">*</text:p>
          </text:deletion>
        </text:changed-region>
        <text:changed-region xml:id="ct94219851107600" text:id="ct94219851107600">
          <text:deletion>
            <office:change-info>
              <dc:creator>Balazs Racz</dc:creator>
              <dc:date>2024-06-28T22:18:16</dc:date>
            </office:change-info>
            <text:p text:style-name="P32"><text:span text:style-name="T54">Traction</text:span></text:p>
          </text:deletion>
        </text:changed-region>
        <text:changed-region xml:id="ct94219851109136" text:id="ct94219851109136">
          <text:insertion>
            <office:change-info>
              <dc:creator>Balazs Racz</dc:creator>
              <dc:date>2024-06-28T22:18:16</dc:date>
            </office:change-info>
          </text:insertion>
        </text:changed-region>
        <text:changed-region xml:id="ct94219964749024" text:id="ct94219964749024">
          <text:deletion>
            <office:change-info>
              <dc:creator>Balazs Racz</dc:creator>
              <dc:date>2024-06-28T22:18:42</dc:date>
            </office:change-info>
            <text:p text:style-name="P32"><text:span text:style-name="T54">legacy</text:span></text:p>
          </text:deletion>
        </text:changed-region>
        <text:changed-region xml:id="ct94219964750464" text:id="ct94219964750464">
          <text:insertion>
            <office:change-info>
              <dc:creator>Balazs Racz</dc:creator>
              <dc:date>2024-06-28T22:18:42</dc:date>
            </office:change-info>
          </text:insertion>
        </text:changed-region>
        <text:changed-region xml:id="ct94220006895248" text:id="ct94220006895248">
          <text:deletion>
            <office:change-info>
              <dc:creator>Balazs Racz</dc:creator>
              <dc:date>2024-06-28T22:18:25</dc:date>
            </office:change-info>
            <text:p text:style-name="P32"><text:span text:style-name="T54">Traction</text:span></text:p>
          </text:deletion>
        </text:changed-region>
        <text:changed-region xml:id="ct94219964749344" text:id="ct94219964749344">
          <text:insertion>
            <office:change-info>
              <dc:creator>Balazs Racz</dc:creator>
              <dc:date>2024-06-28T22:18:25</dc:date>
            </office:change-info>
          </text:insertion>
        </text:changed-region>
        <text:changed-region xml:id="ct94219957801216" text:id="ct94219957801216">
          <text:insertion>
            <office:change-info>
              <dc:creator>Balazs Racz</dc:creator>
              <dc:date>2021-01-17T12:33:21</dc:date>
            </office:change-info>
          </text:insertion>
        </text:changed-region>
        <text:changed-region xml:id="ct94219885550592" text:id="ct94219885550592">
          <text:insertion>
            <office:change-info>
              <dc:creator>Balazs Racz</dc:creator>
              <dc:date>2021-01-17T12:35:05</dc:date>
            </office:change-info>
          </text:insertion>
        </text:changed-region>
        <text:changed-region xml:id="ct94219835099008" text:id="ct94219835099008">
          <text:insertion>
            <office:change-info>
              <dc:creator>Balazs Racz</dc:creator>
              <dc:date>2021-01-17T12:37:36</dc:date>
            </office:change-info>
          </text:insertion>
        </text:changed-region>
        <text:changed-region xml:id="ct94219835097856" text:id="ct94219835097856">
          <text:insertion>
            <office:change-info>
              <dc:creator>Balazs Racz</dc:creator>
              <dc:date>2021-01-17T12:38:55</dc:date>
            </office:change-info>
          </text:insertion>
        </text:changed-region>
        <text:changed-region xml:id="ct94219970664336" text:id="ct94219970664336">
          <text:insertion>
            <office:change-info>
              <dc:creator>Balazs Racz</dc:creator>
              <dc:date>2021-01-17T12:40:39</dc:date>
            </office:change-info>
          </text:insertion>
        </text:changed-region>
        <text:changed-region xml:id="ct94219835099296" text:id="ct94219835099296">
          <text:deletion>
            <office:change-info>
              <dc:creator>Balazs Racz</dc:creator>
              <dc:date>2021-01-17T12:14:08</dc:date>
            </office:change-info>
            <text:p text:style-name="P112">Identier</text:p>
          </text:deletion>
        </text:changed-region>
        <text:changed-region xml:id="ct94219973379456" text:id="ct94219973379456">
          <text:insertion>
            <office:change-info>
              <dc:creator>Balazs Racz</dc:creator>
              <dc:date>2021-01-17T12:14:08</dc:date>
            </office:change-info>
          </text:insertion>
        </text:changed-region>
        <text:changed-region xml:id="ct94219973380112" text:id="ct94219973380112">
          <text:insertion>
            <office:change-info>
              <dc:creator>Balazs Racz</dc:creator>
              <dc:date>2024-06-28T22:29:31</dc:date>
            </office:change-info>
          </text:insertion>
        </text:changed-region>
        <text:changed-region xml:id="ct94219973008128" text:id="ct94219973008128">
          <text:deletion>
            <office:change-info>
              <dc:creator>Balazs Racz</dc:creator>
              <dc:date>2024-06-29T20:40:39</dc:date>
            </office:change-info>
            <text:p text:style-name="P35"><text:span text:style-name="T99">setting </text:span></text:p>
          </text:deletion>
        </text:changed-region>
        <text:changed-region xml:id="ct94219965450752" text:id="ct94219965450752">
          <text:insertion>
            <office:change-info>
              <dc:creator>Balazs Racz</dc:creator>
              <dc:date>2024-06-29T20:40:35</dc:date>
            </office:change-info>
          </text:insertion>
        </text:changed-region>
        <text:changed-region xml:id="ct94219965452336" text:id="ct94219965452336">
          <text:deletion>
            <office:change-info>
              <dc:creator>Balazs Racz</dc:creator>
              <dc:date>2021-01-17T12:15:29</dc:date>
            </office:change-info>
            <text:p text:style-name="P35"><text:span text:style-name="T99"><text:s/>the</text:span></text:p>
          </text:deletion>
        </text:changed-region>
        <text:changed-region xml:id="ct94219963872736" text:id="ct94219963872736">
          <text:insertion>
            <office:change-info>
              <dc:creator>Balazs Racz</dc:creator>
              <dc:date>2024-06-28T22:31:19</dc:date>
            </office:change-info>
          </text:insertion>
        </text:changed-region>
        <text:changed-region xml:id="ct94219970539504" text:id="ct94219970539504">
          <text:insertion>
            <office:change-info>
              <dc:creator>Balazs Racz</dc:creator>
              <dc:date>2021-01-17T12:16:32</dc:date>
            </office:change-info>
          </text:insertion>
        </text:changed-region>
        <text:changed-region xml:id="ct94219958597984" text:id="ct94219958597984">
          <text:insertion>
            <office:change-info>
              <dc:creator>Balazs Racz</dc:creator>
              <dc:date>2021-01-17T12:17:34</dc:date>
            </office:change-info>
          </text:insertion>
        </text:changed-region>
        <text:changed-region xml:id="ct94219958354592" text:id="ct94219958354592">
          <text:insertion>
            <office:change-info>
              <dc:creator>Balazs Racz</dc:creator>
              <dc:date>2021-01-17T12:16:52</dc:date>
            </office:change-info>
          </text:insertion>
        </text:changed-region>
        <text:changed-region xml:id="ct94219852689440" text:id="ct94219852689440">
          <text:deletion>
            <office:change-info>
              <dc:creator>Balazs Racz</dc:creator>
              <dc:date>2021-01-17T12:17:43</dc:date>
            </office:change-info>
            <text:p text:style-name="P122"><text:span text:style-name="T90">and</text:span></text:p>
          </text:deletion>
        </text:changed-region>
        <text:changed-region xml:id="ct94219852691552" text:id="ct94219852691552">
          <text:insertion>
            <office:change-info>
              <dc:creator>Balazs Racz</dc:creator>
              <dc:date>2021-01-17T12:17:43</dc:date>
            </office:change-info>
          </text:insertion>
        </text:changed-region>
        <text:changed-region xml:id="ct94219852691872" text:id="ct94219852691872">
          <text:deletion>
            <office:change-info>
              <dc:creator>Balazs Racz</dc:creator>
              <dc:date>2021-01-17T12:17:45</dc:date>
            </office:change-info>
            <text:p text:style-name="P122"><text:span text:style-name="T30"><text:s/></text:span></text:p>
          </text:deletion>
        </text:changed-region>
        <text:changed-region xml:id="ct94219963022832" text:id="ct94219963022832">
          <text:insertion>
            <office:change-info>
              <dc:creator>Balazs Racz</dc:creator>
              <dc:date>2021-01-17T12:17:45</dc:date>
            </office:change-info>
          </text:insertion>
        </text:changed-region>
        <text:changed-region xml:id="ct94219973139408" text:id="ct94219973139408">
          <text:deletion>
            <office:change-info>
              <dc:creator>Balazs Racz</dc:creator>
              <dc:date>2024-06-28T22:55:09</dc:date>
            </office:change-info>
            <text:p text:style-name="P122"><text:span text:style-name="T90"><text:s/></text:span><text:span text:style-name="T85">and </text:span><text:span text:style-name="T66">Protocol Version</text:span></text:p>
          </text:deletion>
        </text:changed-region>
        <text:changed-region xml:id="ct94219973142000" text:id="ct94219973142000">
          <text:insertion>
            <office:change-info>
              <dc:creator>Balazs Racz</dc:creator>
              <dc:date>2021-01-17T12:17:51</dc:date>
            </office:change-info>
          </text:insertion>
        </text:changed-region>
        <text:changed-region xml:id="ct94219958352320" text:id="ct94219958352320">
          <text:deletion>
            <office:change-info>
              <dc:creator>Balazs Racz</dc:creator>
              <dc:date>2021-01-17T12:17:53</dc:date>
            </office:change-info>
            <text:p text:style-name="P122"><text:span text:style-name="T90">and</text:span></text:p>
          </text:deletion>
        </text:changed-region>
        <text:changed-region xml:id="ct94219958353440" text:id="ct94219958353440">
          <text:insertion>
            <office:change-info>
              <dc:creator>Balazs Racz</dc:creator>
              <dc:date>2021-01-17T12:17:53</dc:date>
            </office:change-info>
          </text:insertion>
        </text:changed-region>
        <text:changed-region xml:id="ct94219958353728" text:id="ct94219958353728">
          <text:deletion>
            <office:change-info>
              <dc:creator>Balazs Racz</dc:creator>
              <dc:date>2021-01-17T12:17:55</dc:date>
            </office:change-info>
            <text:p text:style-name="P122"><text:span text:style-name="T30"><text:s/></text:span></text:p>
          </text:deletion>
        </text:changed-region>
        <text:changed-region xml:id="ct94219852647024" text:id="ct94219852647024">
          <text:insertion>
            <office:change-info>
              <dc:creator>Balazs Racz</dc:creator>
              <dc:date>2021-01-17T12:17:55</dc:date>
            </office:change-info>
          </text:insertion>
        </text:changed-region>
        <text:changed-region xml:id="ct94219881375184" text:id="ct94219881375184">
          <text:insertion>
            <office:change-info>
              <dc:creator>Balazs Racz</dc:creator>
              <dc:date>2021-01-17T12:18:08</dc:date>
            </office:change-info>
          </text:insertion>
        </text:changed-region>
        <text:changed-region xml:id="ct94219962983520" text:id="ct94219962983520">
          <text:deletion>
            <office:change-info>
              <dc:creator>Balazs Racz</dc:creator>
              <dc:date>2021-02-02T22:27:54</dc:date>
            </office:change-info>
            <text:p text:style-name="P16">or</text:p>
          </text:deletion>
        </text:changed-region>
        <text:changed-region xml:id="ct94219880674368" text:id="ct94219880674368">
          <text:insertion>
            <office:change-info>
              <dc:creator>Balazs Racz</dc:creator>
              <dc:date>2021-02-02T22:27:54</dc:date>
            </office:change-info>
          </text:insertion>
        </text:changed-region>
        <text:changed-region xml:id="ct94219927896848" text:id="ct94219927896848">
          <text:insertion>
            <office:change-info>
              <dc:creator>Balazs Racz</dc:creator>
              <dc:date>2024-06-28T22:57:22</dc:date>
            </office:change-info>
          </text:insertion>
        </text:changed-region>
        <text:changed-region xml:id="ct94219962983808" text:id="ct94219962983808">
          <text:deletion>
            <office:change-info>
              <dc:creator>Balazs Racz</dc:creator>
              <dc:date>2024-06-28T22:57:01</dc:date>
            </office:change-info>
            <text:p text:style-name="P97"><text:span text:style-name="T67"/></text:p>
            <text:p text:style-name="P87">The flag byte <text:span text:style-name="T22">rr</text:span> matches <text:span text:style-name="T61">Protocol </text:span><text:span text:style-name="T67">Version</text:span> iff the Track Protocol field of <text:span text:style-name="T22">rr</text:span> is set to <text:span text:style-name="T109">the specific value or range matching</text:span> <text:span text:style-name="T61">Protocol</text:span> <text:span text:style-name="T109">and the version bits of </text:span><text:span text:style-name="T67">rr </text:span><text:span text:style-name="T109">are set to “Default/Any” or to a value that matches </text:span><text:span text:style-name="T67">Protocol Version.</text:span></text:p>
          </text:deletion>
        </text:changed-region>
        <text:changed-region xml:id="ct94219903187168" text:id="ct94219903187168">
          <text:insertion>
            <office:change-info>
              <dc:creator>Balazs Racz</dc:creator>
              <dc:date>2021-02-02T23:16:16</dc:date>
            </office:change-info>
          </text:insertion>
        </text:changed-region>
        <text:changed-region xml:id="ct94219927893120" text:id="ct94219927893120">
          <text:insertion>
            <office:change-info>
              <dc:creator>Balazs Racz</dc:creator>
              <dc:date>2021-01-17T12:18:43</dc:date>
            </office:change-info>
          </text:insertion>
        </text:changed-region>
        <text:changed-region xml:id="ct94219852213712" text:id="ct94219852213712">
          <text:deletion>
            <office:change-info>
              <dc:creator>Balazs Racz</dc:creator>
              <dc:date>2021-01-31T12:07:49</dc:date>
            </office:change-info>
            <text:p text:style-name="P38"><text:span text:style-name="T81">or</text:span></text:p>
          </text:deletion>
        </text:changed-region>
        <text:changed-region xml:id="ct94219851442912" text:id="ct94219851442912">
          <text:insertion>
            <office:change-info>
              <dc:creator>Balazs Racz</dc:creator>
              <dc:date>2021-01-31T12:07:49</dc:date>
            </office:change-info>
          </text:insertion>
        </text:changed-region>
        <text:changed-region xml:id="ct94219930831952" text:id="ct94219930831952">
          <text:insertion>
            <office:change-info>
              <dc:creator>Balazs Racz</dc:creator>
              <dc:date>2021-02-02T23:23:31</dc:date>
            </office:change-info>
          </text:insertion>
        </text:changed-region>
        <text:changed-region xml:id="ct94219852212512" text:id="ct94219852212512">
          <text:deletion>
            <office:change-info>
              <dc:creator>Balazs Racz</dc:creator>
              <dc:date>2021-02-02T23:23:34</dc:date>
            </office:change-info>
            <text:p text:style-name="P38"><text:span text:style-name="T81">the </text:span></text:p>
          </text:deletion>
        </text:changed-region>
        <text:changed-region xml:id="ct94219852212800" text:id="ct94219852212800">
          <text:insertion>
            <office:change-info>
              <dc:creator>Balazs Racz</dc:creator>
              <dc:date>2021-02-02T23:23:35</dc:date>
            </office:change-info>
          </text:insertion>
        </text:changed-region>
        <text:changed-region xml:id="ct94219852213088" text:id="ct94219852213088">
          <text:deletion>
            <office:change-info>
              <dc:creator>Balazs Racz</dc:creator>
              <dc:date>2021-02-02T23:23:38</dc:date>
            </office:change-info>
            <text:p text:style-name="P38"><text:span text:style-name="T81"><text:s/>bit</text:span></text:p>
          </text:deletion>
        </text:changed-region>
        <text:changed-region xml:id="ct94219976018960" text:id="ct94219976018960">
          <text:deletion>
            <office:change-info>
              <dc:creator>Balazs Racz</dc:creator>
              <dc:date>2021-02-02T23:23:43</dc:date>
            </office:change-info>
            <text:p text:style-name="P38"><text:span text:style-name="T81">not set</text:span></text:p>
          </text:deletion>
        </text:changed-region>
        <text:changed-region xml:id="ct94219976020768" text:id="ct94219976020768">
          <text:insertion>
            <office:change-info>
              <dc:creator>Balazs Racz</dc:creator>
              <dc:date>2021-02-02T23:23:43</dc:date>
            </office:change-info>
          </text:insertion>
        </text:changed-region>
        <text:changed-region xml:id="ct94219850208192" text:id="ct94219850208192">
          <text:deletion>
            <office:change-info>
              <dc:creator>Balazs Racz</dc:creator>
              <dc:date>2021-01-17T12:18:59</dc:date>
            </office:change-info>
            <text:p text:style-name="P38"><text:span text:style-name="T81">and</text:span></text:p>
          </text:deletion>
        </text:changed-region>
        <text:changed-region xml:id="ct94219850209680" text:id="ct94219850209680">
          <text:insertion>
            <office:change-info>
              <dc:creator>Balazs Racz</dc:creator>
              <dc:date>2021-01-17T12:18:59</dc:date>
            </office:change-info>
          </text:insertion>
        </text:changed-region>
        <text:changed-region xml:id="ct94219969686464" text:id="ct94219969686464">
          <text:insertion>
            <office:change-info>
              <dc:creator>Balazs Racz</dc:creator>
              <dc:date>2021-01-17T12:19:09</dc:date>
            </office:change-info>
          </text:insertion>
        </text:changed-region>
        <text:changed-region xml:id="ct94219969685600" text:id="ct94219969685600">
          <text:deletion>
            <office:change-info>
              <dc:creator>Balazs Racz</dc:creator>
              <dc:date>2021-01-17T12:19:37</dc:date>
            </office:change-info>
            <text:p text:style-name="P14">and</text:p>
          </text:deletion>
        </text:changed-region>
        <text:changed-region xml:id="ct94219969687008" text:id="ct94219969687008">
          <text:insertion>
            <office:change-info>
              <dc:creator>Balazs Racz</dc:creator>
              <dc:date>2021-01-17T12:19:37</dc:date>
            </office:change-info>
          </text:insertion>
        </text:changed-region>
        <text:changed-region xml:id="ct94219969684384" text:id="ct94219969684384">
          <text:insertion>
            <office:change-info>
              <dc:creator>Balazs Racz</dc:creator>
              <dc:date>2021-02-02T23:48:00</dc:date>
            </office:change-info>
          </text:insertion>
        </text:changed-region>
        <text:changed-region xml:id="ct94219850210000" text:id="ct94219850210000">
          <text:deletion>
            <office:change-info>
              <dc:creator>Balazs Racz</dc:creator>
              <dc:date>2021-02-02T23:47:54</dc:date>
            </office:change-info>
            <text:p text:style-name="P38"><text:span text:style-name="T81">n-</text:span></text:p>
          </text:deletion>
        </text:changed-region>
        <text:changed-region xml:id="ct94219850210368" text:id="ct94219850210368">
          <text:insertion>
            <office:change-info>
              <dc:creator>Balazs Racz</dc:creator>
              <dc:date>2021-02-02T23:48:03</dc:date>
            </office:change-info>
          </text:insertion>
        </text:changed-region>
        <text:changed-region xml:id="ct94219928792368" text:id="ct94219928792368">
          <text:deletion>
            <office:change-info>
              <dc:creator>Balazs Racz</dc:creator>
              <dc:date>2021-01-17T12:19:41</dc:date>
            </office:change-info>
            <text:p text:style-name="P38"><text:span text:style-name="T81">or</text:span></text:p>
          </text:deletion>
        </text:changed-region>
        <text:changed-region xml:id="ct94219928792656" text:id="ct94219928792656">
          <text:insertion>
            <office:change-info>
              <dc:creator>Balazs Racz</dc:creator>
              <dc:date>2021-01-17T12:19:41</dc:date>
            </office:change-info>
          </text:insertion>
        </text:changed-region>
        <text:changed-region xml:id="ct94219927893536" text:id="ct94219927893536">
          <text:insertion>
            <office:change-info>
              <dc:creator>Balazs Racz</dc:creator>
              <dc:date>2021-02-02T23:46:26</dc:date>
            </office:change-info>
          </text:insertion>
        </text:changed-region>
        <text:changed-region xml:id="ct94219852211696" text:id="ct94219852211696">
          <text:insertion>
            <office:change-info>
              <dc:creator>Balazs Racz</dc:creator>
              <dc:date>2021-02-02T23:18:51</dc:date>
            </office:change-info>
          </text:insertion>
        </text:changed-region>
        <text:changed-region xml:id="ct94219885485232" text:id="ct94219885485232">
          <text:insertion>
            <office:change-info>
              <dc:creator>Balazs Racz</dc:creator>
              <dc:date>2021-02-02T23:19:05</dc:date>
            </office:change-info>
          </text:insertion>
        </text:changed-region>
        <text:changed-region xml:id="ct94219972353472" text:id="ct94219972353472">
          <text:insertion>
            <office:change-info>
              <dc:creator>Balazs Racz</dc:creator>
              <dc:date>2021-02-02T23:24:12</dc:date>
            </office:change-info>
          </text:insertion>
        </text:changed-region>
        <text:changed-region xml:id="ct94219894644464" text:id="ct94219894644464">
          <text:deletion>
            <office:change-info>
              <dc:creator>Balazs Racz</dc:creator>
              <dc:date>2021-02-02T23:20:29</dc:date>
            </office:change-info>
            <text:p text:style-name="P81"><text:span text:style-name="T77">specifies “Default/Any” protocol</text:span></text:p>
          </text:deletion>
        </text:changed-region>
        <text:changed-region xml:id="ct94219894646224" text:id="ct94219894646224">
          <text:deletion>
            <office:change-info>
              <dc:creator>Balazs Racz</dc:creator>
              <dc:date>2021-02-02T23:20:35</dc:date>
            </office:change-info>
            <text:p text:style-name="P81"><text:span text:style-name="T77">or</text:span></text:p>
          </text:deletion>
        </text:changed-region>
        <text:changed-region xml:id="ct94219880673456" text:id="ct94219880673456">
          <text:insertion>
            <office:change-info>
              <dc:creator>Balazs Racz</dc:creator>
              <dc:date>2021-02-02T23:20:35</dc:date>
            </office:change-info>
          </text:insertion>
        </text:changed-region>
        <text:changed-region xml:id="ct94219885483120" text:id="ct94219885483120">
          <text:deletion>
            <office:change-info>
              <dc:creator>Balazs Racz</dc:creator>
              <dc:date>2021-02-02T23:21:37</dc:date>
            </office:change-info>
            <text:p text:style-name="P124"><text:span text:style-name="T35">Bit 2 (DCC - F</text:span><text:span text:style-name="T33">orce long address bit</text:span><text:span text:style-name="T35">)</text:span><text:span text:style-name="T33"> is clear</text:span></text:p>
          </text:deletion>
        </text:changed-region>
        <text:changed-region xml:id="ct94219885484160" text:id="ct94219885484160">
          <text:deletion>
            <office:change-info>
              <dc:creator>Balazs Racz</dc:creator>
              <dc:date>2021-01-31T13:19:40</dc:date>
            </office:change-info>
            <text:p text:style-name="P124"><text:span text:style-name="T33"><text:s/>in the Flag byte </text:span><text:span text:style-name="T26">rr</text:span></text:p>
          </text:deletion>
        </text:changed-region>
        <text:changed-region xml:id="ct94219885484448" text:id="ct94219885484448">
          <text:deletion>
            <office:change-info>
              <dc:creator>Balazs Racz</dc:creator>
              <dc:date>2021-02-02T23:21:37</dc:date>
            </office:change-info>
            <text:p text:style-name="P124"><text:span text:style-name="T26">, </text:span></text:p>
          </text:deletion>
        </text:changed-region>
        <text:changed-region xml:id="ct94219823322096" text:id="ct94219823322096">
          <text:deletion>
            <office:change-info>
              <dc:creator>Balazs Racz</dc:creator>
              <dc:date>2021-01-17T12:19:48</dc:date>
            </office:change-info>
            <text:p text:style-name="P124"><text:span text:style-name="T33">or</text:span></text:p>
          </text:deletion>
        </text:changed-region>
        <text:changed-region xml:id="ct94219823322384" text:id="ct94219823322384">
          <text:deletion>
            <office:change-info>
              <dc:creator>Balazs Racz</dc:creator>
              <dc:date>2021-02-02T23:21:37</dc:date>
            </office:change-info>
            <text:list text:style-name="L2">
              <text:list-item>
                <text:p text:style-name="P99"><text:span text:style-name="T28"/></text:p>
              </text:list-item>
            </text:list>
            <text:p text:style-name="P92"><text:span text:style-name="T61"/></text:p>
          </text:deletion>
        </text:changed-region>
        <text:changed-region xml:id="ct94219823323072" text:id="ct94219823323072">
          <text:deletion>
            <office:change-info>
              <dc:creator>Balazs Racz</dc:creator>
              <dc:date>2021-02-02T23:18:51</dc:date>
            </office:change-info>
            <text:p text:style-name="P92"><text:span text:style-name="T61">Address</text:span> is &gt;= 128, </text:p>
          </text:deletion>
        </text:changed-region>
        <text:changed-region xml:id="ct94219823323360" text:id="ct94219823323360">
          <text:deletion>
            <office:change-info>
              <dc:creator>Balazs Racz</dc:creator>
              <dc:date>2021-01-17T12:19:53</dc:date>
            </office:change-info>
            <text:p text:style-name="P92">or</text:p>
          </text:deletion>
        </text:changed-region>
        <text:changed-region xml:id="ct94219851080592" text:id="ct94219851080592">
          <text:deletion>
            <office:change-info>
              <dc:creator>Balazs Racz</dc:creator>
              <dc:date>2021-02-02T23:21:37</dc:date>
            </office:change-info>
            <text:p text:style-name="P92"><text:span text:style-name="T28"/></text:p>
            <text:list text:continue-numbering="true" text:style-name="L2">
              <text:list-item>
                <text:p text:style-name="P91"><text:span text:style-name="T64"/></text:p>
              </text:list-item>
            </text:list>
          </text:deletion>
        </text:changed-region>
        <text:changed-region xml:id="ct94219851080880" text:id="ct94219851080880">
          <text:deletion>
            <office:change-info>
              <dc:creator>Balazs Racz</dc:creator>
              <dc:date>2021-02-02T23:19:22</dc:date>
            </office:change-info>
            <text:list xml:id="list202717822770616" text:continue-numbering="true" text:style-name="L2">
              <text:list-item>
                <text:p text:style-name="P91"><text:span text:style-name="T64">Address</text:span><text:span text:style-name="T127"> is a </text:span><text:span text:style-name="T110">DCC 14-bit (</text:span><text:span text:style-name="T127">long</text:span><text:span text:style-name="T110">)</text:span><text:span text:style-name="T127"> address</text:span></text:p>
              </text:list-item>
            </text:list>
          </text:deletion>
        </text:changed-region>
        <text:changed-region xml:id="ct94219851084464" text:id="ct94219851084464">
          <text:deletion>
            <office:change-info>
              <dc:creator>Balazs Racz</dc:creator>
              <dc:date>2021-01-17T12:20:04</dc:date>
            </office:change-info>
            <text:p text:style-name="P38"><text:span text:style-name="T84">and</text:span></text:p>
          </text:deletion>
        </text:changed-region>
        <text:changed-region xml:id="ct94219880673872" text:id="ct94219880673872">
          <text:insertion>
            <office:change-info>
              <dc:creator>Balazs Racz</dc:creator>
              <dc:date>2021-01-17T12:20:04</dc:date>
            </office:change-info>
          </text:insertion>
        </text:changed-region>
        <text:changed-region xml:id="ct94219918979760" text:id="ct94219918979760">
          <text:deletion>
            <office:change-info>
              <dc:creator>Balazs Racz</dc:creator>
              <dc:date>2021-01-17T12:21:51</dc:date>
            </office:change-info>
            <text:p text:style-name="P125"><text:span text:style-name="T83">and</text:span></text:p>
          </text:deletion>
        </text:changed-region>
        <text:changed-region xml:id="ct94219918980944" text:id="ct94219918980944">
          <text:insertion>
            <office:change-info>
              <dc:creator>Balazs Racz</dc:creator>
              <dc:date>2021-01-17T12:21:51</dc:date>
            </office:change-info>
          </text:insertion>
        </text:changed-region>
        <text:changed-region xml:id="ct94219889684272" text:id="ct94219889684272">
          <text:deletion>
            <office:change-info>
              <dc:creator>Balazs Racz</dc:creator>
              <dc:date>2021-01-17T12:20:16</dc:date>
            </office:change-info>
            <text:p text:style-name="P125"><text:span text:style-name="T83">or</text:span></text:p>
          </text:deletion>
        </text:changed-region>
        <text:changed-region xml:id="ct94219889685392" text:id="ct94219889685392">
          <text:insertion>
            <office:change-info>
              <dc:creator>Balazs Racz</dc:creator>
              <dc:date>2021-01-17T12:20:16</dc:date>
            </office:change-info>
          </text:insertion>
        </text:changed-region>
        <text:changed-region xml:id="ct94219918979088" text:id="ct94219918979088">
          <text:deletion>
            <office:change-info>
              <dc:creator>Balazs Racz</dc:creator>
              <dc:date>2021-01-17T12:21:48</dc:date>
            </office:change-info>
            <text:p text:style-name="P125"><text:span text:style-name="T83">and</text:span></text:p>
          </text:deletion>
        </text:changed-region>
        <text:changed-region xml:id="ct94219918980272" text:id="ct94219918980272">
          <text:insertion>
            <office:change-info>
              <dc:creator>Balazs Racz</dc:creator>
              <dc:date>2021-01-17T12:21:48</dc:date>
            </office:change-info>
          </text:insertion>
        </text:changed-region>
        <text:changed-region xml:id="ct94219965400192" text:id="ct94219965400192">
          <text:insertion>
            <office:change-info>
              <dc:creator>Balazs Racz</dc:creator>
              <dc:date>2021-02-28T17:01:29</dc:date>
            </office:change-info>
          </text:insertion>
        </text:changed-region>
        <text:changed-region xml:id="ct94219919533504" text:id="ct94219919533504">
          <text:insertion>
            <office:change-info>
              <dc:creator>Balazs Racz</dc:creator>
              <dc:date>2021-01-31T12:38:27</dc:date>
            </office:change-info>
          </text:insertion>
        </text:changed-region>
        <text:changed-region xml:id="ct94219972141008" text:id="ct94219972141008">
          <text:insertion>
            <office:change-info>
              <dc:creator>Balazs Racz</dc:creator>
              <dc:date>2021-02-28T17:58:45</dc:date>
            </office:change-info>
          </text:insertion>
        </text:changed-region>
        <text:changed-region xml:id="ct94219919534528" text:id="ct94219919534528">
          <text:deletion>
            <office:change-info>
              <dc:creator>Balazs Racz</dc:creator>
              <dc:date>2021-02-28T17:58:44</dc:date>
            </office:change-info>
            <text:p text:style-name="P90">‘</text:p>
          </text:deletion>
        </text:changed-region>
        <text:changed-region xml:id="ct94219972142496" text:id="ct94219972142496">
          <text:insertion>
            <office:change-info>
              <dc:creator>Balazs Racz</dc:creator>
              <dc:date>2021-02-28T17:58:47</dc:date>
            </office:change-info>
          </text:insertion>
        </text:changed-region>
        <text:changed-region xml:id="ct94219972142816" text:id="ct94219972142816">
          <text:deletion>
            <office:change-info>
              <dc:creator>Balazs Racz</dc:creator>
              <dc:date>2021-02-28T17:58:48</dc:date>
            </office:change-info>
            <text:p text:style-name="P90">’</text:p>
          </text:deletion>
        </text:changed-region>
        <text:changed-region xml:id="ct94219976529408" text:id="ct94219976529408">
          <text:insertion>
            <office:change-info>
              <dc:creator>Balazs Racz</dc:creator>
              <dc:date>2021-02-28T17:58:51</dc:date>
            </office:change-info>
          </text:insertion>
        </text:changed-region>
        <text:changed-region xml:id="ct94219976529728" text:id="ct94219976529728">
          <text:deletion>
            <office:change-info>
              <dc:creator>Balazs Racz</dc:creator>
              <dc:date>2021-02-28T17:58:51</dc:date>
            </office:change-info>
            <text:p text:style-name="P90">’</text:p>
          </text:deletion>
        </text:changed-region>
        <text:changed-region xml:id="ct94219976530016" text:id="ct94219976530016">
          <text:deletion>
            <office:change-info>
              <dc:creator>Balazs Racz</dc:creator>
              <dc:date>2021-02-28T17:58:53</dc:date>
            </office:change-info>
            <text:p text:style-name="P90">’</text:p>
          </text:deletion>
        </text:changed-region>
        <text:changed-region xml:id="ct94219879202560" text:id="ct94219879202560">
          <text:insertion>
            <office:change-info>
              <dc:creator>Balazs Racz</dc:creator>
              <dc:date>2021-02-28T17:58:31</dc:date>
            </office:change-info>
          </text:insertion>
        </text:changed-region>
        <text:changed-region xml:id="ct94219976532880" text:id="ct94219976532880">
          <text:deletion>
            <office:change-info>
              <dc:creator>Balazs Racz</dc:creator>
              <dc:date>2021-02-28T17:58:31</dc:date>
            </office:change-info>
            <text:p text:style-name="P90"><text:span text:style-name="T114">‘</text:span></text:p>
          </text:deletion>
        </text:changed-region>
        <text:changed-region xml:id="ct94219964968240" text:id="ct94219964968240">
          <text:deletion>
            <office:change-info>
              <dc:creator>Balazs Racz</dc:creator>
              <dc:date>2021-02-28T17:58:33</dc:date>
            </office:change-info>
            <text:p text:style-name="P90"><text:span text:style-name="T114">’</text:span></text:p>
          </text:deletion>
        </text:changed-region>
        <text:changed-region xml:id="ct94219964970304" text:id="ct94219964970304">
          <text:deletion>
            <office:change-info>
              <dc:creator>Balazs Racz</dc:creator>
              <dc:date>2021-02-28T20:36:32</dc:date>
            </office:change-info>
            <text:p text:style-name="P90"><text:span text:style-name="T68"/></text:p>
            <text:p text:style-name="P93"/>
          </text:deletion>
        </text:changed-region>
        <text:changed-region xml:id="ct94219964970624" text:id="ct94219964970624">
          <text:deletion>
            <office:change-info>
              <dc:creator>Balazs Racz</dc:creator>
              <dc:date>2021-01-31T12:42:52</dc:date>
            </office:change-info>
            <text:p text:style-name="P93">A <text:span text:style-name="T115">maximal</text:span><text:span text:style-name="T115"><text:note text:id="ftn3" text:note-class="footnote"><text:note-citation>1</text:note-citation><text:note-body><text:p text:style-name="P71">No ‘0’-’9’ characters immediately before or after this substring.</text:p></text:note-body></text:note></text:span><text:span text:style-name="T115"> </text:span></text:p>
          </text:deletion>
        </text:changed-region>
        <text:changed-region xml:id="ct94219964970944" text:id="ct94219964970944">
          <text:deletion>
            <office:change-info>
              <dc:creator>Balazs Racz</dc:creator>
              <dc:date>2021-01-31T12:39:22</dc:date>
            </office:change-info>
            <text:p text:style-name="P93">consecutive</text:p>
          </text:deletion>
        </text:changed-region>
        <text:changed-region xml:id="ct94219963978560" text:id="ct94219963978560">
          <text:deletion>
            <office:change-info>
              <dc:creator>Balazs Racz</dc:creator>
              <dc:date>2021-01-31T12:42:52</dc:date>
            </office:change-info>
            <text:p text:style-name="P93"><text:span text:style-name="T69">vv...v</text:span><text:span text:style-name="T115"> has a prefix of </text:span><text:span text:style-name="T69">nn...n</text:span> sequence<text:span text:style-name="T115"><text:note text:id="ftn3" text:note-class="footnote"><text:note-citation>2</text:note-citation><text:note-body><text:p text:style-name="P71">Contiguous subsequence is commonly referred to as substring.</text:p></text:note-body></text:note></text:span> of digit nibbles <text:span text:style-name="T69">nn...n </text:span>match the <text:span text:style-name="T61">Name</text:span> iff <text:span text:style-name="T115">there is a maximal consecutive sequence of decimal digits </text:span><text:span text:style-name="T69">vv...v </text:span><text:span text:style-name="T115">in </text:span><text:span text:style-name="T69">Name</text:span><text:span text:style-name="T115"> where</text:span></text:p>
            <text:p text:style-name="P96"/>
          </text:deletion>
        </text:changed-region>
        <text:changed-region xml:id="ct94219963978848" text:id="ct94219963978848">
          <text:deletion>
            <office:change-info>
              <dc:creator>Balazs Racz</dc:creator>
              <dc:date>2021-01-31T12:40:10</dc:date>
            </office:change-info>
            <text:p text:style-name="P96"><text:s/>if the</text:p>
          </text:deletion>
        </text:changed-region>
        <text:changed-region xml:id="ct94219963979136" text:id="ct94219963979136">
          <text:deletion>
            <office:change-info>
              <dc:creator>Balazs Racz</dc:creator>
              <dc:date>2021-01-31T12:42:52</dc:date>
            </office:change-info>
            <text:p text:style-name="P96">, </text:p>
          </text:deletion>
        </text:changed-region>
        <text:changed-region xml:id="ct94219963979504" text:id="ct94219963979504">
          <text:deletion>
            <office:change-info>
              <dc:creator>Balazs Racz</dc:creator>
              <dc:date>2021-01-31T12:40:13</dc:date>
            </office:change-info>
            <text:p text:style-name="P96">or</text:p>
          </text:deletion>
        </text:changed-region>
        <text:changed-region xml:id="ct94219963979872" text:id="ct94219963979872">
          <text:deletion>
            <office:change-info>
              <dc:creator>Balazs Racz</dc:creator>
              <dc:date>2021-01-31T12:42:52</dc:date>
            </office:change-info>
            <text:p text:style-name="P96"><text:span text:style-name="T68"/></text:p>
            <text:p text:style-name="P96"><text:span text:style-name="T61">vv...v</text:span> equals <text:span text:style-name="T61">nn...n</text:span>.</text:p>
          </text:deletion>
        </text:changed-region>
        <text:changed-region xml:id="ct94219918979376" text:id="ct94219918979376">
          <text:insertion>
            <office:change-info>
              <dc:creator>Balazs Racz</dc:creator>
              <dc:date>2021-01-31T12:42:16</dc:date>
            </office:change-info>
          </text:insertion>
        </text:changed-region>
        <text:changed-region xml:id="ct94219977692688" text:id="ct94219977692688">
          <text:format-change>
            <office:change-info>
              <dc:creator>Balazs Racz</dc:creator>
              <dc:date>2021-02-28T20:35:51</dc:date>
            </office:change-info>
          </text:format-change>
        </text:changed-region>
        <text:changed-region xml:id="ct94219879201264" text:id="ct94219879201264">
          <text:insertion>
            <office:change-info>
              <dc:creator>Balazs Racz</dc:creator>
              <dc:date>2021-01-31T12:47:13</dc:date>
            </office:change-info>
          </text:insertion>
        </text:changed-region>
        <text:changed-region xml:id="ct94219878291488" text:id="ct94219878291488">
          <text:format-change>
            <office:change-info>
              <dc:creator>Balazs Racz</dc:creator>
              <dc:date>2021-02-28T20:35:58</dc:date>
            </office:change-info>
          </text:format-change>
        </text:changed-region>
        <text:changed-region xml:id="ct94219879204064" text:id="ct94219879204064">
          <text:insertion>
            <office:change-info>
              <dc:creator>Balazs Racz</dc:creator>
              <dc:date>2021-01-31T12:41:42</dc:date>
            </office:change-info>
          </text:insertion>
        </text:changed-region>
        <text:changed-region xml:id="ct94219848602624" text:id="ct94219848602624">
          <text:insertion>
            <office:change-info>
              <dc:creator>Balazs Racz</dc:creator>
              <dc:date>2021-02-28T20:32:08</dc:date>
            </office:change-info>
          </text:insertion>
        </text:changed-region>
        <text:changed-region xml:id="ct94219972141296" text:id="ct94219972141296">
          <text:insertion>
            <office:change-info>
              <dc:creator>Balazs Racz</dc:creator>
              <dc:date>2021-02-28T20:23:44</dc:date>
            </office:change-info>
          </text:insertion>
        </text:changed-region>
        <text:changed-region xml:id="ct94219968869072" text:id="ct94219968869072">
          <text:deletion>
            <office:change-info>
              <dc:creator>Balazs Racz</dc:creator>
              <dc:date>2021-02-28T20:27:22</dc:date>
            </office:change-info>
            <text:p text:style-name="P68"><text:span text:style-name="T95">substring of decimal digit</text:span></text:p>
          </text:deletion>
        </text:changed-region>
        <text:changed-region xml:id="ct94219964969776" text:id="ct94219964969776">
          <text:deletion>
            <office:change-info>
              <dc:creator>Balazs Racz</dc:creator>
              <dc:date>2021-02-28T13:08:03</dc:date>
            </office:change-info>
            <text:p text:style-name="P68"><text:span text:style-name="T95">s</text:span></text:p>
          </text:deletion>
        </text:changed-region>
        <text:changed-region xml:id="ct94219964967088" text:id="ct94219964967088">
          <text:deletion>
            <office:change-info>
              <dc:creator>Balazs Racz</dc:creator>
              <dc:date>2021-02-28T20:27:22</dc:date>
            </office:change-info>
            <text:p text:style-name="P68"><text:span text:style-name="T95"><text:s/></text:span></text:p>
          </text:deletion>
        </text:changed-region>
        <text:changed-region xml:id="ct94219976530304" text:id="ct94219976530304">
          <text:deletion>
            <office:change-info>
              <dc:creator>Balazs Racz</dc:creator>
              <dc:date>2021-02-28T13:07:58</dc:date>
            </office:change-info>
            <text:p text:style-name="P68"><text:span text:style-name="T72">vv...v</text:span><text:span text:style-name="T95"> in Name </text:span></text:p>
          </text:deletion>
        </text:changed-region>
        <text:changed-region xml:id="ct94219976531664" text:id="ct94219976531664">
          <text:deletion>
            <office:change-info>
              <dc:creator>Balazs Racz</dc:creator>
              <dc:date>2021-02-28T20:27:22</dc:date>
            </office:change-info>
            <text:p text:style-name="P68"><text:span text:style-name="T95">not immediately preceded by any further digits where </text:span><text:span text:style-name="T72">nn...n</text:span><text:span text:style-name="T95"> = </text:span><text:span text:style-name="T72">vv...v</text:span><text:span text:style-name="T95"> </text:span></text:p>
          </text:deletion>
        </text:changed-region>
        <text:changed-region xml:id="ct94219976531120" text:id="ct94219976531120">
          <text:deletion>
            <office:change-info>
              <dc:creator>Balazs Racz</dc:creator>
              <dc:date>2021-01-31T12:49:37</dc:date>
            </office:change-info>
            <text:p text:style-name="P68"><text:span text:style-name="T95">and</text:span></text:p>
          </text:deletion>
        </text:changed-region>
        <text:changed-region xml:id="ct94219976528960" text:id="ct94219976528960">
          <text:insertion>
            <office:change-info>
              <dc:creator>Balazs Racz</dc:creator>
              <dc:date>2021-01-31T12:49:37</dc:date>
            </office:change-info>
          </text:insertion>
        </text:changed-region>
        <text:changed-region xml:id="ct94219879202992" text:id="ct94219879202992">
          <text:insertion>
            <office:change-info>
              <dc:creator>Balazs Racz</dc:creator>
              <dc:date>2021-01-31T12:43:01</dc:date>
            </office:change-info>
          </text:insertion>
        </text:changed-region>
        <text:changed-region xml:id="ct94219967028672" text:id="ct94219967028672">
          <text:deletion>
            <office:change-info>
              <dc:creator>Balazs Racz</dc:creator>
              <dc:date>2021-01-31T12:43:00</dc:date>
            </office:change-info>
            <text:p text:style-name="P127"><text:span text:style-name="T89">or</text:span></text:p>
          </text:deletion>
        </text:changed-region>
        <text:changed-region xml:id="ct94219849753328" text:id="ct94219849753328">
          <text:insertion>
            <office:change-info>
              <dc:creator>Balazs Racz</dc:creator>
              <dc:date>2021-02-28T20:33:53</dc:date>
            </office:change-info>
          </text:insertion>
        </text:changed-region>
        <text:changed-region xml:id="ct94219852690368" text:id="ct94219852690368">
          <text:deletion>
            <office:change-info>
              <dc:creator>Balazs Racz</dc:creator>
              <dc:date>2021-02-28T20:27:53</dc:date>
            </office:change-info>
            <text:p text:style-name="P95"><text:span text:style-name="T115">vv...v</text:span></text:p>
          </text:deletion>
        </text:changed-region>
        <text:changed-region xml:id="ct94219930831408" text:id="ct94219930831408">
          <text:deletion>
            <office:change-info>
              <dc:creator>Balazs Racz</dc:creator>
              <dc:date>2021-02-28T20:37:17</dc:date>
            </office:change-info>
            <text:p text:style-name="P95"><text:s/></text:p>
          </text:deletion>
        </text:changed-region>
        <text:changed-region xml:id="ct94219850206736" text:id="ct94219850206736">
          <text:deletion>
            <office:change-info>
              <dc:creator>Balazs Racz</dc:creator>
              <dc:date>2021-02-28T20:34:34</dc:date>
            </office:change-info>
            <text:p text:style-name="P95">is not immediately followed by a</text:p>
          </text:deletion>
        </text:changed-region>
        <text:changed-region xml:id="ct94219851158368" text:id="ct94219851158368">
          <text:deletion>
            <office:change-info>
              <dc:creator>Balazs Racz</dc:creator>
              <dc:date>2021-02-28T20:28:43</dc:date>
            </office:change-info>
            <text:p text:style-name="P95">ny</text:p>
          </text:deletion>
        </text:changed-region>
        <text:changed-region xml:id="ct94219888057456" text:id="ct94219888057456">
          <text:deletion>
            <office:change-info>
              <dc:creator>Balazs Racz</dc:creator>
              <dc:date>2021-02-28T20:34:34</dc:date>
            </office:change-info>
            <text:p text:style-name="P95"><text:s/>further digit</text:p>
          </text:deletion>
        </text:changed-region>
        <text:changed-region xml:id="ct94219889683360" text:id="ct94219889683360">
          <text:deletion>
            <office:change-info>
              <dc:creator>Balazs Racz</dc:creator>
              <dc:date>2021-02-28T20:28:45</dc:date>
            </office:change-info>
            <text:p text:style-name="P95">s</text:p>
          </text:deletion>
        </text:changed-region>
        <text:changed-region xml:id="ct94219885935152" text:id="ct94219885935152">
          <text:insertion>
            <office:change-info>
              <dc:creator>Balazs Racz</dc:creator>
              <dc:date>2021-01-31T16:31:50</dc:date>
            </office:change-info>
          </text:insertion>
        </text:changed-region>
        <text:changed-region xml:id="ct94219851443200" text:id="ct94219851443200">
          <text:insertion>
            <office:change-info>
              <dc:creator>Balazs Racz</dc:creator>
              <dc:date>2021-01-31T16:31:57</dc:date>
            </office:change-info>
          </text:insertion>
        </text:changed-region>
        <text:changed-region xml:id="ct94219851158960" text:id="ct94219851158960">
          <text:insertion>
            <office:change-info>
              <dc:creator>Balazs Racz</dc:creator>
              <dc:date>2021-01-31T16:32:07</dc:date>
            </office:change-info>
          </text:insertion>
        </text:changed-region>
        <text:changed-region xml:id="ct94219970568752" text:id="ct94219970568752">
          <text:deletion>
            <office:change-info>
              <dc:creator>Balazs Racz</dc:creator>
              <dc:date>2021-01-31T16:31:47</dc:date>
            </office:change-info>
            <text:p text:style-name="P18"><text:s/><text:span text:style-name="T118">to differentiate on how well the search query matches the Train Node’s properties,</text:span></text:p>
          </text:deletion>
        </text:changed-region>
        <text:changed-region xml:id="ct94219852214224" text:id="ct94219852214224">
          <text:deletion>
            <office:change-info>
              <dc:creator>Balazs Racz</dc:creator>
              <dc:date>2021-01-31T16:32:24</dc:date>
            </office:change-info>
            <text:p text:style-name="P18"><text:span text:style-name="T118">using the</text:span></text:p>
          </text:deletion>
        </text:changed-region>
        <text:changed-region xml:id="ct94219967029888" text:id="ct94219967029888">
          <text:insertion>
            <office:change-info>
              <dc:creator>Balazs Racz</dc:creator>
              <dc:date>2021-01-31T16:32:24</dc:date>
            </office:change-info>
          </text:insertion>
        </text:changed-region>
        <text:changed-region xml:id="ct94219894647360" text:id="ct94219894647360">
          <text:insertion>
            <office:change-info>
              <dc:creator>Balazs Racz</dc:creator>
              <dc:date>2021-01-31T16:32:53</dc:date>
            </office:change-info>
          </text:insertion>
        </text:changed-region>
        <text:changed-region xml:id="ct94219885482448" text:id="ct94219885482448">
          <text:deletion>
            <office:change-info>
              <dc:creator>Balazs Racz</dc:creator>
              <dc:date>2021-01-31T16:33:10</dc:date>
            </office:change-info>
            <text:p text:style-name="P18"><text:span text:style-name="T118">ratings of</text:span></text:p>
          </text:deletion>
        </text:changed-region>
        <text:changed-region xml:id="ct94219848751392" text:id="ct94219848751392">
          <text:deletion>
            <office:change-info>
              <dc:creator>Balazs Racz</dc:creator>
              <dc:date>2021-01-31T16:33:31</dc:date>
            </office:change-info>
            <text:p text:style-name="P18"><text:span text:style-name="T117"><text:s/>in quality</text:span></text:p>
          </text:deletion>
        </text:changed-region>
        <text:changed-region xml:id="ct94219881071968" text:id="ct94219881071968">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text:bookmark-start text:name="__RefHeading___Toc3969_1750421117"/>Introduction (Informative)<text:bookmark-end text:name="__RefHeading___Toc3969_1750421117"/></text:h>
      <text:p text:style-name="P10">This <text:span text:style-name="T8">s</text:span>tandard <text:span text:style-name="T8">defines a </text:span>method for Throttle Nodes to find Train Nodes on the network, and for <text:change text:change-id="ct94219878458992"/><text:change-start text:change-id="ct94219917898096"/><text:span text:style-name="T131">track protocol</text:span><text:change-end text:change-id="ct94219917898096"/> use-cases, instruct an OpenLCB Command Station to create a virtual Train Node given a <text:change text:change-id="ct94219852051248"/>track protocol<text:change-start text:change-id="ct94219881781728"/> <text:span text:style-name="T131">and an address</text:span><text:change-end text:change-id="ct94219881781728"/>. <text:span text:style-name="T9">This standard is not specific to any </text:span><text:change text:change-id="ct94219964950112"/><text:change-start text:change-id="ct94219964951856"/><text:span text:style-name="T131">link layer</text:span><text:change-end text:change-id="ct94219964951856"/><text:span text:style-name="T9"> </text:span><text:change text:change-id="ct94219878993152"/><text:change-start text:change-id="ct94219878994592"/><text:span text:style-name="T131">choice</text:span><text:change-end text:change-id="ct94219878994592"/><text:span text:style-name="T9">.</text:span></text:p>
      <text:h text:style-name="Heading_20_1" text:outline-level="1"><text:bookmark-start text:name="__RefHeading___Toc3971_1750421117"/>Intended Use (Informative)<text:bookmark-end text:name="__RefHeading___Toc3971_1750421117"/></text:h>
      <text:p text:style-name="P20">The OpenLCB <text:change text:change-id="ct94219928944448"/><text:change-start text:change-id="ct94219964953232"/><text:span text:style-name="T131">Train Control</text:span><text:change-end text:change-id="ct94219964953232"/> <text:change-start text:change-id="ct94219904018176"/><text:span text:style-name="T137">p</text:span><text:change-end text:change-id="ct94219904018176"/><text:change text:change-id="ct94220012639344"/>rotocol describes how a Node acting as <text:change text:change-id="ct94219964952176"/><text:change-start text:change-id="ct94219878993968"/><text:span text:style-name="T131">t</text:span><text:change-end text:change-id="ct94219878993968"/>hrottle can and should control a Node acting as a train. An important component of an ecosystem is how the throttle can find the remote <text:change text:change-id="ct94219852050000"/><text:change-start text:change-id="ct94219881781008"/><text:span text:style-name="T131">T</text:span><text:change-end text:change-id="ct94219881781008"/>rain <text:change text:change-id="ct94219881781296"/><text:change-start text:change-id="ct94219964950400"/><text:span text:style-name="T131">N</text:span><text:change-end text:change-id="ct94219964950400"/>ode that corresponds to the user’s desired locomotive to control. This standard defines one possible method on how to find <text:change text:change-id="ct94219964950688"/><text:change-start text:change-id="ct94219881782656"/><text:span text:style-name="T131">T</text:span><text:change-end text:change-id="ct94219881782656"/>rain <text:change text:change-id="ct94219881783360"/><text:change-start text:change-id="ct94219825402800"/><text:span text:style-name="T131">N</text:span><text:change-end text:change-id="ct94219825402800"/>odes from a throttle. As a basic transport this method uses the Event Transport protocol.</text:p>
      <text:p text:style-name="P78"><text:change-start text:change-id="ct94220010945456"/><text:span text:style-name="T137">When an OpenLCB Command Station is controlling many locomotives through a track protocol (e.g. DCC), it </text:span>act<text:span text:style-name="T137">s</text:span> as a gateway between the OpenLCB <text:span text:style-name="T131">Train Control</text:span> protocol and <text:span text:style-name="T137">the</text:span> track protocol.<text:span text:style-name="T137"> For the purpose of the Train Control protocol, all of the controlled trains have</text:span><text:change-end text:change-id="ct94220010945456"/><text:change-start text:change-id="ct94220024829392"/><text:span text:style-name="T137"> to have unique Train Nodes on the OpenLCB bus, therefore the Command Station is representing many Nodes on the OpenLCB bus. These are called</text:span><text:span text:style-name="T74"> virtual Nodes</text:span><text:span text:style-name="T98">, or</text:span><text:span text:style-name="T74"> virtual Train Nodes</text:span><text:span text:style-name="T98">.</text:span></text:p>
      <text:p text:style-name="P78"><text:change-end text:change-id="ct94220024829392"/>In addition to finding already existing Train Nodes, this standard describes an interaction that can be followed by a Command Station to instantiate <text:change-start text:change-id="ct94219889126576"/><text:span text:style-name="T137">the </text:span><text:change-end text:change-id="ct94219889126576"/>virtual <text:change-start text:change-id="ct94219906944448"/><text:span text:style-name="T137">Train </text:span><text:change-end text:change-id="ct94219906944448"/>Nodes<text:change text:change-id="ct94219880983072"/><text:change text:change-id="ct94219964952464"/><text:change text:change-id="ct94219919174832"/><text:change text:change-id="ct94219852050288"/><text:change text:change-id="ct94219881780592"/><text:change-start text:change-id="ct94219820705584"/>. <text:change-end text:change-id="ct94219820705584"/><text:span text:style-name="T110">As part of this interaction, certain options are specifically enumerated in this standard that are specific to current commonly used</text:span><text:change text:change-id="ct94219825403760"/><text:span text:style-name="T110"> track protocols (such as DCC), while leaving expansion space for including additional such protocols in future revisions.</text:span></text:p>
      <text:p text:style-name="P84">Note that this standard does not exclude other methods and standards, including some not yet developed, for the same or similar purposes. <text:span text:style-name="T103">See the Train Search Protocol Technical Note for some alternatives that were considered or can be employed based on more general enumeration protocols.</text:span><text:change text:change-id="ct94219852050736"/><text:change text:change-id="ct94219964952896"/></text:p>
      <text:h text:style-name="Heading_20_1" text:outline-level="1"><text:bookmark-start text:name="__RefHeading___Toc3973_1750421117"/>References and Context (Normative)<text:bookmark-end text:name="__RefHeading___Toc3973_1750421117"/></text:h>
      <text:p text:style-name="Standard">This specification is in the context of the following OpenLCB Standards:</text:p>
      <text:list text:style-name="L3">
        <text:list-item>
          <text:p text:style-name="P101">The Event Transport Standard, which defines the protocol for transporting events, <text:span text:style-name="T9">including the messages and interactions for inquiry and discovery of event Producers.</text:span></text:p>
        </text:list-item>
        <text:list-item>
          <text:p text:style-name="P102">The Event Identifiers Standard which describes the allocation scheme of Event Identifiers.</text:p>
        </text:list-item>
      </text:list>
      <text:p text:style-name="Standard"><text:soft-page-break/>For more information on format and presentation, see: </text:p>
      <text:list text:style-name="L4">
        <text:list-item>
          <text:p text:style-name="P104">OpenLCB Common Information Technical Note</text:p>
        </text:list-item>
      </text:list>
      <text:h text:style-name="Heading_20_1" text:outline-level="1"><text:bookmark-start text:name="__RefHeading___Toc3975_1750421117"/>Message Formats (Normative)<text:bookmark-end text:name="__RefHeading___Toc3975_1750421117"/></text:h>
      <text:p text:style-name="P11">This standard does not define any OpenLCB messages.</text:p>
      <text:h text:style-name="Heading_20_1" text:outline-level="1"><text:bookmark-start text:name="__RefHeading___Toc3977_1750421117"/><text:span text:style-name="T10">Allocation</text:span> (Normative)<text:bookmark-end text:name="__RefHeading___Toc3977_1750421117"/></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13">09.00.99.FF.00.00.00.00 <text:span text:style-name="T11">–</text:span> 09.00.99.FF.FF.FF.FF.FF</text:p>
      <text:p text:style-name="P12">All Event Identifiers in this range are reserved for exclusive use according to the interactions defined by this standard and shall not be used for any other purpose.</text:p>
      <text:p text:style-name="P22">The legal entity to whom this Event Identifier range is allocated by the <text:change text:change-id="ct94219957706752"/><text:change-start text:change-id="ct94219964251776"/><text:span text:style-name="T135">Unique </text:span><text:change-end text:change-id="ct94219964251776"/>Identifiers Standard, Train Control Systems, Inc, hereby grants an irrevocable, <text:span text:style-name="T47">non-transferable</text:span> license to anyone for using the quoted Event Identifiers on the condition, and only so long as, that their use is compliant to this Standard or any later version of it, published by Train Control Systems, Inc.<text:change-start text:change-id="ct94219922272528"/>, <text:span text:style-name="T119">or the OpenLCB Group.</text:span><text:change-end text:change-id="ct94219922272528"/></text:p>
      <text:h text:style-name="P75" text:outline-level="2"><text:bookmark-start text:name="__RefHeading___Toc6933_2256849141"/>Identifier Format<text:bookmark-end text:name="__RefHeading___Toc6933_2256849141"/><text:change-start text:change-id="ct94219964207792"/></text:h>
      <text:p text:style-name="P119">Note that the semantic meaning of these identifiers are defined in Section<text:bookmark-ref text:reference-format="number" text:ref-name="__RefHeading___Toc3979_1750421117"> 6 </text:bookmark-ref>(Interactions).<text:change-end text:change-id="ct94219964207792"/></text:p>
      <text:p text:style-name="P21"><text:change-start text:change-id="ct94219918330800"/><text:span text:style-name="T53">Table 1. </text:span><text:change-end text:change-id="ct94219918330800"/>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46">Byte 1</text:p>
            </table:table-cell>
            <table:table-cell table:style-name="Table2.A1" office:value-type="string">
              <text:p text:style-name="P46">Byte 2</text:p>
            </table:table-cell>
            <table:table-cell table:style-name="Table2.A1" office:value-type="string">
              <text:p text:style-name="P46">Byte 3</text:p>
            </table:table-cell>
            <table:table-cell table:style-name="Table2.A1" office:value-type="string">
              <text:p text:style-name="P46">Byte 4</text:p>
            </table:table-cell>
            <table:table-cell table:style-name="Table2.A1" office:value-type="string">
              <text:p text:style-name="P46">Byte 5</text:p>
            </table:table-cell>
            <table:table-cell table:style-name="Table2.A1" office:value-type="string">
              <text:p text:style-name="P46">Byte 6</text:p>
            </table:table-cell>
            <table:table-cell table:style-name="Table2.A1" office:value-type="string">
              <text:p text:style-name="P46">Byte 7</text:p>
            </table:table-cell>
            <table:table-cell table:style-name="Table2.H1" office:value-type="string">
              <text:p text:style-name="P46">Byte 8</text:p>
            </table:table-cell>
          </table:table-row>
          <table:table-row table:style-name="Table2.2">
            <table:table-cell table:style-name="Table2.A2" office:value-type="string">
              <text:p text:style-name="P23">09</text:p>
            </table:table-cell>
            <table:table-cell table:style-name="Table2.B2" office:value-type="string">
              <text:p text:style-name="P52">00</text:p>
            </table:table-cell>
            <table:table-cell table:style-name="Table2.C2" office:value-type="string">
              <text:p text:style-name="P23">99</text:p>
            </table:table-cell>
            <table:table-cell table:style-name="Table2.C2" office:value-type="string">
              <text:p text:style-name="P23">FF</text:p>
            </table:table-cell>
            <table:table-cell table:style-name="Table2.C2" office:value-type="string">
              <text:p text:style-name="P26">qq</text:p>
            </table:table-cell>
            <table:table-cell table:style-name="Table2.C2" office:value-type="string">
              <text:p text:style-name="P26">qq</text:p>
            </table:table-cell>
            <table:table-cell table:style-name="Table2.C2" office:value-type="string">
              <text:p text:style-name="P26">qq</text:p>
            </table:table-cell>
            <table:table-cell table:style-name="Table2.H2" office:value-type="string">
              <text:p text:style-name="P53">rr</text:p>
            </table:table-cell>
          </table:table-row>
          <table:table-row table:style-name="Table2.3">
            <table:table-cell table:style-name="Table2.A3" table:number-columns-spanned="4" office:value-type="string">
              <text:p text:style-name="P26">Fixed prefix</text:p>
            </table:table-cell>
            <table:covered-table-cell/>
            <table:covered-table-cell/>
            <table:covered-table-cell/>
            <table:table-cell table:style-name="Table2.E3" table:number-columns-spanned="3" office:value-type="string">
              <text:p text:style-name="P26">Search query<text:change text:change-id="ct94219878926960"/><text:change-start text:change-id="ct94219837609824"/><text:line-break/><text:change-end text:change-id="ct94219837609824"/>(6 nibbles)</text:p>
            </table:table-cell>
            <table:covered-table-cell/>
            <table:covered-table-cell/>
            <table:table-cell table:style-name="Table2.H3" office:value-type="string">
              <text:p text:style-name="P26">Flags</text:p>
            </table:table-cell>
          </table:table-row>
        </table:table-header-rows>
      </table:table>
      <text:p text:style-name="P30"/>
      <text:p text:style-name="P29">The search query ‘<text:span text:style-name="T47">qq qq qq’ </text:span>shall be a sequence of 6 nibbles in MSB-first order stored in Bytes 5, 6 and 7 of the Event Identifier. <text:change-start text:change-id="ct94219918217760"/></text:p>
      <text:p text:style-name="P29"><text:span text:style-name="T53">Table 2.</text:span><text:span text:style-name="T133"> </text:span><text:change-end text:change-id="ct94219918217760"/>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7"><text:span text:style-name="T49">Search Query </text:span>Nibbl<text:span text:style-name="T47">e</text:span> value</text:p>
            </table:table-cell>
            <table:table-cell table:style-name="Table3.B1" office:value-type="string">
              <text:p text:style-name="P47">Description</text:p>
            </table:table-cell>
          </table:table-row>
        </table:table-header-rows>
        <table:table-row table:style-name="Table3.2">
          <table:table-cell table:style-name="Table3.A2" office:value-type="string">
            <text:p text:style-name="P24">0 - <text:span text:style-name="T46">9</text:span></text:p>
          </table:table-cell>
          <table:table-cell table:style-name="Table3.B2" office:value-type="string">
            <text:p text:style-name="P28">The given position of the search term is the given number</text:p>
          </table:table-cell>
        </table:table-row>
        <text:soft-page-break/>
        <table:table-row table:style-name="Table3.3">
          <table:table-cell table:style-name="Table3.A3" office:value-type="string">
            <text:p text:style-name="P26">0xA - 0xE</text:p>
          </table:table-cell>
          <table:table-cell table:style-name="Table3.B3" office:value-type="string">
            <text:p text:style-name="P28">Reserved. Do not send, check upon receipt.</text:p>
          </table:table-cell>
        </table:table-row>
        <table:table-row table:style-name="Table3.4">
          <table:table-cell table:style-name="Table3.A4" office:value-type="string">
            <text:p text:style-name="P26">0xF</text:p>
          </table:table-cell>
          <table:table-cell table:style-name="Table3.B4" office:value-type="string">
            <text:p text:style-name="P28">Empty / unused character position. <text:span text:style-name="T48">Short queries shall be padded with this </text:span>nibble value <text:span text:style-name="T48">to 6 characters long</text:span>. <text:span text:style-name="T48">Multiple search terms may be concatenated to a search query with this nibble as a separator between them</text:span><text:change-start text:change-id="ct94219852552032"/><text:span text:style-name="T48">,</text:span><text:change-end text:change-id="ct94219852552032"/><text:span text:style-name="T48"> which means the individual terms shall be evaluated with </text:span><text:change-start text:change-id="ct94219912849376"/><text:span text:style-name="T136">an </text:span><text:change-end text:change-id="ct94219912849376"/><text:span text:style-name="T48">AND relation between them.</text:span></text:p>
          </table:table-cell>
        </table:table-row>
      </table:table>
      <text:p text:style-name="P31"/>
      <text:p text:style-name="P62"><text:change-start text:change-id="ct94220006578208"/><text:span text:style-name="T53">Table 3.</text:span><text:span text:style-name="T133"> </text:span><text:change-end text:change-id="ct94220006578208"/>The flag byte ‘<text:span text:style-name="T11">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50">Bit 7</text:p>
            </table:table-cell>
            <table:table-cell table:style-name="Table4.A1" office:value-type="string">
              <text:p text:style-name="P50">Bit 6</text:p>
            </table:table-cell>
            <table:table-cell table:style-name="Table4.A1" office:value-type="string">
              <text:p text:style-name="P50">Bit 5</text:p>
            </table:table-cell>
            <table:table-cell table:style-name="Table4.A1" office:value-type="string">
              <text:p text:style-name="P50">Bit<text:span text:style-name="T106">s</text:span> <text:span text:style-name="T105">4</text:span>-0</text:p>
            </table:table-cell>
            <table:table-cell table:style-name="Table4.E1" office:value-type="string">
              <text:p text:style-name="P48">Description</text:p>
            </table:table-cell>
          </table:table-row>
        </table:table-header-rows>
        <table:table-row table:style-name="Table4.2">
          <table:table-cell table:style-name="Table4.A2" office:value-type="string">
            <text:p text:style-name="P54">Allocate</text:p>
          </table:table-cell>
          <table:table-cell table:style-name="Table4.B2" office:value-type="string">
            <text:p text:style-name="P25"/>
          </table:table-cell>
          <table:table-cell table:style-name="Table4.C2" office:value-type="string">
            <text:p text:style-name="P25"/>
          </table:table-cell>
          <table:table-cell table:style-name="Table4.D2" office:value-type="string">
            <text:p text:style-name="P25"/>
          </table:table-cell>
          <table:table-cell table:style-name="Table4.E2" office:value-type="string">
            <text:p text:style-name="P55"><text:span text:style-name="T50">0x80</text:span>: Force allocate <text:change text:change-id="ct94219964046736"/><text:change-start text:change-id="ct94219964048320"/><text:span text:style-name="T131">new gateway</text:span><text:change-end text:change-id="ct94219964048320"/> node<text:line-break/>0: Search<text:span text:style-name="T51"> only existing nodes</text:span></text:p>
          </table:table-cell>
        </table:table-row>
        <table:table-row table:style-name="Table4.3">
          <table:table-cell table:style-name="Table4.A3" office:value-type="string">
            <text:p text:style-name="P27"/>
          </table:table-cell>
          <table:table-cell table:style-name="Table4.B3" office:value-type="string">
            <text:p text:style-name="P56">Exact</text:p>
          </table:table-cell>
          <table:table-cell table:style-name="Table4.C3" office:value-type="string">
            <text:p text:style-name="P27"/>
          </table:table-cell>
          <table:table-cell table:style-name="Table4.D3" office:value-type="string">
            <text:p text:style-name="P27"/>
          </table:table-cell>
          <table:table-cell table:style-name="Table4.E3" office:value-type="string">
            <text:p text:style-name="P57">0x40: Exact match only</text:p>
            <text:p text:style-name="P57">0: All matches (including partial match)</text:p>
          </table:table-cell>
        </table:table-row>
        <table:table-row table:style-name="Table4.4">
          <table:table-cell table:style-name="Table4.A4" office:value-type="string">
            <text:p text:style-name="P27"/>
          </table:table-cell>
          <table:table-cell table:style-name="Table4.B4" office:value-type="string">
            <text:p text:style-name="P27"/>
          </table:table-cell>
          <table:table-cell table:style-name="Table4.C4" office:value-type="string">
            <text:p text:style-name="P56">Address only</text:p>
          </table:table-cell>
          <table:table-cell table:style-name="Table4.D4" office:value-type="string">
            <text:p text:style-name="P27"/>
          </table:table-cell>
          <table:table-cell table:style-name="Table4.E4" office:value-type="string">
            <text:p text:style-name="P57">0x20: Match only in address</text:p>
            <text:p text:style-name="P57">0: Match everywhere (address and name)</text:p>
          </table:table-cell>
        </table:table-row>
        <table:table-row table:style-name="Table4.5">
          <table:table-cell table:style-name="Table4.A5" office:value-type="string">
            <text:p text:style-name="P27"/>
          </table:table-cell>
          <table:table-cell table:style-name="Table4.B5" office:value-type="string">
            <text:p text:style-name="P27"/>
          </table:table-cell>
          <table:table-cell table:style-name="Table4.C5" office:value-type="string">
            <text:p text:style-name="P27"/>
          </table:table-cell>
          <table:table-cell table:style-name="Table4.D5" office:value-type="string">
            <text:p text:style-name="P56"><text:span text:style-name="T102">T</text:span>rack <text:span text:style-name="T106">P</text:span>rotocol</text:p>
          </table:table-cell>
          <table:table-cell table:style-name="Table4.E5" office:value-type="string">
            <text:p text:style-name="P41">See <text:change text:change-id="ct94219958927840"/><text:change-start text:change-id="ct94219964047824"/><text:span text:style-name="T134">T</text:span><text:change-end text:change-id="ct94219964047824"/>able<text:change-start text:change-id="ct94219964048608"/> <text:span text:style-name="T134">4</text:span><text:change-end text:change-id="ct94219964048608"/> for assignment</text:p>
          </table:table-cell>
        </table:table-row>
      </table:table>
      <text:p text:style-name="P39"/>
      <text:p text:style-name="P42"><text:change-start text:change-id="ct94219849716272"/><text:span text:style-name="T53">Table 4.</text:span><text:span text:style-name="T133"> </text:span><text:change-end text:change-id="ct94219849716272"/>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51">Bit <text:span text:style-name="T107">4-3</text:span></text:p>
            </table:table-cell>
            <table:table-cell table:style-name="Table5.A1" office:value-type="string">
              <text:p text:style-name="P51">Bit <text:span text:style-name="T107">2</text:span></text:p>
            </table:table-cell>
            <table:table-cell table:style-name="Table5.A1" office:value-type="string">
              <text:p text:style-name="P51">Bit<text:span text:style-name="T107">s</text:span> <text:span text:style-name="T107">1-0</text:span></text:p>
            </table:table-cell>
            <table:table-cell table:style-name="Table5.D1" office:value-type="string">
              <text:p text:style-name="P49">Description</text:p>
            </table:table-cell>
          </table:table-row>
        </table:table-header-rows>
        <table:table-row table:style-name="Table5.2">
          <table:table-cell table:style-name="Table5.A2" table:number-rows-spanned="9" office:value-type="string">
            <text:p text:style-name="P58">0b00<text:change text:change-id="ct94219965724672"/></text:p>
          </table:table-cell>
          <table:table-cell table:style-name="Table5.B2" table:number-rows-spanned="4" office:value-type="string">
            <text:p text:style-name="P58">0</text:p>
            <text:p text:style-name="P58"><text:change text:change-id="ct94219919338928"/></text:p>
          </table:table-cell>
          <table:table-cell table:style-name="Table5.C2" office:value-type="string">
            <text:p text:style-name="P58">0b00</text:p>
          </table:table-cell>
          <table:table-cell table:style-name="Table5.D2" office:value-type="string">
            <text:p text:style-name="P59">Any / Default track protocol</text:p>
          </table:table-cell>
        </table:table-row>
        <table:table-row table:style-name="Table5.3">
          <table:covered-table-cell table:style-name="Table5.A2"/>
          <table:covered-table-cell table:style-name="Table5.B2"/>
          <table:table-cell table:style-name="Table5.C3" office:value-type="string">
            <text:p text:style-name="P58">0b01</text:p>
          </table:table-cell>
          <table:table-cell table:style-name="Table5.D3" office:value-type="string">
            <text:p text:style-name="P59">Native OpenLCB Train Node</text:p>
          </table:table-cell>
        </table:table-row>
        <table:table-row table:style-name="Table5.4">
          <table:covered-table-cell table:style-name="Table5.A2"/>
          <table:covered-table-cell table:style-name="Table5.B2"/>
          <table:table-cell table:style-name="Table5.C4" office:value-type="string">
            <text:p text:style-name="P58">0b10</text:p>
          </table:table-cell>
          <table:table-cell table:style-name="Table5.D4" office:value-type="string">
            <text:p text:style-name="P59"><text:span text:style-name="T11">MFX</text:span><text:span text:style-name="T45">®</text:span> / <text:span text:style-name="T11">M4</text:span><text:span text:style-name="T45">®</text:span> track protocol</text:p>
          </table:table-cell>
        </table:table-row>
        <table:table-row table:style-name="Table5.5">
          <table:covered-table-cell table:style-name="Table5.A2"/>
          <table:covered-table-cell table:style-name="Table5.B2"/>
          <table:table-cell table:style-name="Table5.C5" office:value-type="string">
            <text:p text:style-name="P58">0b11</text:p>
          </table:table-cell>
          <table:table-cell table:style-name="Table5.D5" office:value-type="string">
            <text:p text:style-name="P59">Reserved (do not send, check on receipt).</text:p>
          </table:table-cell>
        </table:table-row>
        <table:table-row table:style-name="Table5.6">
          <table:covered-table-cell table:style-name="Table5.A2"/>
          <table:table-cell table:style-name="Table5.B6" table:number-rows-spanned="5" office:value-type="string">
            <text:p text:style-name="P58">1</text:p>
            <text:p text:style-name="P58"><text:change text:change-id="ct94219852300912"/></text:p>
          </table:table-cell>
          <table:table-cell table:style-name="Table5.C6" office:value-type="string">
            <text:p text:style-name="P58">*</text:p>
          </table:table-cell>
          <table:table-cell table:style-name="Table5.D6" office:value-type="string">
            <text:p text:style-name="P59">M<text:change-start text:change-id="ct94219852302816"/><text:span text:style-name="T131">ä</text:span><text:change-end text:change-id="ct94219852302816"/><text:change text:change-id="ct94219880452816"/>rklin-Motorola track protocol</text:p>
          </table:table-cell>
        </table:table-row>
        <table:table-row table:style-name="Table5.7">
          <table:covered-table-cell table:style-name="Table5.A2"/>
          <table:covered-table-cell table:style-name="Table5.B6"/>
          <table:table-cell table:style-name="Table5.C6" office:value-type="string">
            <text:p text:style-name="P60">0b00</text:p>
          </table:table-cell>
          <table:table-cell table:style-name="Table5.D6" office:value-type="string">
            <text:p text:style-name="P61">MM – Any / Default version</text:p>
          </table:table-cell>
        </table:table-row>
        <table:table-row table:style-name="Table5.8">
          <table:covered-table-cell table:style-name="Table5.A2"/>
          <table:covered-table-cell table:style-name="Table5.B6"/>
          <table:table-cell table:style-name="Table5.C8" office:value-type="string">
            <text:p text:style-name="P60">0b01</text:p>
          </table:table-cell>
          <table:table-cell table:style-name="Table5.D8" office:value-type="string">
            <text:p text:style-name="P61">MM – Protocol version I (14 speed steps + F0)</text:p>
          </table:table-cell>
        </table:table-row>
        <table:table-row table:style-name="Table5.9">
          <table:covered-table-cell table:style-name="Table5.A2"/>
          <table:covered-table-cell table:style-name="Table5.B6"/>
          <table:table-cell table:style-name="Table5.C9" office:value-type="string">
            <text:p text:style-name="P60">0b10</text:p>
          </table:table-cell>
          <table:table-cell table:style-name="Table5.D9" office:value-type="string">
            <text:p text:style-name="P61">MM – Protocol version II (Directional + F0-F4)</text:p>
          </table:table-cell>
        </table:table-row>
        <table:table-row table:style-name="Table5.10">
          <table:covered-table-cell table:style-name="Table5.A2"/>
          <table:covered-table-cell table:style-name="Table5.B6"/>
          <table:table-cell table:style-name="Table5.C9" office:value-type="string">
            <text:p text:style-name="P60">0b11</text:p>
          </table:table-cell>
          <table:table-cell table:style-name="Table5.D9" office:value-type="string">
            <text:p text:style-name="P61">MM – Protocol version II with following address for F5-F8 support.</text:p>
          </table:table-cell>
        </table:table-row>
        <table:table-row table:style-name="Table5.11">
          <table:table-cell table:style-name="Table5.A11" table:number-rows-spanned="7" office:value-type="string">
            <text:p text:style-name="P60">0b01<text:change text:change-id="ct94219834305568"/></text:p>
          </table:table-cell>
          <table:table-cell table:style-name="Table5.B11" office:value-type="string">
            <text:p text:style-name="P58">*</text:p>
          </table:table-cell>
          <table:table-cell table:style-name="Table5.C9" office:value-type="string">
            <text:p text:style-name="P58">*</text:p>
          </table:table-cell>
          <table:table-cell table:style-name="Table5.D9" office:value-type="string">
            <text:p text:style-name="P61">DCC track protocol</text:p>
          </table:table-cell>
        </table:table-row>
        <table:table-row table:style-name="Table5.12">
          <table:covered-table-cell table:style-name="Table5.A11"/>
          <table:table-cell table:style-name="Table5.B11" office:value-type="string">
            <text:p text:style-name="P60">0</text:p>
          </table:table-cell>
          <table:table-cell table:style-name="Table5.C12" table:number-rows-spanned="2" office:value-type="string">
            <text:p text:style-name="P58"><text:change text:change-id="ct94219965710048"/></text:p>
            <text:p text:style-name="P58"><text:change text:change-id="ct94219894806688"/></text:p>
          </table:table-cell>
          <table:table-cell table:style-name="Table5.D9" office:value-type="string">
            <text:p text:style-name="P61">DCC – Default address space</text:p>
          </table:table-cell>
        </table:table-row>
        <table:table-row table:style-name="Table5.13">
          <table:covered-table-cell table:style-name="Table5.A11"/>
          <table:table-cell table:style-name="Table5.B13" office:value-type="string">
            <text:p text:style-name="P60">1</text:p>
          </table:table-cell>
          <table:covered-table-cell table:style-name="Table5.C12"/>
          <table:table-cell table:style-name="Table5.D13" office:value-type="string">
            <text:p text:style-name="P61">DCC – Force 14-bit (long) address</text:p>
          </table:table-cell>
        </table:table-row>
        <table:table-row table:style-name="Table5.14">
          <table:covered-table-cell table:style-name="Table5.A11"/>
          <table:table-cell table:style-name="Table5.B14" table:number-rows-spanned="4" office:value-type="string">
            <text:p text:style-name="P60"><text:change text:change-id="ct94219825588688"/></text:p>
            <text:p text:style-name="P60"><text:change text:change-id="ct94219969805632"/></text:p>
            <text:p text:style-name="P60"><text:change text:change-id="ct94219969806480"/></text:p>
            <text:p text:style-name="P60"><text:change text:change-id="ct94219969807328"/></text:p>
          </table:table-cell>
          <table:table-cell table:style-name="Table5.C14" office:value-type="string">
            <text:p text:style-name="P60">0b00</text:p>
          </table:table-cell>
          <table:table-cell table:style-name="Table5.D14" office:value-type="string">
            <text:p text:style-name="P61">DCC – Any / Default speed steps</text:p>
          </table:table-cell>
        </table:table-row>
        <table:table-row table:style-name="Table5.15">
          <table:covered-table-cell table:style-name="Table5.A11"/>
          <table:covered-table-cell table:style-name="Table5.B14"/>
          <table:table-cell table:style-name="Table5.C14" office:value-type="string">
            <text:p text:style-name="P60">0b01</text:p>
          </table:table-cell>
          <table:table-cell table:style-name="Table5.D14" office:value-type="string">
            <text:p text:style-name="P61">DCC – 14 speed steps</text:p>
          </table:table-cell>
        </table:table-row>
        <table:table-row table:style-name="Table5.16">
          <table:covered-table-cell table:style-name="Table5.A11"/>
          <table:covered-table-cell table:style-name="Table5.B14"/>
          <table:table-cell table:style-name="Table5.C14" office:value-type="string">
            <text:p text:style-name="P60">0b10</text:p>
          </table:table-cell>
          <table:table-cell table:style-name="Table5.D14" office:value-type="string">
            <text:p text:style-name="P61">DCC – 28 speed steps</text:p>
          </table:table-cell>
        </table:table-row>
        <table:table-row table:style-name="Table5.17">
          <table:covered-table-cell table:style-name="Table5.A11"/>
          <table:covered-table-cell table:style-name="Table5.B14"/>
          <table:table-cell table:style-name="Table5.C14" office:value-type="string">
            <text:p text:style-name="P60">0b11</text:p>
          </table:table-cell>
          <table:table-cell table:style-name="Table5.D14" office:value-type="string">
            <text:p text:style-name="P61">DCC – 128 speed steps</text:p>
          </table:table-cell>
        </table:table-row>
        <table:table-row table:style-name="Table5.18">
          <table:table-cell table:style-name="Table5.A18" office:value-type="string">
            <text:p text:style-name="P60">0b10</text:p>
          </table:table-cell>
          <table:table-cell table:style-name="Table5.B18" office:value-type="string">
            <text:p text:style-name="P60">*</text:p>
          </table:table-cell>
          <table:table-cell table:style-name="Table5.C14" office:value-type="string">
            <text:p text:style-name="P60">*</text:p>
          </table:table-cell>
          <table:table-cell table:style-name="Table5.D14" office:value-type="string">
            <text:p text:style-name="P61">Reserved (do not send, check upon receipt)</text:p>
          </table:table-cell>
        </table:table-row>
        <table:table-row table:style-name="Table5.19">
          <table:table-cell table:style-name="Table5.A18" office:value-type="string">
            <text:p text:style-name="P60">0b11</text:p>
          </table:table-cell>
          <table:table-cell table:style-name="Table5.B18" office:value-type="string">
            <text:p text:style-name="P58">*</text:p>
          </table:table-cell>
          <table:table-cell table:style-name="Table5.C14" office:value-type="string">
            <text:p text:style-name="P58">*</text:p>
          </table:table-cell>
          <table:table-cell table:style-name="Table5.D14" office:value-type="string">
            <text:p text:style-name="P61">Reserved (do not send, check upon receipt)</text:p>
          </table:table-cell>
        </table:table-row>
      </table:table>
      <text:p text:style-name="P40"/>
      <text:h text:style-name="P74" text:outline-level="1"><text:bookmark-start text:name="__RefHeading___Toc3979_1750421117"/>Interactions (Normative)<text:bookmark-end text:name="__RefHeading___Toc3979_1750421117"/></text:h>
      <text:p text:style-name="P32">The following <text:span text:style-name="T59">hardware and software nodes</text:span> are taking part in the interactions presented here:</text:p>
      <text:list text:style-name="L5">
        <text:list-item>
          <text:p text:style-name="P105">The <text:span text:style-name="T52">Train Node</text:span><text:span text:style-name="T54"> is an OpenLCB Node that implements the </text:span><text:change text:change-id="ct94219851107600"/><text:change-start text:change-id="ct94219851109136"/><text:span text:style-name="T58">Train Control</text:span><text:change-end text:change-id="ct94219851109136"/><text:span text:style-name="T54"> Protocol, controlling a single (physical) train with one or more coupled engines. The hardware implementing the Train Node may be physically built into a model, or it may be </text:span><text:span text:style-name="T55">built into </text:span><text:span text:style-name="T54">a centralized gateway hardware that converts to a non-OpenLCB protocol in order to remotely control an engine, for example via Bluetooth or a </text:span><text:change text:change-id="ct94219964749024"/><text:change-start text:change-id="ct94219964750464"/><text:span text:style-name="T58">pre-existing</text:span><text:change-end text:change-id="ct94219964750464"/><text:span text:style-name="T54"> track protocol such as DCC or Märklin-Motorola. </text:span><text:span text:style-name="T55">In this case a single piece of hardware may be responsible for representing multiple OpenLCB Nodes on the network.</text:span></text:p>
        </text:list-item>
        <text:list-item>
          <text:p text:style-name="P105"><text:span text:style-name="T54">The </text:span><text:span text:style-name="T52">Throttle Node</text:span><text:span text:style-name="T54"> is an OpenLCB Node that intends to send </text:span><text:change text:change-id="ct94220006895248"/><text:change-start text:change-id="ct94219964749344"/><text:span text:style-name="T58">Train Control</text:span><text:change-end text:change-id="ct94219964749344"/><text:span text:style-name="T54">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105"><text:span text:style-name="T54">The </text:span><text:span text:style-name="T52">Command Station </text:span><text:span text:style-name="T54">is a </text:span><text:span text:style-name="T55">gateway for proxying to some non-OpenLCB protocol, implementing Train Node(s), and having an OpenLCB network connection. There may or may not be a separate OpenLCB Node that represents the Command Station itself on the OpenLCB network.</text:span><text:change-start text:change-id="ct94219957801216"/></text:p>
        </text:list-item>
      </text:list>
      <text:p text:style-name="P33"><text:span text:style-name="T56">A Train Node has a set of properties, the following of which </text:span><text:span text:style-name="T39">are relevant for</text:span><text:span text:style-name="T56"> the interactions defined in </text:span><text:span text:style-name="T39">this</text:span><text:span text:style-name="T56"> Standard:</text:span></text:p>
      <text:list text:style-name="L6">
        <text:list-item>
          <text:p text:style-name="P107">Name<text:span text:style-name="T54"> is a user-</text:span><text:span text:style-name="T40">assigned</text:span><text:span text:style-name="T54"> text</text:span><text:span text:style-name="T57">ual </text:span><text:span text:style-name="T58">(alphanumeric)</text:span><text:span text:style-name="T57"> description for the train.</text:span></text:p>
        </text:list-item>
        <text:list-item>
          <text:p text:style-name="P108"><text:soft-page-break/>Protocol<text:span text:style-name="T54"> defines the native </text:span><text:change-end text:change-id="ct94219957801216"/><text:change-start text:change-id="ct94219885550592"/><text:span text:style-name="T54">command set that is </text:span><text:span text:style-name="T38">used to address this train. The options are listed in </text:span><text:span text:style-name="T42">Table 4.</text:span></text:p>
        </text:list-item>
        <text:list-item>
          <text:p text:style-name="P108"><text:span text:style-name="T11">Address</text:span><text:span text:style-name="T38"> is a user-assigned numerical value that uniquely identifies a train within a Protocol.</text:span><text:change-end text:change-id="ct94219885550592"/><text:change-start text:change-id="ct94219835099008"/><text:span text:style-name="T38"> There cannot be two trains with the same Protocol and same Address on the track at the same time.</text:span><text:change-end text:change-id="ct94219835099008"/><text:change-start text:change-id="ct94219835097856"/><text:span text:style-name="T38"> Not all Protocols have a user-assigned Address. </text:span><text:span text:style-name="T41">The Address for the DCC Protocol also carries a disambiguator on whether it is a short (7-bit) or long (14-bit) DCC address.</text:span></text:p>
        </text:list-item>
        <text:list-item>
          <text:p text:style-name="P108"><text:span text:style-name="T11">Protocol Version</text:span><text:span text:style-name="T38"> </text:span><text:change-end text:change-id="ct94219835097856"/><text:change-start text:change-id="ct94219970664336"/><text:span text:style-name="T38">selects the exact command set to use for a Track Protocol. Users sometimes have to select a specific Protocol Version to correctly operate a train or to access all possible features of it.</text:span><text:change-end text:change-id="ct94219970664336"/></text:p>
        </text:list-item>
      </text:list>
      <text:h text:style-name="Heading_20_2" text:outline-level="2"><text:bookmark-start text:name="__RefHeading___Toc3981_1750421117"/>Search for existing train nodes<text:bookmark-end text:name="__RefHeading___Toc3981_1750421117"/></text:h>
      <text:p text:style-name="P34">The goal of this use-case is for a Throttle Node to enumerate Train Nodes that exist on the network and match certain criteria. The Throttle Node <text:span text:style-name="T60">shall</text:span> <text:span text:style-name="T60">represent</text:span> the given criteria as an Event Identifier <text:span text:style-name="T62">E</text:span> <text:span text:style-name="T60">according to Section </text:span><text:span text:style-name="T60"><text:bookmark-ref text:reference-format="chapter" text:ref-name="__RefHeading___Toc6933_2256849141">5.2</text:bookmark-ref></text:span>, <text:span text:style-name="T60">and shall set the flag byte ‘</text:span><text:span text:style-name="T12">rr</text:span><text:span text:style-name="T60">’ Bit 7 (Allocate) to zero (0).</text:span></text:p>
      <text:list xml:id="list2938585191" text:style-name="L7">
        <text:list-item>
          <text:p text:style-name="P109">The Throttle Node shall send an “Identify Producer” message with setting the Event Identifier to <text:span text:style-name="T61">E</text:span> to the network.</text:p>
        </text:list-item>
        <text:list-item>
          <text:p text:style-name="P109">A Train Node, upon receipt of an Identify Producer message with an Event Identifier <text:span text:style-name="T61">E</text:span><text:span text:style-name="T77"> falling</text:span> into the Event Identifier Range of Section <text:bookmark-ref text:reference-format="chapter" text:ref-name="__RefHeading___Toc6935_2256849141">5.1</text:bookmark-ref>, shall</text:p>
          <text:list>
            <text:list-item>
              <text:p text:style-name="P110">compare <text:span text:style-name="T108">the Train Node’s</text:span> identifying properties to the search criteria represented by the Event <text:change text:change-id="ct94219835099296"/><text:change-start text:change-id="ct94219973379456"/><text:span text:style-name="T11">Identifier</text:span><text:change-end text:change-id="ct94219973379456"/> <text:span text:style-name="T61">E </text:span><text:span text:style-name="T77">according to </text:span><text:span text:style-name="T78">Section </text:span><text:span text:style-name="T78"><text:bookmark-ref text:reference-format="chapter" text:ref-name="__RefHeading___Toc6973_2256849141">6.3</text:bookmark-ref></text:span><text:span text:style-name="T77">;</text:span></text:p>
            </text:list-item>
            <text:list-item>
              <text:p text:style-name="P109">in case of a match, the Train Node shall emit a “Producer Identified” message with the Event Identifier <text:span text:style-name="T61">E </text:span><text:span text:style-name="T77">to the network, setting the </text:span><text:span text:style-name="T78">Producer </text:span><text:span text:style-name="T77">validity bits according to </text:span><text:change-start text:change-id="ct94219973380112"/><text:span text:style-name="T77"><text:line-break/></text:span><text:change-end text:change-id="ct94219973380112"/><text:span text:style-name="T78">Section </text:span><text:span text:style-name="T78"><text:bookmark-ref text:reference-format="number" text:ref-name="__RefHeading___Toc2334_3765748684"> 6.4 </text:bookmark-ref></text:span><text:span text:style-name="T77">;</text:span></text:p>
            </text:list-item>
            <text:list-item>
              <text:p text:style-name="P109"><text:span text:style-name="T77">in absence of a match, the Train Node shall not emit a “Producer Identified” message with the Event Identifier </text:span><text:span text:style-name="T61">E</text:span><text:span text:style-name="T77">.</text:span></text:p>
            </text:list-item>
          </text:list>
        </text:list-item>
      </text:list>
      <text:h text:style-name="Heading_20_2" text:outline-level="2"><text:bookmark-start text:name="__RefHeading___Toc3983_1750421117"/>Allocat<text:span text:style-name="T112">e</text:span> a new <text:span text:style-name="T111">T</text:span>rain <text:span text:style-name="T111">N</text:span>ode<text:bookmark-end text:name="__RefHeading___Toc3983_1750421117"/></text:h>
      <text:p text:style-name="P36">The goal of this use-case is for a Throttle Node to instruct a Command Station to create a new Train Node in the case that no existing Train Node(s) match the search criteria requested by the Throttle Node. <text:span text:style-name="T113">This interaction can also be used to change the Protocol Version of an existing Train Node.</text:span></text:p>
      <text:p text:style-name="P35">The Throttle Node <text:span text:style-name="T60">shall</text:span> <text:span text:style-name="T60">represent</text:span> the <text:span text:style-name="T99">requested address</text:span> as an Event Identifier <text:span text:style-name="T62">E</text:span> <text:span text:style-name="T60">according to Section </text:span><text:span text:style-name="T60"><text:bookmark-ref text:reference-format="chapter" text:ref-name="__RefHeading___Toc6933_2256849141">5.2</text:bookmark-ref></text:span>, <text:span text:style-name="T99">with </text:span><text:change text:change-id="ct94219973008128"/><text:span text:style-name="T99">the flag byte ‘</text:span><text:span text:style-name="T13">rr</text:span><text:span text:style-name="T99">’ Bit 7 (Allocate) </text:span><text:change-start text:change-id="ct94219965450752"/><text:span text:style-name="T132">set </text:span><text:change-end text:change-id="ct94219965450752"/><text:span text:style-name="T99">to one (0x80). The Throttle Node may, but is not required to, specify the desired track protocol in the flag byte. It is recommended that the Throttle Node also sets</text:span><text:change text:change-id="ct94219965452336"/><text:span text:style-name="T99"> Bit 6 (Exact) to one (0x40) in the flag byte.</text:span></text:p>
      <text:list text:continue-numbering="true" text:style-name="L7">
        <text:list-item>
          <text:p text:style-name="P110">The Throttle Node shall send an “Identify Producer” message with setting the Event Identifier to <text:span text:style-name="T61">E</text:span> to the network.</text:p>
        </text:list-item>
        <text:list-item>
          <text:p text:style-name="P110">A <text:span text:style-name="T100">Command Station</text:span> upon receipt of an Identify Producer message with an Event Identifier <text:span text:style-name="T61">E</text:span><text:span text:style-name="T77"> falling</text:span> into the Event Identifier Range of Section <text:bookmark-ref text:reference-format="chapter" text:ref-name="__RefHeading___Toc6935_2256849141">5.1</text:bookmark-ref><text:s/><text:span text:style-name="T100">with the flag byte ‘</text:span><text:span text:style-name="T14">rr</text:span><text:span text:style-name="T100">’ Bit 7 (Allocate) set to one</text:span>, shall</text:p>
          <text:list>
            <text:list-item>
              <text:p text:style-name="P110"><text:soft-page-break/><text:span text:style-name="T100">validate that it has the ability to create a Train Node matching </text:span>its identifying properties to the search criteria represented by the Event <text:span text:style-name="T112">Identifier</text:span> <text:span text:style-name="T61">E </text:span><text:span text:style-name="T77">according to </text:span><text:span text:style-name="T78">Section </text:span><text:span text:style-name="T78"><text:bookmark-ref text:reference-format="chapter" text:ref-name="__RefHeading___Toc6973_2256849141">6.3</text:bookmark-ref></text:span><text:span text:style-name="T77">; </text:span><text:span text:style-name="T85">for properties marked as ‘Any / Default’ by the Event Identifier </text:span><text:span text:style-name="T66">E</text:span><text:span text:style-name="T85"> the Command Station may pick any implementation-specific default </text:span><text:change-start text:change-id="ct94219963872736"/><text:span text:style-name="T97">or user-configured </text:span><text:change-end text:change-id="ct94219963872736"/><text:span text:style-name="T85">value;</text:span></text:p>
            </text:list-item>
            <text:list-item>
              <text:p text:style-name="P113">wait at least 200 msec for existing Train Nodes to reply with a “Producer Identified” message;</text:p>
            </text:list-item>
            <text:list-item>
              <text:p text:style-name="P111">in <text:span text:style-name="T100">the absence of such reply,</text:span> the <text:span text:style-name="T100">Command Station</text:span> shall</text:p>
              <text:list>
                <text:list-item>
                  <text:p text:style-name="P111"><text:span text:style-name="T100">allocate a new Train Node according to the properties defined by </text:span>the Event Identifier <text:span text:style-name="T61">E</text:span><text:span text:style-name="T77">, </text:span><text:span text:style-name="T87">or</text:span></text:p>
                </text:list-item>
                <text:list-item>
                  <text:p text:style-name="P111"><text:span text:style-name="T87">adjust the Protocol Version of an existing Train Node conflicting with the requested address to match the value defined by </text:span><text:span text:style-name="T77">the Event Identifier </text:span><text:span text:style-name="T61">E,</text:span></text:p>
                </text:list-item>
              </text:list>
            </text:list-item>
          </text:list>
        </text:list-item>
      </text:list>
      <text:p text:style-name="P63"><text:span text:style-name="T87">then</text:span><text:span text:style-name="T79"> instruct the Train Node to emit a </text:span><text:span text:style-name="T77">“Producer Identified </text:span><text:span text:style-name="T80">Valid</text:span><text:span text:style-name="T77">” message with the Event Identifier </text:span><text:span text:style-name="T61">E</text:span><text:span text:style-name="T77">.</text:span></text:p>
      <text:h text:style-name="Heading_20_2" text:outline-level="2"><text:bookmark-start text:name="__RefHeading___Toc6973_2256849141"/>Event Identifier <text:span text:style-name="T99">m</text:span>atch<text:span text:style-name="T99">ing</text:span> <text:span text:style-name="T99">algorithm</text:span><text:bookmark-end text:name="__RefHeading___Toc6973_2256849141"/></text:h>
      <text:p text:style-name="P37">This section defines when an Event Identifier <text:span text:style-name="T61">E</text:span> in the range defined by <text:span text:style-name="T60">Section </text:span><text:span text:style-name="T60"><text:bookmark-ref text:reference-format="chapter" text:ref-name="__RefHeading___Toc6935_2256849141">5.1</text:bookmark-ref></text:span><text:span text:style-name="T60"><text:s/></text:span>matches a Train Node with the identifying properties of <text:span text:style-name="T61">&lt;Name, Address, Protocol</text:span><text:span text:style-name="T66">, Protocol Version</text:span><text:span text:style-name="T61">&gt;.</text:span></text:p>
      <text:p text:style-name="P15">The Train Node matches the Event Identifier <text:span text:style-name="T61">E</text:span> if<text:change-start text:change-id="ct94219970539504"/> <text:span text:style-name="T120">and only i</text:span><text:change-end text:change-id="ct94219970539504"/>f<text:change-start text:change-id="ct94219958597984"/></text:p>
      <text:list text:style-name="L8">
        <text:list-item>
          <text:p text:style-name="P114"><text:change-end text:change-id="ct94219958597984"/><text:span text:style-name="T90">the search query represented by the </text:span><text:span text:style-name="T63">qq qq qq</text:span><text:span text:style-name="T90"> nibbles of </text:span><text:span text:style-name="T63">E</text:span><text:span text:style-name="T90"> matches</text:span><text:change-start text:change-id="ct94219958354592"/><text:span text:style-name="T90">,</text:span><text:change-end text:change-id="ct94219958354592"/><text:span text:style-name="T90"> </text:span><text:change text:change-id="ct94219852689440"/><text:change-start text:change-id="ct94219852691552"/><text:span text:style-name="T29">AND</text:span><text:change-end text:change-id="ct94219852691552"/><text:change text:change-id="ct94219852691872"/><text:change-start text:change-id="ct94219963022832"/></text:p>
        </text:list-item>
        <text:list-item>
          <text:p text:style-name="P114"><text:change-end text:change-id="ct94219963022832"/><text:span text:style-name="T90">the requirement by the </text:span><text:span text:style-name="T25">rr</text:span><text:span text:style-name="T90"> flag byte matches the </text:span><text:span text:style-name="T63">Protocol</text:span><text:change text:change-id="ct94219973139408"/><text:change-start text:change-id="ct94219973142000"/><text:span text:style-name="T66">,</text:span><text:change-end text:change-id="ct94219973142000"/><text:span text:style-name="T66"> </text:span><text:change text:change-id="ct94219958352320"/><text:change-start text:change-id="ct94219958353440"/><text:span text:style-name="T29">AND</text:span><text:change-end text:change-id="ct94219958353440"/><text:change text:change-id="ct94219958353728"/><text:change-start text:change-id="ct94219852647024"/></text:p>
        </text:list-item>
        <text:list-item>
          <text:p text:style-name="P114"><text:change-end text:change-id="ct94219852647024"/><text:span text:style-name="T90">the Flag byte or the query nibbles </text:span><text:span text:style-name="T84">specify</text:span><text:span text:style-name="T90"> no reserved values marked as “check upon receipt”.</text:span></text:p>
        </text:list-item>
      </text:list>
      <text:p text:style-name="P16">The flag byte <text:span text:style-name="T22">rr</text:span> matches <text:span text:style-name="T61">Protocol</text:span> if<text:change-start text:change-id="ct94219881375184"/> <text:span text:style-name="T120">and only i</text:span><text:change-end text:change-id="ct94219881375184"/>f the Track Protocol field of <text:span text:style-name="T22">rr</text:span> is set to “<text:span text:style-name="T109">Default/</text:span>Any” <text:change text:change-id="ct94219962983520"/><text:change-start text:change-id="ct94219880674368"/><text:span text:style-name="T18">OR</text:span><text:change-end text:change-id="ct94219880674368"/> <text:span text:style-name="T61">Protocol</text:span> matches the <text:span text:style-name="T102">value of the Track Protocol field.</text:span><text:change-start text:change-id="ct94219927896848"/></text:p>
      <text:p text:style-name="P97">The <text:span text:style-name="T61">Protocol Version</text:span> is not used by the matching algorithm.<text:change-end text:change-id="ct94219927896848"/><text:change text:change-id="ct94219962983808"/><text:change-start text:change-id="ct94219903187168"/></text:p>
      <text:p text:style-name="P19"><text:span text:style-name="T21">T</text:span><text:span text:style-name="T11">he</text:span> <text:span text:style-name="T11">F</text:span>lag byte <text:span text:style-name="T61">rr</text:span> <text:span text:style-name="T76">requests a DCC long address</text:span> if and only if <text:span text:style-name="T61">rr</text:span> specifies the DCC protocol <text:s/><text:span text:style-name="T19">AND</text:span><text:span text:style-name="T123"> </text:span><text:span text:style-name="T110">Bit 2 (DCC - F</text:span><text:span text:style-name="T125">orce long address bit</text:span><text:span text:style-name="T110">)</text:span><text:span text:style-name="T125"> is </text:span><text:span text:style-name="T11">set.</text:span><text:change-end text:change-id="ct94219903187168"/></text:p>
      <text:p text:style-name="P14">The <text:span text:style-name="T101">search query represented by the </text:span><text:span text:style-name="T63">qq qq qq</text:span><text:span text:style-name="T101"> nibbles of </text:span><text:span text:style-name="T63">E</text:span><text:span text:style-name="T101"> matches </text:span>if<text:change-start text:change-id="ct94219927893120"/> <text:span text:style-name="T120">and only i</text:span><text:change-end text:change-id="ct94219927893120"/>f</text:p>
      <text:list text:style-name="L9">
        <text:list-item>
          <text:p text:style-name="P115"><text:span text:style-name="T65">qq qq qq</text:span><text:span text:style-name="T81"> matches the </text:span><text:span text:style-name="T65">Address</text:span><text:span text:style-name="T81"> of the Train Node, </text:span><text:change text:change-id="ct94219852213712"/><text:change-start text:change-id="ct94219851442912"/><text:span text:style-name="T31">OR</text:span><text:change-end text:change-id="ct94219851442912"/><text:span text:style-name="T81"> </text:span></text:p>
        </text:list-item>
        <text:list-item>
          <text:p text:style-name="P115"><text:change-start text:change-id="ct94219930831952"/><text:span text:style-name="T93">Bit 5 (</text:span><text:change-end text:change-id="ct94219930831952"/><text:change text:change-id="ct94219852212512"/><text:span text:style-name="T81">Address only</text:span><text:change-start text:change-id="ct94219852212800"/><text:span text:style-name="T93">)</text:span><text:change-end text:change-id="ct94219852212800"/><text:change text:change-id="ct94219852213088"/><text:span text:style-name="T81"> is </text:span><text:change text:change-id="ct94219976018960"/><text:change-start text:change-id="ct94219976020768"/><text:span text:style-name="T34">clear</text:span><text:change-end text:change-id="ct94219976020768"/><text:span text:style-name="T81"> in the Flag byte </text:span><text:span text:style-name="T23">rr</text:span><text:span text:style-name="T81"> </text:span><text:change text:change-id="ct94219850208192"/><text:change-start text:change-id="ct94219850209680"/><text:span text:style-name="T29">AND</text:span><text:change-end text:change-id="ct94219850209680"/><text:span text:style-name="T81"> </text:span><text:span text:style-name="T65">qq qq qq</text:span><text:span text:style-name="T81"> matches the </text:span><text:span text:style-name="T65">Name</text:span><text:span text:style-name="T81">.</text:span></text:p>
        </text:list-item>
      </text:list>
      <text:p text:style-name="P14">The <text:span text:style-name="T63">qq qq qq</text:span><text:span text:style-name="T101"> nibbles of </text:span><text:span text:style-name="T63">E</text:span><text:span text:style-name="T101"> matches </text:span>the <text:span text:style-name="T61">Address</text:span> if<text:change-start text:change-id="ct94219969686464"/> <text:span text:style-name="T120">and only i</text:span><text:change-end text:change-id="ct94219969686464"/>f <text:span text:style-name="T61">qq qq qq</text:span> contains exactly one contiguous sequence of digit nibbles ‘0’-’9’, <text:change text:change-id="ct94219969685600"/><text:change-start text:change-id="ct94219969687008"/><text:span text:style-name="T15">AND</text:span><text:change-end text:change-id="ct94219969687008"/></text:p>
      <text:list text:continue-list="list202717822770616" text:style-name="L2">
        <text:list-item>
          <text:p text:style-name="P100"><text:span text:style-name="T65">Protocol</text:span><text:span text:style-name="T81"> is no</text:span><text:change-start text:change-id="ct94219969684384"/><text:span text:style-name="T94">t</text:span><text:change-end text:change-id="ct94219969684384"/><text:change text:change-id="ct94219850210000"/><text:change-start text:change-id="ct94219850210368"/><text:span text:style-name="T81"> </text:span><text:change-end text:change-id="ct94219850210368"/><text:span text:style-name="T81">DCC, </text:span><text:change text:change-id="ct94219928792368"/><text:change-start text:change-id="ct94219928792656"/><text:span text:style-name="T29">OR</text:span><text:change-end text:change-id="ct94219928792656"/></text:p>
        </text:list-item>
        <text:list-item>
          <text:p text:style-name="P79"><text:change-start text:change-id="ct94219927893536"/><text:span text:style-name="T83">the </text:span><text:span text:style-name="T81">decimal value represented by these nibbles</text:span><text:change-end text:change-id="ct94219927893536"/><text:change-start text:change-id="ct94219852211696"/><text:span text:style-name="T82"> is &gt;= 128, </text:span><text:span text:style-name="T29">OR</text:span></text:p>
        </text:list-item>
        <text:list-item>
          <text:p text:style-name="P80"><text:change-end text:change-id="ct94219852211696"/><text:span text:style-name="T82">t</text:span><text:span text:style-name="T77">he Flag byte </text:span><text:span text:style-name="T61">rr</text:span><text:span text:style-name="T77"> </text:span><text:change-start text:change-id="ct94219885485232"/><text:span text:style-name="T92">requests a DCC long address AND </text:span><text:span text:style-name="T64">Address</text:span><text:span text:style-name="T83"> is a </text:span><text:span text:style-name="T77">DCC 14-bit (</text:span><text:span text:style-name="T83">long</text:span><text:span text:style-name="T77">)</text:span><text:change-end text:change-id="ct94219885485232"/><text:change-start text:change-id="ct94219972353472"/><text:span text:style-name="T77"> </text:span><text:span text:style-name="T93">address</text:span><text:change-end text:change-id="ct94219972353472"/><text:change text:change-id="ct94219894644464"/><text:span text:style-name="T77">, </text:span><text:change text:change-id="ct94219894646224"/><text:change-start text:change-id="ct94219880673456"/><text:span text:style-name="T32">OR</text:span></text:p>
        </text:list-item>
        <text:list-item>
          <text:p text:style-name="P99"><text:soft-page-break/><text:span text:style-name="T82">t</text:span><text:span text:style-name="T86">he Flag byte </text:span><text:span text:style-name="T71">rr</text:span><text:span text:style-name="T86"> </text:span><text:span text:style-name="T92">does not request a DCC long address AND </text:span><text:span text:style-name="T64">Address</text:span><text:span text:style-name="T83"> is a </text:span><text:span text:style-name="T86">DCC </text:span><text:span text:style-name="T32">7</text:span><text:span text:style-name="T86">-bit (</text:span><text:span text:style-name="T32">short</text:span><text:span text:style-name="T86">)</text:span><text:span text:style-name="T83"> address, </text:span><text:span text:style-name="T92">OR</text:span></text:p>
        </text:list-item>
        <text:list-item>
          <text:p text:style-name="P99"><text:span text:style-name="T82">t</text:span><text:span text:style-name="T86">he Flag byte </text:span><text:span text:style-name="T71">rr</text:span><text:span text:style-name="T86"> </text:span><text:span text:style-name="T92">does not request a DCC long address AND Bit 7 (Allocate) is clear in </text:span><text:span text:style-name="T82">t</text:span><text:span text:style-name="T86">he Flag byte </text:span><text:span text:style-name="T71">rr</text:span><text:change-end text:change-id="ct94219880673456"/><text:change text:change-id="ct94219885483120"/><text:change text:change-id="ct94219885484160"/><text:change text:change-id="ct94219885484448"/><text:change text:change-id="ct94219823322096"/><text:change text:change-id="ct94219823322384"/><text:change text:change-id="ct94219823323072"/><text:change text:change-id="ct94219823323360"/><text:change text:change-id="ct94219851080592"/><text:change text:change-id="ct94219851080880"/></text:p>
        </text:list-item>
      </text:list>
      <text:p text:style-name="P38"><text:change text:change-id="ct94219851084464"/><text:change-start text:change-id="ct94219880673872"/><text:span text:style-name="T29">AND</text:span><text:change-end text:change-id="ct94219880673872"/><text:span text:style-name="T83"> </text:span></text:p>
      <text:list text:style-name="L10">
        <text:list-item>
          <text:p text:style-name="P116"><text:span text:style-name="T81">the </text:span><text:span text:style-name="T83">Exact bit of the Flag byte </text:span><text:span text:style-name="T24">rr</text:span><text:span text:style-name="T83"> is set </text:span><text:change text:change-id="ct94219918979760"/><text:change-start text:change-id="ct94219918980944"/><text:span text:style-name="T29">AND</text:span><text:change-end text:change-id="ct94219918980944"/><text:span text:style-name="T83"> the </text:span><text:span text:style-name="T81">decimal value represented by these nibbles is the value of the </text:span><text:span text:style-name="T65">Address</text:span><text:span text:style-name="T81">, </text:span><text:change text:change-id="ct94219889684272"/><text:change-start text:change-id="ct94219889685392"/><text:span text:style-name="T29">OR</text:span><text:change-end text:change-id="ct94219889685392"/></text:p>
        </text:list-item>
        <text:list-item>
          <text:p text:style-name="P116"><text:span text:style-name="T83">the Exact bit if the Flag byte </text:span><text:span text:style-name="T28">rr</text:span><text:span text:style-name="T83"> is clear </text:span><text:change text:change-id="ct94219918979088"/><text:change-start text:change-id="ct94219918980272"/><text:span text:style-name="T29">AND</text:span><text:change-end text:change-id="ct94219918980272"/><text:span text:style-name="T83"> the decimal </text:span><text:span text:style-name="T81">nibbles </text:span><text:span text:style-name="T83">form a prefix of the decimal representation of</text:span><text:span text:style-name="T81"> </text:span><text:span text:style-name="T65">Address.</text:span></text:p>
        </text:list-item>
      </text:list>
      <text:p text:style-name="P43"/>
      <text:p text:style-name="P90">The <text:span text:style-name="T63">qq qq qq</text:span><text:span text:style-name="T101"> nibbles of </text:span><text:span text:style-name="T63">E</text:span><text:span text:style-name="T101"> matches </text:span>the <text:span text:style-name="T68">Name</text:span> if<text:change-start text:change-id="ct94219965400192"/> <text:change-end text:change-id="ct94219965400192"/><text:change-start text:change-id="ct94219919533504"/><text:span text:style-name="T121">and only i</text:span><text:change-end text:change-id="ct94219919533504"/>f <text:span text:style-name="T61">qq qq qq</text:span> contains one <text:span text:style-name="T114">or more </text:span>contiguous sequence of digit nibbles <text:change-start text:change-id="ct94219972141008"/><text:span text:style-name="T128">0x</text:span><text:change-end text:change-id="ct94219972141008"/><text:change text:change-id="ct94219919534528"/>0<text:change-start text:change-id="ct94219972142496"/><text:span text:style-name="T128">0x</text:span><text:change-end text:change-id="ct94219972142496"/><text:change text:change-id="ct94219972142816"/>-<text:change-start text:change-id="ct94219976529408"/><text:span text:style-name="T128">0x</text:span><text:change-end text:change-id="ct94219976529408"/><text:change text:change-id="ct94219976529728"/>9<text:change text:change-id="ct94219976530016"/> <text:span text:style-name="T114">separated with one or more nibble </text:span><text:change-start text:change-id="ct94219879202560"/><text:span text:style-name="T128">0x</text:span><text:change-end text:change-id="ct94219879202560"/><text:change text:change-id="ct94219976532880"/><text:span text:style-name="T114">F</text:span><text:change text:change-id="ct94219964968240"/> and <text:span text:style-name="T114">each of those match the </text:span><text:span text:style-name="T68">Name.</text:span><text:change text:change-id="ct94219964970304"/><text:change text:change-id="ct94219964970624"/><text:change text:change-id="ct94219964970944"/><text:change text:change-id="ct94219963978560"/><text:change text:change-id="ct94219963978848"/><text:change text:change-id="ct94219963979136"/><text:change text:change-id="ct94219963979504"/><text:change text:change-id="ct94219963979872"/></text:p>
      <text:p text:style-name="P68">A <text:change-start text:change-id="ct94219918979376"/>maximal<text:note text:id="ftn1" text:note-class="footnote"><text:note-citation>1</text:note-citation><text:note-body><text:p text:style-name="P66">No <text:change-start text:change-id="ct94219976019856"/><text:span text:style-name="T128">0x</text:span><text:change-end text:change-id="ct94219976019856"/><text:change text:change-id="ct94219970123824"/>0<text:change text:change-id="ct94219918980560"/>-<text:change-start text:change-id="ct94219964967712"/><text:span text:style-name="T128">0x</text:span><text:change-end text:change-id="ct94219964967712"/><text:change text:change-id="ct94219964968560"/>9<text:change text:change-id="ct94219889686320"/> <text:change text:change-id="ct94219879881776"/><text:change-start text:change-id="ct94219878290336"/><text:span text:style-name="T44">nibbles</text:span><text:change-end text:change-id="ct94219878290336"/> immediately before or after <text:change-start text:change-id="ct94219851109456"/>this substring <text:span text:style-name="T122">within </text:span><text:span text:style-name="T70">qq qq qq</text:span><text:change-end text:change-id="ct94219851109456"/><text:change text:change-id="ct94219852271760"/>.</text:p></text:note-body></text:note> <text:change-end text:change-id="ct94219918979376"/>contiguous sequence of digit nibbles <text:change-start text:change-id="ct94219977692688"/><text:span text:style-name="T76">nn...n</text:span><text:span text:style-name="T75"> </text:span><text:change-end text:change-id="ct94219977692688"/><text:change-start text:change-id="ct94219879201264"/><text:span text:style-name="T122">in </text:span><text:span text:style-name="T70">E</text:span><text:span text:style-name="T122"> </text:span><text:change-end text:change-id="ct94219879201264"/>match the <text:change-start text:change-id="ct94219878291488"/><text:span text:style-name="T61">Name</text:span><text:change-end text:change-id="ct94219878291488"/> if<text:change-start text:change-id="ct94219879204064"/> and only i<text:change-end text:change-id="ct94219879204064"/>f there is a <text:change-start text:change-id="ct94219848602624"/><text:span text:style-name="T130">pair of </text:span><text:change-end text:change-id="ct94219848602624"/><text:change-start text:change-id="ct94219972141296"/><text:span text:style-name="T129">position</text:span><text:span text:style-name="T130">s</text:span><text:span text:style-name="T129"> </text:span><text:span text:style-name="T130">[</text:span><text:span text:style-name="T72">p,</text:span><text:span text:style-name="T73">q</text:span><text:span text:style-name="T96">]</text:span><text:span text:style-name="T95"> in </text:span><text:span text:style-name="T72">Name</text:span><text:span text:style-name="T95"> such that there is no digit character immediately preceding position </text:span><text:span text:style-name="T72">p</text:span><text:span text:style-name="T95"> in </text:span><text:span text:style-name="T72">Name</text:span><text:span text:style-name="T95">, </text:span><text:span text:style-name="T36">AND</text:span><text:span text:style-name="T95"> </text:span><text:span text:style-name="T72">nn...n </text:span><text:span text:style-name="T37">equals</text:span><text:span text:style-name="T95"> the concatenation of all digit characters found in </text:span><text:span text:style-name="T72">Name</text:span><text:span text:style-name="T95"> from position </text:span><text:span text:style-name="T72">p</text:span><text:span text:style-name="T95"> </text:span><text:span text:style-name="T37">to </text:span><text:span text:style-name="T27">q</text:span><text:span text:style-name="T95"><text:note text:id="ftn2" text:note-class="footnote"><text:note-citation>2</text:note-citation><text:note-body><text:p text:style-name="P67"><text:change-start text:change-id="ct94219852213376"/>Any non-digit characters <text:span text:style-name="T43">shall </text:span>be skipped for this definition.<text:change-end text:change-id="ct94219852213376"/></text:p></text:note-body></text:note></text:span><text:span text:style-name="T95">, </text:span><text:change-end text:change-id="ct94219972141296"/><text:change text:change-id="ct94219968869072"/><text:change text:change-id="ct94219964969776"/><text:change text:change-id="ct94219964967088"/><text:change text:change-id="ct94219976530304"/><text:change text:change-id="ct94219976531664"/><text:change text:change-id="ct94219976531120"/><text:change-start text:change-id="ct94219976528960"/><text:span text:style-name="T16">AND</text:span><text:change-end text:change-id="ct94219976528960"/></text:p>
      <text:list text:style-name="L11">
        <text:list-item>
          <text:p text:style-name="P117"><text:span text:style-name="T88">Flag byte </text:span><text:span text:style-name="T69">rr</text:span><text:span text:style-name="T88"> has Bit 6 (Exact) not set, </text:span><text:change-start text:change-id="ct94219879202992"/><text:span text:style-name="T91">OR</text:span><text:change-end text:change-id="ct94219879202992"/><text:change text:change-id="ct94219967028672"/></text:p>
        </text:list-item>
        <text:list-item>
          <text:p text:style-name="P94"><text:change-start text:change-id="ct94219849753328"/><text:span text:style-name="T130">there is no digit character immediately following position </text:span><text:span text:style-name="T73">q</text:span><text:change-end text:change-id="ct94219849753328"/><text:change text:change-id="ct94219852690368"/> in <text:span text:style-name="T61">Name</text:span><text:change text:change-id="ct94219930831408"/><text:change text:change-id="ct94219850206736"/><text:change text:change-id="ct94219851158368"/><text:change text:change-id="ct94219888057456"/><text:change text:change-id="ct94219889683360"/>.</text:p>
        </text:list-item>
      </text:list>
      <text:h text:style-name="P76" text:outline-level="2"><text:bookmark-start text:name="__RefHeading___Toc2334_3765748684"/>Search Result Differentiation<text:bookmark-end text:name="__RefHeading___Toc2334_3765748684"/></text:h>
      <text:p text:style-name="P18"><text:span text:style-name="T118">A </text:span>Train Node replying <text:span text:style-name="T11">with</text:span> Producer Identified messag<text:span text:style-name="T118">e may, but is not required to </text:span><text:change-start text:change-id="ct94219885935152"/><text:span text:style-name="T118">to differentiate on how </text:span><text:span text:style-name="T20">accurately</text:span><text:span text:style-name="T118"> the search query matches the Train Node’s properties </text:span><text:span text:style-name="T124">by </text:span><text:change-end text:change-id="ct94219885935152"/>pick<text:change-start text:change-id="ct94219851443200"/><text:span text:style-name="T124">ing</text:span><text:change-end text:change-id="ct94219851443200"/> the response message from the set of Producer Identified Valid, Producer Identified Invalid and Producer Identified Unknown<text:change-start text:change-id="ct94219851158960"/> <text:span text:style-name="T124">messages.</text:span><text:change-end text:change-id="ct94219851158960"/><text:change text:change-id="ct94219970568752"/><text:span text:style-name="T118"> </text:span><text:change text:change-id="ct94219852214224"/><text:change-start text:change-id="ct94219967029888"/><text:span text:style-name="T17">The</text:span><text:change-end text:change-id="ct94219967029888"/><text:span text:style-name="T118"> </text:span><text:change-start text:change-id="ct94219894647360"/><text:span text:style-name="T124">responses represent the quality of match with</text:span><text:change-end text:change-id="ct94219894647360"/><text:change text:change-id="ct94219885482448"/><text:span text:style-name="T118"> </text:span>‘<text:span text:style-name="T117">Valid’ &gt; ‘Invalid’ &gt; ‘Unknown’</text:span><text:change text:change-id="ct94219848751392"/><text:span text:style-name="T117">.</text:span> <text:span text:style-name="T118">A Node may use any implementation-specific algorithm, which may also take into account properties not represented in this standard for making the determination.</text:span></text:p>
      <text:p text:style-name="P17">If a Train Node does not make <text:change-start text:change-id="ct94219881071968"/><text:span text:style-name="T126">a </text:span><text:change-end text:change-id="ct94219881071968"/>differentiation, it shall use <text:span text:style-name="T116">Producer Identified </text:span>Unknown as response message for Search responses.</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 (Informative)<text:tab/>1</text:p>
          <text:p text:style-name="P65"><text:s/>2 Intended Use (Informative)<text:tab/>1</text:p>
          <text:p text:style-name="P65"><text:s/>3 References and Context (Normative)<text:tab/>1</text:p>
          <text:p text:style-name="P65"><text:s/>4 Message Formats (Normative)<text:tab/>2</text:p>
          <text:p text:style-name="P65"><text:s/>5 Allocation (Normative)<text:tab/>2</text:p>
          <text:p text:style-name="P64"><text:s/>5.1 Identifier Range allocation and License terms<text:tab/>2</text:p>
          <text:p text:style-name="P64"><text:s/>5.2 Identifier Format<text:tab/>2</text:p>
          <text:p text:style-name="P65"><text:s/>6 Interactions (Normative)<text:tab/>4</text:p>
          <text:p text:style-name="P64"><text:s/>6.1 Search for existing train nodes<text:tab/>5</text:p>
          <text:p text:style-name="P64"><text:s/>6.2 Allocate a new Train Node<text:tab/>5</text:p>
          <text:p text:style-name="P64"><text:s/>6.3 Event Identifier matching algorithm<text:tab/>6</text:p>
          <text:p text:style-name="P64"><text:s/>6.4 Search Result Differentiation<text:tab/>7</text:p>
        </text:index-body>
      </text:table-of-content>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MP10" style:family="paragraph" style:parent-style-name="Text_20_body">
      <style:text-properties officeooo:paragraph-rsid="006ea38a"/>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6d44b8" style:font-size-asian="8pt" style:font-size-complex="8pt"/>
    </style:style>
    <style:style style:name="MT6" style:family="text">
      <style:text-properties fo:font-size="8pt" officeooo:rsid="004d90d6" style:font-size-asian="8pt" style:font-size-complex="8pt"/>
    </style:style>
    <style:style style:name="MT7" style:family="text">
      <style:text-properties fo:font-size="9pt" style:font-size-asian="9pt"/>
    </style:style>
    <style:style style:name="MT8"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219967942224" text:id="ct94219967942224">
            <text:deletion>
              <office:change-info>
                <dc:creator>Balazs Racz</dc:creator>
                <dc:date>2024-06-25T22:08:35</dc:date>
              </office:change-info>
              <text:p text:style-name="MP4"><text:span text:style-name="Page_20_Number"><text:span text:style-name="MT2">Copyright 201</text:span></text:span><text:span text:style-name="Page_20_Number"><text:span text:style-name="MT3">8-20</text:span></text:span></text:p>
            </text:deletion>
          </text:changed-region>
          <text:changed-region xml:id="ct94219885498736" text:id="ct94219885498736">
            <text:deletion>
              <office:change-info>
                <dc:creator>Balazs Racz</dc:creator>
                <dc:date>2021-01-17T00:54:50</dc:date>
              </office:change-info>
              <text:p text:style-name="MP4"><text:span text:style-name="Page_20_Number"><text:span text:style-name="MT3">19</text:span></text:span></text:p>
            </text:deletion>
          </text:changed-region>
          <text:changed-region xml:id="ct94219959983408" text:id="ct94219959983408">
            <text:deletion>
              <office:change-info>
                <dc:creator>Balazs Racz</dc:creator>
                <dc:date>2024-06-25T22:08:35</dc:date>
              </office:change-info>
              <text:p text:style-name="MP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p>
            </text:deletion>
          </text:changed-region>
          <text:changed-region xml:id="ct94219974694624" text:id="ct94219974694624">
            <text:insertion>
              <office:change-info>
                <dc:creator>Balazs Racz</dc:creator>
                <dc:date>2024-06-25T22:08:35</dc:date>
              </office:change-info>
            </text:insertion>
          </text:changed-region>
          <text:changed-region xml:id="ct94219885181024" text:id="ct94219885181024">
            <text:insertion>
              <office:change-info>
                <dc:creator>Balazs Racz</dc:creator>
                <dc:date>2024-06-25T22:14:59</dc:date>
              </office:change-info>
            </text:insertion>
          </text:changed-region>
          <text:changed-region xml:id="ct94219889175936" text:id="ct94219889175936">
            <text:deletion>
              <office:change-info>
                <dc:creator>Balazs Racz</dc:creator>
                <dc:date>2024-06-25T22:14:59</dc:date>
              </office:change-info>
              <text:p text:style-name="MP4"><text:span text:style-name="Page_20_Number"><text:span text:style-name="MT2"><text:date style:data-style-name="N40" text:date-value="2024-06-30T20:27:15.628915764">Jun 30, 2024</text:date></text:span></text:span></text:p>
            </text:deletion>
          </text:changed-region>
        </text:tracked-changes>
        <text:p text:style-name="MP4"><text:change text:change-id="ct94219967942224"/><text:change text:change-id="ct94219885498736"/><text:change text:change-id="ct94219959983408"/><text:change-start text:change-id="ct94219974694624"/><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4219974694624"/><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change-start text:change-id="ct94219885181024"/><text:span text:style-name="Page_20_Number"><text:span text:style-name="MT2"><text:user-defined style:data-style-name="N0" text:name="OLCBdate">Jun 24, 2024</text:user-defined></text:span></text:span><text:change-end text:change-id="ct94219885181024"/><text:change text:change-id="ct94219889175936"/></text:p>
      </style:footer>
    </style:master-page>
    <style:master-page style:name="First_20_Page" style:display-name="First Page" style:page-layout-name="Mpm2" draw:style-name="Mdp1" style:next-style-name="Standard">
      <style:header>
        <text:tracked-changes>
          <text:changed-region xml:id="ct94219888232624" text:id="ct94219888232624">
            <text:insertion>
              <office:change-info>
                <dc:creator>Balazs Racz</dc:creator>
                <dc:date>2024-06-25T22:12:03</dc:date>
              </office:change-info>
            </text:insertion>
          </text:changed-region>
          <text:changed-region xml:id="ct94219888232912" text:id="ct94219888232912">
            <text:deletion>
              <office:change-info>
                <dc:creator>Balazs Racz</dc:creator>
                <dc:date>2024-06-25T22:12:02</dc:date>
              </office:change-info>
              <text:p text:style-name="MP9"><text:date style:data-style-name="N40" text:date-value="2024-06-30T20:27:15.629607900">Jun 30, 2024</text:date></text:p>
            </text:deletion>
          </text:changed-region>
          <text:changed-region xml:id="ct94219851486272" text:id="ct94219851486272">
            <text:deletion>
              <office:change-info>
                <dc:creator>Balazs Racz</dc:creator>
                <dc:date>2024-06-25T22:12:16</dc:date>
              </office:change-info>
              <text:p text:style-name="MP9">Preliminary</text:p>
            </text:deletion>
          </text:changed-region>
          <text:changed-region xml:id="ct94219851487120" text:id="ct94219851487120">
            <text:insertion>
              <office:change-info>
                <dc:creator>Balazs Racz</dc:creator>
                <dc:date>2024-06-25T22:12:16</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219888232624"/><text:user-defined style:data-style-name="N0" text:name="OLCBdate">Jun 24, 2024</text:user-defined><text:change-end text:change-id="ct94219888232624"/><text:change text:change-id="ct94219888232912"/></text:p>
            </table:table-cell>
            <table:table-cell table:style-name="Table1.C1" office:value-type="string">
              <text:p text:style-name="MP9"><text:change text:change-id="ct94219851486272"/><text:change-start text:change-id="ct94219851487120"/><text:user-defined style:data-style-name="N0" text:name="OLCBstatus">Draft</text:user-defined><text:change-end text:change-id="ct94219851487120"/></text:p>
            </table:table-cell>
          </table:table-row>
        </table:table>
        <text:p text:style-name="Header"/>
      </style:header>
      <style:footer>
        <text:tracked-changes>
          <text:changed-region xml:id="ct94219884229280" text:id="ct94219884229280">
            <text:deletion>
              <office:change-info>
                <dc:creator>Balazs Racz</dc:creator>
                <dc:date>2024-06-25T22:08:14</dc:date>
              </office:change-info>
              <text:p text:style-name="MP10"><text:span text:style-name="Page_20_Number"><text:span text:style-name="MT2">Copyright 201</text:span></text:span></text:p>
            </text:deletion>
          </text:changed-region>
          <text:changed-region xml:id="ct94219972933792" text:id="ct94219972933792">
            <text:deletion>
              <office:change-info>
                <dc:creator>Balazs Racz</dc:creator>
                <dc:date>2021-01-17T00:54:32</dc:date>
              </office:change-info>
              <text:p text:style-name="MP10"><text:span text:style-name="Page_20_Number"><text:span text:style-name="MT6">3-XX</text:span></text:span></text:p>
            </text:deletion>
          </text:changed-region>
          <text:changed-region xml:id="ct94219851509040" text:id="ct94219851509040">
            <text:deletion>
              <office:change-info>
                <dc:creator>Balazs Racz</dc:creator>
                <dc:date>2024-06-25T22:08:14</dc:date>
              </office:change-info>
              <text:p text:style-name="MP10"><text:span text:style-name="Page_20_Number"><text:span text:style-name="MT6">. All rights reserved. See </text:span></text:span><text:a xlink:type="simple" xlink:href="http://openlcb.org/Licensing.html" text:style-name="Internet_20_link" text:visited-style-name="Visited_20_Internet_20_Link"><text:span text:style-name="Page_20_Number"><text:span text:style-name="MT6">http://openlcb.org/Licensing.html</text:span></text:span></text:a><text:span text:style-name="Page_20_Number"><text:span text:style-name="MT6"> for license terms.</text:span></text:span></text:p>
            </text:deletion>
          </text:changed-region>
          <text:changed-region xml:id="ct94219970823600" text:id="ct94219970823600">
            <text:insertion>
              <office:change-info>
                <dc:creator>Balazs Racz</dc:creator>
                <dc:date>2024-06-25T22:08:14</dc:date>
              </office:change-info>
            </text:insertion>
          </text:changed-region>
          <text:changed-region xml:id="ct94219825933920" text:id="ct94219825933920">
            <text:insertion>
              <office:change-info>
                <dc:creator>Balazs Racz</dc:creator>
                <dc:date>2024-06-25T22:14:55</dc:date>
              </office:change-info>
            </text:insertion>
          </text:changed-region>
          <text:changed-region xml:id="ct94219825934240" text:id="ct94219825934240">
            <text:deletion>
              <office:change-info>
                <dc:creator>Balazs Racz</dc:creator>
                <dc:date>2024-06-25T22:14:55</dc:date>
              </office:change-info>
              <text:p text:style-name="MP10"><text:span text:style-name="Page_20_Number"><text:span text:style-name="MT2"><text:date style:data-style-name="N40" text:date-value="2024-06-30T20:27:15.631193965">Jun 30, 2024</text:date></text:span></text:span></text:p>
            </text:deletion>
          </text:changed-region>
        </text:tracked-changes>
        <text:p text:style-name="MP10"><text:change text:change-id="ct94219884229280"/><text:change text:change-id="ct94219972933792"/><text:change text:change-id="ct94219851509040"/><text:change-start text:change-id="ct94219970823600"/><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4219970823600"/><text:span text:style-name="MT7"><text:tab/></text:span><text:span text:style-name="MT8">Page </text:span><text:span text:style-name="Page_20_Number"><text:span text:style-name="MT8"><text:page-number text:select-page="current">1</text:page-number></text:span></text:span><text:span text:style-name="Page_20_Number"><text:span text:style-name="MT8"><text:s/>of </text:span></text:span><text:span text:style-name="Page_20_Number"><text:span text:style-name="MT8"><text:page-count style:num-format="1">8</text:page-count></text:span></text:span><text:span text:style-name="Page_20_Number"><text:span text:style-name="MT8"><text:s/>- </text:span></text:span><text:change-start text:change-id="ct94219825933920"/><text:span text:style-name="Page_20_Number"><text:span text:style-name="MT2"><text:user-defined style:data-style-name="N0" text:name="OLCBdate">Jun 24, 2024</text:user-defined></text:span></text:span><text:change-end text:change-id="ct94219825933920"/><text:change text:change-id="ct94219825934240"/></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15</meta:editing-cycles>
    <meta:editing-duration>P1DT6H39M40S</meta:editing-duration>
    <meta:generator>LibreOffice/24.2.0.3$Linux_X86_64 LibreOffice_project/420$Build-3</meta:generator>
    <dc:date>2024-06-30T20:26:40.846429819</dc:date>
    <dc:creator>Balazs Racz</dc:creator>
    <meta:document-statistic meta:table-count="5" meta:image-count="1" meta:object-count="0" meta:page-count="8" meta:paragraph-count="199" meta:word-count="2547" meta:character-count="14847" meta:non-whitespace-character-count="12493"/>
    <meta:user-defined meta:name="OLCBdate">Jun 24, 2024</meta:user-defined>
    <meta:user-defined meta:name="OLCBstatus">Draft</meta:user-defined>
    <meta:user-defined meta:name="OLCByear">2024</meta:user-defined>
  </office:meta>
</office:document-meta>
</file>